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Regular" style:font-family-generic="swiss"/>
    <style:font-face style:name="DejaVu Sans" svg:font-family="'DejaVu Sans'" style:font-adornments="Book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44in"/>
    </style:style>
    <style:style style:name="co2" style:family="table-column">
      <style:table-column-properties fo:break-before="auto" style:column-width="3.5972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437in"/>
    </style:style>
    <style:style style:name="co7" style:family="table-column">
      <style:table-column-properties fo:break-before="auto" style:column-width="0.5591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1091in"/>
    </style:style>
    <style:style style:name="co10" style:family="table-column">
      <style:table-column-properties fo:break-before="auto" style:column-width="0.7972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cell-protect="protected" style:print-content="false"/>
    </style:style>
    <style:style style:name="ce2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in"/>
      <style:text-properties fo:hyphenate="false"/>
    </style:style>
    <style:style style:name="ce3" style:family="table-cell" style:parent-style-name="Default">
      <style:table-cell-properties style:cell-protect="protected" style:print-content="false" style:text-align-source="fix" style:repeat-content="false"/>
      <style:paragraph-properties fo:text-align="center"/>
    </style:style>
    <style:style style:name="ce4" style:family="table-cell" style:parent-style-name="Default">
      <style:table-cell-properties style:cell-protect="protected" style:print-content="false"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 style:vertical-align="middle"/>
      <style:paragraph-properties fo:text-align="center" fo:margin-left="0in"/>
      <style:text-properties fo:hyphenate="false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5555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.6945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8335in"/>
    </style:style>
    <style:style style:name="ce15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 fo:margin-left="0in"/>
      <style:text-properties fo:hyphenate="fals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2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 fo:margin-left="0in"/>
      <style:text-properties fo:hyphenate="false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start" fo:margin-left="0.139in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start" fo:margin-left="0.278in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start" fo:margin-left="0.5555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start" fo:margin-left="0.139in"/>
      <style:text-properties fo:font-style="italic" style:font-style-asian="italic" style:font-style-complex="italic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start" fo:margin-left="0.278in"/>
      <style:text-properties fo:font-style="italic" style:font-style-asian="italic" style:font-style-complex="italic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start" fo:margin-left="0.5555in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start" fo:margin-left="0.6945in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start" fo:margin-left="0.4165in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start" fo:margin-left="0.4165in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start" fo:margin-left="0.6945in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start" fo:margin-left="0.8335in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start" fo:margin-left="0.4165in"/>
      <style:text-properties fo:font-style="italic" style:font-style-asian="italic" style:font-style-complex="italic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start" fo:margin-left="0.278in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start" fo:margin-left="0.278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start" fo:margin-left="0.139in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 style:data-style-name="N2"/>
    <style:style style:name="ce40" style:family="table-cell" style:parent-style-name="Default" style:data-style-name="N2">
      <style:text-properties fo:font-style="normal" style:font-style-asian="normal" style:font-style-complex="normal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start" fo:margin-left="0.278in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start" fo:margin-left="0.4165in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start" fo:margin-left="0.5555in"/>
      <style:text-properties fo:font-style="italic" style:font-style-asian="italic" style:font-style-complex="italic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start" fo:margin-left="0.972in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start" fo:margin-left="0.5555in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start" fo:margin-left="0.6945in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start" fo:margin-left="0.6945in"/>
      <style:text-properties fo:font-style="italic" style:font-style-asian="italic" style:font-style-complex="italic"/>
    </style:style>
    <style:style style:name="ce49" style:family="table-cell" style:parent-style-name="Default" style:data-style-name="N117">
      <style:table-cell-properties style:cell-protect="protected" style:print-content="false"/>
    </style:style>
    <style:style style:name="ce50" style:family="table-cell" style:parent-style-name="Default" style:data-style-name="N117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  <style:text-properties fo:hyphenate="false"/>
    </style:style>
    <style:style style:name="ce51" style:family="table-cell" style:parent-style-name="Default" style:data-style-name="N117">
      <style:table-cell-properties fo:border-bottom="0.0008in solid #000000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  <style:text-properties style:font-name="DejaVu Sans" fo:hyphenate="false"/>
    </style:style>
    <style:style style:name="ce52" style:family="table-cell" style:parent-style-name="Default" style:data-style-name="N117">
      <style:table-cell-properties style:text-align-source="fix" style:repeat-content="false"/>
      <style:paragraph-properties fo:text-align="center"/>
    </style:style>
    <style:style style:name="ce53" style:family="table-cell" style:parent-style-name="Default" style:data-style-name="N117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117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55" style:family="table-cell" style:parent-style-name="Default" style:data-style-name="N117">
      <style:table-cell-properties style:text-align-source="fix" style:repeat-content="false"/>
      <style:paragraph-properties fo:text-align="start" fo:margin-left="0.139in"/>
      <style:text-properties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117">
      <style:table-cell-properties style:text-align-source="fix" style:repeat-content="false"/>
      <style:paragraph-properties fo:text-align="start" fo:margin-left="0.278in"/>
      <style:text-properties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 style:data-style-name="N117">
      <style:table-cell-properties style:text-align-source="fix" style:repeat-content="false"/>
      <style:paragraph-properties fo:text-align="start" fo:margin-left="0.4165in"/>
      <style:text-properties style:font-name="Arial" fo:font-style="italic" fo:font-weight="normal" style:font-name-asian="SimSun" style:font-style-asian="italic" style:font-weight-asian="normal" style:font-name-complex="Mangal" style:font-style-complex="italic" style:font-weight-complex="normal"/>
    </style:style>
    <style:style style:name="ce58" style:family="table-cell" style:parent-style-name="Default" style:data-style-name="N117">
      <style:table-cell-properties style:text-align-source="fix" style:repeat-content="false"/>
      <style:paragraph-properties fo:text-align="start" fo:margin-left="0.4165in"/>
      <style:text-properties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117">
      <style:table-cell-properties style:text-align-source="fix" style:repeat-content="false"/>
      <style:paragraph-properties fo:text-align="start" fo:margin-left="0.139in"/>
      <style:text-properties fo:font-style="italic" style:font-style-asian="italic" style:font-style-complex="italic"/>
    </style:style>
    <style:style style:name="ce60" style:family="table-cell" style:parent-style-name="Default" style:data-style-name="N117">
      <style:table-cell-properties style:text-align-source="fix" style:repeat-content="false"/>
      <style:paragraph-properties fo:text-align="start" fo:margin-left="0.278in"/>
      <style:text-properties fo:font-style="italic" style:font-style-asian="italic" style:font-style-complex="italic"/>
    </style:style>
    <style:style style:name="ce61" style:family="table-cell" style:parent-style-name="Default" style:data-style-name="N117">
      <style:table-cell-properties style:text-align-source="fix" style:repeat-content="false"/>
      <style:paragraph-properties fo:text-align="start" fo:margin-left="0.4165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" style:family="table-cell" style:parent-style-name="Default" style:data-style-name="N117">
      <style:table-cell-properties style:text-align-source="fix" style:repeat-content="false"/>
      <style:paragraph-properties fo:text-align="start" fo:margin-left="0.5555in"/>
      <style:text-properties fo:font-style="italic" fo:font-weight="normal" style:font-style-asian="italic" style:font-weight-asian="normal" style:font-style-complex="italic" style:font-weight-complex="normal"/>
    </style:style>
    <style:style style:name="ce63" style:family="table-cell" style:parent-style-name="Default" style:data-style-name="N117">
      <style:table-cell-properties style:text-align-source="fix" style:repeat-content="false"/>
      <style:paragraph-properties fo:text-align="start" fo:margin-left="0.6945in"/>
      <style:text-properties fo:font-style="italic" fo:font-weight="normal" style:font-style-asian="italic" style:font-weight-asian="normal" style:font-style-complex="italic" style:font-weight-complex="normal"/>
    </style:style>
    <style:style style:name="ce64" style:family="table-cell" style:parent-style-name="Default" style:data-style-name="N117">
      <style:table-cell-properties style:text-align-source="fix" style:repeat-content="false"/>
      <style:paragraph-properties fo:text-align="start" fo:margin-left="0.8335in"/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 style:data-style-name="N117">
      <style:table-cell-properties style:text-align-source="fix" style:repeat-content="false"/>
      <style:paragraph-properties fo:text-align="start" fo:margin-left="0.4165in"/>
      <style:text-properties fo:font-style="italic" style:font-style-asian="italic" style:font-style-complex="italic"/>
    </style:style>
    <style:style style:name="ce66" style:family="table-cell" style:parent-style-name="Default" style:data-style-name="N117">
      <style:table-cell-properties style:text-align-source="fix" style:repeat-content="false"/>
      <style:paragraph-properties fo:text-align="start" fo:margin-left="0.278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7" style:family="table-cell" style:parent-style-name="Default" style:data-style-name="N117">
      <style:table-cell-properties style:text-align-source="fix" style:repeat-content="false"/>
      <style:paragraph-properties fo:text-align="start" fo:margin-left="0.5555in"/>
      <style:text-properties fo:font-weight="bold" style:font-weight-asian="bold" style:font-weight-complex="bold"/>
    </style:style>
    <style:style style:name="ce68" style:family="table-cell" style:parent-style-name="Default" style:data-style-name="N117">
      <style:table-cell-properties style:text-align-source="fix" style:repeat-content="false"/>
      <style:paragraph-properties fo:text-align="start" fo:margin-left="0.4165in"/>
      <style:text-properties fo:font-weight="bold" style:font-weight-asian="bold" style:font-weight-complex="bold"/>
    </style:style>
    <style:style style:name="ce69" style:family="table-cell" style:parent-style-name="Default" style:data-style-name="N117">
      <style:table-cell-properties style:text-align-source="fix" style:repeat-content="fals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0" style:family="table-cell" style:parent-style-name="Default" style:data-style-name="N117">
      <style:table-cell-properties style:text-align-source="fix" style:repeat-content="false"/>
      <style:paragraph-properties fo:text-align="start" fo:margin-left="0.278in"/>
      <style:text-properties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 style:data-style-name="N117"/>
    <style:style style:name="ce72" style:family="table-cell" style:parent-style-name="Default" style:data-style-name="N117">
      <style:text-properties fo:font-style="normal" style:font-style-asian="normal" style:font-style-complex="normal"/>
    </style:style>
    <style:style style:name="ce73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2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hyphenate="false"/>
    </style:style>
    <style:style style:name="ce75" style:family="table-cell" style:parent-style-name="Default" style:data-style-name="N2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hyphenate="false"/>
    </style:style>
    <style:style style:name="ce7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81" style:family="table-cell" style:parent-style-name="Default" style:data-style-name="N2">
      <style:table-cell-properties style:cell-protect="protected" style:print-content="false" style:text-align-source="fix" style:repeat-content="false"/>
      <style:paragraph-properties fo:text-align="center" fo:margin-left="0in"/>
    </style:style>
    <style:style style:name="ce8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4" style:family="table-cell" style:parent-style-name="Default" style:data-style-name="N2">
      <style:table-cell-properties style:cell-protect="protected" style:print-content="false"/>
    </style:style>
    <style:style style:name="ce85" style:family="table-cell" style:parent-style-name="Default" style:data-style-name="N117">
      <style:table-cell-properties style:cell-protect="protected" style:print-content="false"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hyphenate="false"/>
    </style:style>
    <style:style style:name="ce87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17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Arial1" fo:hyphenate="false"/>
    </style:style>
    <style:style style:name="ce89" style:family="table-cell" style:parent-style-name="Default" style:data-style-name="N10">
      <style:table-cell-properties fo:border-bottom="0.0008in solid #000000" style:cell-protect="protected" style:print-content="true" style:text-align-source="fix" style:repeat-content="false" fo:background-color="transparent" fo:wrap-option="wrap" fo:border-left="0.0008in solid #000000" fo:border-right="none" fo:border-top="none" style:vertical-align="middle"/>
      <style:paragraph-properties fo:text-align="center" fo:margin-left="0in"/>
      <style:text-properties fo:hyphenate="false"/>
    </style:style>
    <style:style style:name="ce90" style:family="table-cell" style:parent-style-name="Default" style:data-style-name="N10">
      <style:table-cell-properties fo:border-bottom="0.0008in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hyphenate="false"/>
    </style:style>
    <style:style style:name="ce9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in"/>
    </style:style>
    <style:style style:name="ce92" style:family="table-cell" style:parent-style-name="Progress-100">
      <style:table-cell-properties style:cell-protect="protected" style:print-content="true" style:text-align-source="fix" style:repeat-content="false"/>
      <style:paragraph-properties fo:text-align="center" fo:margin-left="0in"/>
    </style:style>
    <style:style style:name="ce93" style:family="table-cell" style:parent-style-name="Progress-050">
      <style:table-cell-properties style:cell-protect="protected" style:print-content="true" style:text-align-source="fix" style:repeat-content="false"/>
      <style:paragraph-properties fo:text-align="center" fo:margin-left="0in"/>
    </style:style>
    <style:style style:name="ce94" style:family="table-cell" style:parent-style-name="Progress-000">
      <style:table-cell-properties style:cell-protect="protected" style:print-content="true" style:text-align-source="fix" style:repeat-content="false"/>
      <style:paragraph-properties fo:text-align="center" fo:margin-left="0in"/>
    </style:style>
    <style:style style:name="ce95" style:family="table-cell" style:parent-style-name="Default">
      <style:table-cell-properties style:cell-protect="protected" style:print-content="true"/>
    </style:style>
    <style:style style:name="ce96" style:family="table-cell" style:parent-style-name="Default" style:data-style-name="N10">
      <style:table-cell-properties style:cell-protect="protected" style:print-content="false"/>
    </style:style>
    <style:style style:name="ce97" style:family="table-cell" style:parent-style-name="Default" style:data-style-name="N10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in"/>
      <style:text-properties fo:hyphenate="false"/>
    </style:style>
    <style:style style:name="ce98" style:family="table-cell" style:parent-style-name="Default" style:data-style-name="N10">
      <style:table-cell-properties style:cell-protect="protected" style:print-content="false" style:text-align-source="fix" style:repeat-content="false" fo:wrap-option="wrap" fo:border="none" style:vertical-align="middle"/>
      <style:paragraph-properties fo:text-align="center" fo:margin-left="0in"/>
      <style:text-properties fo:hyphenate="false"/>
    </style:style>
    <style:style style:name="ce99" style:family="table-cell" style:parent-style-name="Default" style:data-style-name="N10">
      <style:table-cell-properties style:cell-protect="protected" style:print-content="false" style:text-align-source="fix" style:repeat-content="false"/>
      <style:paragraph-properties fo:text-align="center"/>
    </style:style>
    <style:style style:name="ce100" style:family="table-cell" style:parent-style-name="Default">
      <style:table-cell-properties style:cell-protect="protected" style:print-content="false" style:text-align-source="fix" style:repeat-content="false" fo:wrap-option="no-wra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 fo:hyphenate="true"/>
    </style:style>
    <style:style style:name="ce101" style:family="table-cell" style:parent-style-name="Default">
      <style:table-cell-properties style:cell-protect="protected" style:print-content="false" style:text-align-source="fix" style:repeat-content="false" fo:wrap-option="wrap" fo:border="non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 fo:hyphenate="false"/>
    </style:style>
    <style:style style:name="ce102" style:family="table-cell" style:parent-style-name="Default" style:data-style-name="N2">
      <style:table-cell-properties style:cell-protect="protected" style:print-content="false" style:text-align-source="fix" style:repeat-content="false" fo:wrap-option="no-wrap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 fo:hyphenate="true"/>
    </style:style>
    <style:style style:name="ce103" style:family="table-cell" style:parent-style-name="Default" style:data-style-name="N2">
      <style:table-cell-properties style:cell-protect="protected" style:print-content="false" style:text-align-source="fix" style:repeat-content="false" fo:wrap-option="wrap" fo:border="none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 fo:hyphenate="false"/>
    </style:style>
    <style:style style:name="ce104" style:family="table-cell" style:parent-style-name="Default" style:data-style-name="N10">
      <style:table-cell-properties style:cell-protect="protected" style:print-content="false" style:text-align-source="fix" style:repeat-content="false" fo:background-color="transparent"/>
      <style:paragraph-properties fo:text-align="center" fo:margin-left="0in"/>
    </style:style>
    <style:style style:name="ce105" style:family="table-cell" style:parent-style-name="Default" style:data-style-name="N10">
      <style:table-cell-properties style:cell-protect="protected" style:print-content="false" style:text-align-source="fix" style:repeat-content="false" fo:background-color="transparent" fo:wrap-option="wrap" fo:border="none" style:vertical-align="middle"/>
      <style:paragraph-properties fo:text-align="center" fo:margin-left="0in"/>
      <style:text-properties fo:hyphenate="false"/>
    </style:style>
    <style:style style:name="ce106" style:family="table-cell" style:parent-style-name="Default" style:data-style-name="N10">
      <style:table-cell-properties fo:border-bottom="0.0008in solid #000000" style:cell-protect="protected" style:print-content="false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hyphenate="false"/>
    </style:style>
    <style:style style:name="ce107" style:family="table-cell" style:parent-style-name="Progress-100">
      <style:table-cell-properties style:cell-protect="protected" style:print-content="false" style:text-align-source="fix" style:repeat-content="false" fo:background-color="transparent"/>
      <style:paragraph-properties fo:text-align="center" fo:margin-left="0in"/>
    </style:style>
    <style:style style:name="ce108" style:family="table-cell" style:parent-style-name="Default">
      <style:table-cell-properties style:cell-protect="protected" style:print-content="false" style:text-align-source="fix" style:repeat-content="false"/>
      <style:paragraph-properties fo:text-align="start" fo:margin-left="0in"/>
    </style:style>
    <style:style style:name="ce109" style:family="table-cell" style:parent-style-name="Default">
      <style:table-cell-properties style:cell-protect="protected" style:print-content="false" style:text-align-source="fix" style:repeat-content="false" fo:wrap-option="wrap" fo:border="none" style:vertical-align="middle"/>
      <style:paragraph-properties fo:text-align="center" fo:margin-left="0in"/>
      <style:text-properties fo:hyphenate="false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hyphenate="false"/>
    </style:style>
    <style:style style:name="ce111" style:family="table-cell" style:parent-style-name="Default" style:data-style-name="N10"/>
    <style:style style:name="ce112" style:family="table-cell" style:parent-style-name="Progress-100" style:data-style-name="N10">
      <style:table-cell-properties fo:background-color="transparent"/>
    </style:style>
    <style:style style:name="T1" style:family="text">
      <style:text-properties style:font-name="Arial1"/>
    </style:style>
  </office:automatic-styles>
  <office:body>
    <office:spreadsheet>
      <table:table table:name="Work Uni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ce71"/>
        <table:table-column table:style-name="co7" table:number-columns-repeated="3" table:default-cell-style-name="ce16"/>
        <table:table-column table:style-name="co7" table:visibility="collapse" table:default-cell-style-name="Default"/>
        <table:table-column table:style-name="co7" table:default-cell-style-name="Default"/>
        <table:table-column table:style-name="co7" table:number-columns-repeated="2" table:default-cell-style-name="ce87"/>
        <table:table-column table:style-name="co8" table:default-cell-style-name="ce95"/>
        <table:table-column table:style-name="co9" table:default-cell-style-name="ce1"/>
        <table:table-column table:style-name="co10" table:visibility="collapse" table:default-cell-style-name="ce1"/>
        <table:table-column table:style-name="co8" table:default-cell-style-name="ce81"/>
        <table:table-column table:style-name="co8" table:default-cell-style-name="ce1"/>
        <table:table-column table:style-name="co5" table:default-cell-style-name="ce108"/>
        <table:table-column table:style-name="co5" table:default-cell-style-name="ce1"/>
        <table:table-column table:style-name="co5" table:number-columns-repeated="1004" table:default-cell-style-name="Default"/>
        <table:table-row table:style-name="ro1" table:number-rows-repeated="2">
          <table:table-cell table:style-name="ce1" table:number-columns-repeated="5"/>
          <table:table-cell table:style-name="ce49"/>
          <table:table-cell table:style-name="ce73"/>
          <table:table-cell table:style-name="ce81" table:number-columns-repeated="2"/>
          <table:table-cell table:style-name="ce84" table:number-columns-repeated="2"/>
          <table:table-cell table:style-name="ce85" table:number-columns-repeated="2"/>
          <table:table-cell table:style-name="ce73"/>
          <table:table-cell table:style-name="ce96"/>
          <table:table-cell table:style-name="ce100"/>
          <table:table-cell table:style-name="ce102"/>
          <table:table-cell table:style-name="ce104"/>
          <table:table-cell table:number-columns-repeated="2"/>
          <table:table-cell table:style-name="ce1" table:number-columns-repeated="1004"/>
        </table:table-row>
        <table:table-row table:style-name="ro1">
          <table:table-cell table:style-name="ce2"/>
          <table:table-cell table:style-name="ce5" office:value-type="string" table:number-columns-spanned="1" table:number-rows-spanned="2">
            <text:p>Work Unit</text:p>
          </table:table-cell>
          <table:table-cell table:style-name="ce15" office:value-type="string" table:number-columns-spanned="1" table:number-rows-spanned="2">
            <text:p>V1|2|3</text:p>
          </table:table-cell>
          <table:table-cell table:style-name="ce17" office:value-type="string" table:number-columns-spanned="1" table:number-rows-spanned="2">
            <text:p>Feb Est (hrs)</text:p>
          </table:table-cell>
          <table:table-cell table:style-name="ce17" office:value-type="string" table:number-columns-spanned="1" table:number-rows-spanned="2">
            <text:p>Feb Act</text:p>
          </table:table-cell>
          <table:table-cell table:style-name="ce50" office:value-type="string" table:number-columns-spanned="4" table:number-rows-spanned="1">
            <text:p>Hrs: 4/20 Est</text:p>
          </table:table-cell>
          <table:covered-table-cell table:number-columns-repeated="3" table:style-name="ce74"/>
          <table:table-cell table:style-name="ce75" office:value-type="string" table:number-columns-spanned="1" table:number-rows-spanned="2">
            <text:p>Est <text:span text:style-name="T1">Δ</text:span></text:p>
          </table:table-cell>
          <table:table-cell table:style-name="ce75"/>
          <table:table-cell table:style-name="ce86" office:value-type="string" table:number-columns-spanned="2" table:number-rows-spanned="1">
            <text:p>Hrs: 5/22 Act</text:p>
          </table:table-cell>
          <table:covered-table-cell table:style-name="ce86"/>
          <table:table-cell table:style-name="ce89" office:value-type="string" table:number-columns-spanned="1" table:number-rows-spanned="2">
            <text:p>%</text:p>
          </table:table-cell>
          <table:table-cell table:style-name="ce97"/>
          <table:table-cell table:style-name="ce101" office:value-type="string" table:number-columns-spanned="1" table:number-rows-spanned="2">
            <text:p>Feb Notes</text:p>
          </table:table-cell>
          <table:table-cell table:style-name="ce103" office:value-type="string" table:number-columns-spanned="1" table:number-rows-spanned="2">
            <text:p>Run'g Est</text:p>
          </table:table-cell>
          <table:table-cell table:style-name="ce105" office:value-type="string" table:number-columns-spanned="1" table:number-rows-spanned="2">
            <text:p>Progr's</text:p>
          </table:table-cell>
          <table:table-cell table:style-name="ce109" office:value-type="string" table:number-columns-spanned="1" table:number-rows-spanned="2">
            <text:p>4/20 Notes</text:p>
          </table:table-cell>
          <table:table-cell table:style-name="ce109" office:value-type="string" table:number-columns-spanned="1" table:number-rows-spanned="2">
            <text:p>Priority</text:p>
          </table:table-cell>
          <table:table-cell table:style-name="ce110" table:number-columns-repeated="997"/>
          <table:table-cell table:number-columns-repeated="7"/>
        </table:table-row>
        <table:table-row table:style-name="ro1">
          <table:table-cell table:style-name="ce2"/>
          <table:covered-table-cell table:style-name="ce5"/>
          <table:covered-table-cell table:style-name="ce15"/>
          <table:covered-table-cell table:number-columns-repeated="2" table:style-name="ce17"/>
          <table:table-cell table:style-name="ce51" office:value-type="string">
            <text:p>Σ</text:p>
          </table:table-cell>
          <table:table-cell table:style-name="ce75" office:value-type="string">
            <text:p>V1</text:p>
          </table:table-cell>
          <table:table-cell table:style-name="ce75" office:value-type="string">
            <text:p>V2</text:p>
          </table:table-cell>
          <table:table-cell table:style-name="ce75" office:value-type="string">
            <text:p>V3</text:p>
          </table:table-cell>
          <table:covered-table-cell table:style-name="ce75"/>
          <table:table-cell table:style-name="ce75"/>
          <table:table-cell table:style-name="ce51" office:value-type="string">
            <text:p>Σ</text:p>
          </table:table-cell>
          <table:table-cell table:style-name="ce88" office:value-type="string">
            <text:p>Δ</text:p>
          </table:table-cell>
          <table:covered-table-cell table:style-name="ce90"/>
          <table:table-cell table:style-name="ce98"/>
          <table:covered-table-cell table:style-name="ce101"/>
          <table:covered-table-cell table:style-name="ce103"/>
          <table:covered-table-cell table:style-name="ce106"/>
          <table:covered-table-cell table:style-name="ce109"/>
          <table:covered-table-cell table:style-name="ce2"/>
          <table:table-cell table:style-name="ce110" table:number-columns-repeated="997"/>
          <table:table-cell table:number-columns-repeated="7"/>
        </table:table-row>
        <table:table-row table:style-name="ro1">
          <table:table-cell table:style-name="ce3"/>
          <table:table-cell table:style-name="ce6" table:number-columns-repeated="2"/>
          <table:table-cell table:style-name="ce18" table:number-columns-repeated="2"/>
          <table:table-cell table:style-name="ce52"/>
          <table:table-cell table:style-name="ce76" table:number-columns-repeated="3"/>
          <table:table-cell table:style-name="ce18" table:number-columns-repeated="2"/>
          <table:table-cell table:number-columns-repeated="2"/>
          <table:table-cell table:style-name="ce91"/>
          <table:table-cell table:style-name="ce99"/>
          <table:table-cell table:style-name="ce100"/>
          <table:table-cell table:style-name="ce102"/>
          <table:table-cell table:style-name="ce104"/>
          <table:table-cell/>
          <table:table-cell table:style-name="ce3"/>
          <table:table-cell table:style-name="ce6" table:number-columns-repeated="997"/>
          <table:table-cell table:number-columns-repeated="7"/>
        </table:table-row>
        <table:table-row table:style-name="ro1">
          <table:table-cell table:style-name="ce3"/>
          <table:table-cell table:style-name="ce7" office:value-type="string">
            <text:p>Cycloplan (Cyclopath V1+V2)</text:p>
          </table:table-cell>
          <table:table-cell table:style-name="ce7"/>
          <table:table-cell table:style-name="ce19" table:formula="of:=SUM([.D8:.D354])" office:value-type="float" office:value="0">
            <text:p>0.00</text:p>
          </table:table-cell>
          <table:table-cell table:style-name="ce43"/>
          <table:table-cell table:style-name="ce53"/>
          <table:table-cell table:style-name="ce19" table:formula="of:=SUM([.G8:.G354])" office:value-type="float" office:value="144">
            <text:p>144.00</text:p>
          </table:table-cell>
          <table:table-cell table:style-name="ce19" table:formula="of:=SUM([.H8:.H354])" office:value-type="float" office:value="182.25">
            <text:p>182.25</text:p>
          </table:table-cell>
          <table:table-cell table:style-name="ce19" table:formula="of:=SUM([.I8:.I354])" office:value-type="float" office:value="3">
            <text:p>3.00</text:p>
          </table:table-cell>
          <table:table-cell table:style-name="ce18" table:formula="of:=SUM([.E6]+[.H6]-[.D6])" office:value-type="float" office:value="182.25">
            <text:p>182.25</text:p>
          </table:table-cell>
          <table:table-cell table:style-name="ce18"/>
          <table:table-cell/>
          <table:table-cell/>
          <table:table-cell table:style-name="ce92" table:formula="of:=SUM([.R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9"/>
          <table:table-cell table:style-name="ce100" office:value-type="string">
            <text:p>Cyclopath Version 100 (i.e., V2; V3 will be Version 1000).</text:p>
          </table:table-cell>
          <table:table-cell table:style-name="ce102"/>
          <table:table-cell table:style-name="ce107" table:formula="of:=SUM(IF([.Q6]&lt;&gt;0;[.L6]/[.Q6];1))" office:value-type="percentage" office:value="1">
            <text:p>100%</text:p>
          </table:table-cell>
          <table:table-cell/>
          <table:table-cell table:style-name="ce3"/>
          <table:table-cell table:style-name="ce6" table:number-columns-repeated="997"/>
          <table:table-cell table:number-columns-repeated="7"/>
        </table:table-row>
        <table:table-row table:style-name="ro1">
          <table:table-cell table:style-name="ce3"/>
          <table:table-cell table:style-name="ce6" table:number-columns-repeated="2"/>
          <table:table-cell table:style-name="ce18" table:number-columns-repeated="2"/>
          <table:table-cell table:style-name="ce52"/>
          <table:table-cell table:style-name="ce76" table:number-columns-repeated="3"/>
          <table:table-cell table:style-name="ce18" table:number-columns-repeated="2"/>
          <table:table-cell table:number-columns-repeated="2"/>
          <table:table-cell table:style-name="ce91"/>
          <table:table-cell table:style-name="ce99"/>
          <table:table-cell table:style-name="ce100"/>
          <table:table-cell table:style-name="ce102"/>
          <table:table-cell table:style-name="ce104"/>
          <table:table-cell/>
          <table:table-cell table:style-name="ce3"/>
          <table:table-cell table:style-name="ce6" table:number-columns-repeated="997"/>
          <table:table-cell table:number-columns-repeated="7"/>
        </table:table-row>
        <table:table-row-group>
          <table:table-row table:style-name="ro1">
            <table:table-cell table:style-name="ce1"/>
            <table:table-cell table:style-name="ce8" office:value-type="string">
              <text:p>Flashclient</text:p>
            </table:table-cell>
            <table:table-cell table:style-name="ce16" office:value-type="string">
              <text:p>V1</text:p>
            </table:table-cell>
            <table:table-cell table:style-name="ce20" office:value-type="string">
              <text:p>x</text:p>
            </table:table-cell>
            <table:table-cell table:style-name="ce25"/>
            <table:table-cell table:style-name="ce54" office:value-type="string">
              <text:p>x</text:p>
            </table:table-cell>
            <table:table-cell table:style-name="ce77"/>
            <table:table-cell/>
            <table:table-cell table:style-name="ce77"/>
            <table:table-cell table:style-name="ce18" table:formula="of:=SUM([.E8]+[.F8]-[.D8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8]&lt;&gt;0;[.L8]/[.Q8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9" office:value-type="string">
              <text:p>Gatekeeper</text:p>
            </table:table-cell>
            <table:table-cell table:style-name="ce16" office:value-type="string">
              <text:p>V1</text:p>
            </table:table-cell>
            <table:table-cell table:style-name="ce21" office:value-type="string">
              <text:p>x</text:p>
            </table:table-cell>
            <table:table-cell table:style-name="ce28"/>
            <table:table-cell table:style-name="ce55" office:value-type="string">
              <text:p>x</text:p>
            </table:table-cell>
            <table:table-cell table:style-name="ce78"/>
            <table:table-cell/>
            <table:table-cell table:style-name="ce82"/>
            <table:table-cell table:style-name="ce18" table:formula="of:=SUM([.E9]+[.F9]-[.D9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Probably okay</text:p>
            </table:table-cell>
            <table:table-cell table:style-name="ce102"/>
            <table:table-cell table:style-name="ce107" table:formula="of:=SUM(IF([.Q9]&lt;&gt;0;[.L9]/[.Q9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0" office:value-type="string">
              <text:p>Log In</text:p>
            </table:table-cell>
            <table:table-cell table:style-name="ce16" office:value-type="string">
              <text:p>V1</text:p>
            </table:table-cell>
            <table:table-cell table:style-name="ce22" office:value-type="string">
              <text:p>x</text:p>
            </table:table-cell>
            <table:table-cell table:style-name="ce44"/>
            <table:table-cell table:style-name="ce56" office:value-type="string">
              <text:p>x</text:p>
            </table:table-cell>
            <table:table-cell table:style-name="ce77"/>
            <table:table-cell/>
            <table:table-cell table:style-name="ce82"/>
            <table:table-cell table:style-name="ce18" table:formula="of:=SUM([.E10]+[.F10]-[.D10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1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10]&lt;&gt;0;[.L10]/[.Q10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Log In [Dialog]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57" table:formula="of:=SUM([.G11:.I11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ce78"/>
            <table:table-cell table:style-name="ce78"/>
            <table:table-cell table:style-name="ce18" table:formula="of:=SUM([.E11]+[.H11]-[.D11])" office:value-type="float" office:value="0">
              <text:p>0.00</text:p>
            </table:table-cell>
            <table:table-cell table:style-name="ce18"/>
            <table:table-cell office:value-type="float" office:value="0">
              <text:p>0.0</text:p>
            </table:table-cell>
            <table:table-cell table:formula="of:=SUM(IF([.F11]&lt;&gt;0;[.L11]/[.F11];0))" office:value-type="float" office:value="0">
              <text:p>0.0</text:p>
            </table:table-cell>
            <table:table-cell table:style-name="ce92" table:formula="of:=SUM([.R1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 table:formula="of:=SUM([.G11:.I11])" office:value-type="float" office:value="0">
              <text:p>0.00</text:p>
            </table:table-cell>
            <table:table-cell table:style-name="ce107" table:formula="of:=SUM(IF([.Q11]&lt;&gt;0;[.L11]/[.Q11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Sign Up [Wiki]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58" table:formula="of:=SUM([.G12:.I12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ce78"/>
            <table:table-cell table:style-name="ce78"/>
            <table:table-cell table:style-name="ce18" table:formula="of:=SUM([.E12]+[.H12]-[.D12])" office:value-type="float" office:value="0">
              <text:p>0.00</text:p>
            </table:table-cell>
            <table:table-cell table:style-name="ce18"/>
            <table:table-cell office:value-type="float" office:value="0">
              <text:p>0.0</text:p>
            </table:table-cell>
            <table:table-cell table:formula="of:=SUM(IF([.F12]&lt;&gt;0;[.L12]/[.F12];0))" office:value-type="float" office:value="0">
              <text:p>0.0</text:p>
            </table:table-cell>
            <table:table-cell table:style-name="ce92" table:formula="of:=SUM([.R1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 table:formula="of:=SUM([.G12:.I12])" office:value-type="float" office:value="0">
              <text:p>0.00</text:p>
            </table:table-cell>
            <table:table-cell table:style-name="ce107" table:formula="of:=SUM(IF([.Q12]&lt;&gt;0;[.L12]/[.Q12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Privacy Policy [Wiki; Pink is Private]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58" table:formula="of:=SUM([.G13:.I13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ce78"/>
            <table:table-cell table:style-name="ce78"/>
            <table:table-cell table:style-name="ce18" table:formula="of:=SUM([.E13]+[.H13]-[.D13])" office:value-type="float" office:value="0">
              <text:p>0.00</text:p>
            </table:table-cell>
            <table:table-cell table:style-name="ce18"/>
            <table:table-cell office:value-type="float" office:value="0">
              <text:p>0.0</text:p>
            </table:table-cell>
            <table:table-cell table:formula="of:=SUM(IF([.F13]&lt;&gt;0;[.L13]/[.F13];0))" office:value-type="float" office:value="0">
              <text:p>0.0</text:p>
            </table:table-cell>
            <table:table-cell table:style-name="ce92" table:formula="of:=SUM([.R1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 table:formula="of:=SUM([.G13:.I13])" office:value-type="float" office:value="0">
              <text:p>0.00</text:p>
            </table:table-cell>
            <table:table-cell table:style-name="ce107" table:formula="of:=SUM(IF([.Q13]&lt;&gt;0;[.L13]/[.Q13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Forgot Password [Wiki]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58" table:formula="of:=SUM([.G14:.I14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ce78"/>
            <table:table-cell table:style-name="ce78"/>
            <table:table-cell table:style-name="ce18" table:formula="of:=SUM([.E14]+[.H14]-[.D14])" office:value-type="float" office:value="0">
              <text:p>0.00</text:p>
            </table:table-cell>
            <table:table-cell table:style-name="ce18"/>
            <table:table-cell office:value-type="float" office:value="0">
              <text:p>0.0</text:p>
            </table:table-cell>
            <table:table-cell table:formula="of:=SUM(IF([.F14]&lt;&gt;0;[.L14]/[.F14];0))" office:value-type="float" office:value="0">
              <text:p>0.0</text:p>
            </table:table-cell>
            <table:table-cell table:style-name="ce92" table:formula="of:=SUM([.R1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 table:formula="of:=SUM([.G14:.I14])" office:value-type="float" office:value="0">
              <text:p>0.00</text:p>
            </table:table-cell>
            <table:table-cell table:style-name="ce107" table:formula="of:=SUM(IF([.Q14]&lt;&gt;0;[.L14]/[.Q14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Preserve Session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58" table:formula="of:=SUM([.G15:.I15])" office:value-type="float" office:value="2.5">
              <text:p>2.5</text:p>
            </table:table-cell>
            <table:table-cell table:style-name="ce78" office:value-type="float" office:value="2.5">
              <text:p>2.50</text:p>
            </table:table-cell>
            <table:table-cell table:style-name="ce78"/>
            <table:table-cell table:style-name="ce78"/>
            <table:table-cell table:style-name="ce18" table:formula="of:=SUM([.E15]+[.H15]-[.D15])" office:value-type="float" office:value="0">
              <text:p>0.00</text:p>
            </table:table-cell>
            <table:table-cell table:style-name="ce18"/>
            <table:table-cell office:value-type="float" office:value="1.25">
              <text:p>1.3</text:p>
            </table:table-cell>
            <table:table-cell table:formula="of:=SUM(IF([.F15]&lt;&gt;0;[.L15]/[.F15];0))" office:value-type="float" office:value="0.5">
              <text:p>0.5</text:p>
            </table:table-cell>
            <table:table-cell table:style-name="ce93" table:formula="of:=SUM([.R1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5">
              <text:p>50%</text:p>
            </table:table-cell>
            <table:table-cell/>
            <table:table-cell table:style-name="ce100"/>
            <table:table-cell table:style-name="ce102" table:formula="of:=SUM([.G15:.I15])" office:value-type="float" office:value="2.5">
              <text:p>2.50</text:p>
            </table:table-cell>
            <table:table-cell table:style-name="ce107" table:formula="of:=SUM(IF([.Q15]&lt;&gt;0;[.L15]/[.Q15];1))" office:value-type="percentage" office:value="0.5">
              <text:p>5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0" office:value-type="string">
              <text:p>Log Out</text:p>
            </table:table-cell>
            <table:table-cell table:style-name="ce16" office:value-type="string">
              <text:p>V1</text:p>
            </table:table-cell>
            <table:table-cell table:style-name="ce22" office:value-type="string">
              <text:p>x</text:p>
            </table:table-cell>
            <table:table-cell table:style-name="ce44"/>
            <table:table-cell table:style-name="ce56" office:value-type="string">
              <text:p>x</text:p>
            </table:table-cell>
            <table:table-cell table:style-name="ce77"/>
            <table:table-cell/>
            <table:table-cell table:style-name="ce82"/>
            <table:table-cell table:style-name="ce18" table:formula="of:=SUM([.E16]+[.F16]-[.D16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1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16]&lt;&gt;0;[.L16]/[.Q16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Unsaved Changes [Prompt]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58" table:formula="of:=SUM([.G17:.I17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ce78"/>
            <table:table-cell table:style-name="ce78"/>
            <table:table-cell table:style-name="ce18" table:formula="of:=SUM([.E17]+[.H17]-[.D17])" office:value-type="float" office:value="0">
              <text:p>0.00</text:p>
            </table:table-cell>
            <table:table-cell table:style-name="ce18"/>
            <table:table-cell office:value-type="float" office:value="0">
              <text:p>0.0</text:p>
            </table:table-cell>
            <table:table-cell table:formula="of:=SUM(IF([.F17]&lt;&gt;0;[.L17]/[.F17];0))" office:value-type="float" office:value="0">
              <text:p>0.0</text:p>
            </table:table-cell>
            <table:table-cell table:style-name="ce92" table:formula="of:=SUM([.R1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 table:formula="of:=SUM([.G17:.I17])" office:value-type="float" office:value="0">
              <text:p>0.00</text:p>
            </table:table-cell>
            <table:table-cell table:style-name="ce107" table:formula="of:=SUM(IF([.Q17]&lt;&gt;0;[.L17]/[.Q17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Cleanup Session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58" table:formula="of:=SUM([.G18:.I18])" office:value-type="float" office:value="0.5">
              <text:p>0.5</text:p>
            </table:table-cell>
            <table:table-cell table:style-name="ce78" office:value-type="float" office:value="0.5">
              <text:p>0.50</text:p>
            </table:table-cell>
            <table:table-cell table:style-name="ce78"/>
            <table:table-cell table:style-name="ce78"/>
            <table:table-cell table:style-name="ce18" table:formula="of:=SUM([.E18]+[.H18]-[.D18])" office:value-type="float" office:value="0">
              <text:p>0.00</text:p>
            </table:table-cell>
            <table:table-cell table:style-name="ce18"/>
            <table:table-cell office:value-type="float" office:value="0">
              <text:p>0.0</text:p>
            </table:table-cell>
            <table:table-cell table:formula="of:=SUM(IF([.F18]&lt;&gt;0;[.L18]/[.F18];0))" office:value-type="float" office:value="0">
              <text:p>0.0</text:p>
            </table:table-cell>
            <table:table-cell table:style-name="ce94" table:formula="of:=SUM([.R1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">
              <text:p>0%</text:p>
            </table:table-cell>
            <table:table-cell/>
            <table:table-cell table:style-name="ce100"/>
            <table:table-cell table:style-name="ce102" table:formula="of:=SUM([.G18:.I18])" office:value-type="float" office:value="0.5">
              <text:p>0.50</text:p>
            </table:table-cell>
            <table:table-cell table:style-name="ce107" table:formula="of:=SUM(IF([.Q18]&lt;&gt;0;[.L18]/[.Q18];1))" office:value-type="percentage" office:value="0">
              <text:p>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9" office:value-type="string">
              <text:p>Banner Tab Panels</text:p>
            </table:table-cell>
            <table:table-cell table:style-name="ce9" office:value-type="string">
              <text:p>V2</text:p>
            </table:table-cell>
            <table:table-cell table:style-name="ce24" office:value-type="string">
              <text:p>x</text:p>
            </table:table-cell>
            <table:table-cell table:style-name="ce25"/>
            <table:table-cell table:style-name="ce59" office:value-type="string">
              <text:p>x</text:p>
            </table:table-cell>
            <table:table-cell table:style-name="ce77"/>
            <table:table-cell/>
            <table:table-cell table:style-name="ce77"/>
            <table:table-cell table:style-name="ce18" table:formula="of:=SUM([.E19]+[.F19]-[.D19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1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19]&lt;&gt;0;[.L19]/[.Q19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0" office:value-type="string">
              <text:p>Maps</text:p>
            </table:table-cell>
            <table:table-cell table:style-name="ce9" office:value-type="string">
              <text:p>V2</text:p>
            </table:table-cell>
            <table:table-cell table:style-name="ce25" office:value-type="string">
              <text:p>x</text:p>
            </table:table-cell>
            <table:table-cell table:style-name="ce44"/>
            <table:table-cell table:style-name="ce60" office:value-type="string">
              <text:p>x</text:p>
            </table:table-cell>
            <table:table-cell table:style-name="ce77"/>
            <table:table-cell/>
            <table:table-cell table:style-name="ce77"/>
            <table:table-cell table:style-name="ce18" table:formula="of:=SUM([.E20]+[.F20]-[.D20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2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20]&lt;&gt;0;[.L20]/[.Q20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All My Maps</text:p>
            </table:table-cell>
            <table:table-cell table:style-name="ce9" office:value-type="string">
              <text:p>V2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1" office:value-type="string">
              <text:p>x</text:p>
            </table:table-cell>
            <table:table-cell table:style-name="ce78"/>
            <table:table-cell/>
            <table:table-cell table:style-name="ce83"/>
            <table:table-cell table:style-name="ce18" table:formula="of:=SUM([.E21]+[.F21]-[.D21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2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21]&lt;&gt;0;[.L21]/[.Q21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Branch List</text:p>
            </table:table-cell>
            <table:table-cell table:style-name="ce9" office:value-type="string">
              <text:p>V2</text:p>
            </table:table-cell>
            <table:table-cell table:style-name="ce26" office:value-type="string">
              <text:p>x</text:p>
            </table:table-cell>
            <table:table-cell table:style-name="ce31"/>
            <table:table-cell table:style-name="ce62" office:value-type="string">
              <text:p>x</text:p>
            </table:table-cell>
            <table:table-cell table:style-name="ce78"/>
            <table:table-cell/>
            <table:table-cell table:style-name="ce82"/>
            <table:table-cell table:style-name="ce18" table:formula="of:=SUM([.E22]+[.F22]-[.D22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2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22]&lt;&gt;0;[.L22]/[.Q22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3" office:value-type="string">
              <text:p>GWIS Get</text:p>
            </table:table-cell>
            <table:table-cell table:style-name="ce9" office:value-type="string">
              <text:p>V2</text:p>
            </table:table-cell>
            <table:table-cell table:style-name="ce27" office:value-type="float" office:value="0">
              <text:p>0.00</text:p>
            </table:table-cell>
            <table:table-cell table:style-name="ce45"/>
            <table:table-cell table:style-name="ce63" table:formula="of:=SUM([.G23:.I23])" office:value-type="float" office:value="2">
              <text:p>2.0</text:p>
            </table:table-cell>
            <table:table-cell table:style-name="ce78"/>
            <table:table-cell table:style-name="ce78" office:value-type="float" office:value="2">
              <text:p>2.00</text:p>
            </table:table-cell>
            <table:table-cell table:style-name="ce78"/>
            <table:table-cell table:style-name="ce18" table:formula="of:=SUM([.E23]+[.H23]-[.D23])" office:value-type="float" office:value="2">
              <text:p>2.00</text:p>
            </table:table-cell>
            <table:table-cell table:style-name="ce18"/>
            <table:table-cell/>
            <table:table-cell/>
            <table:table-cell table:style-name="ce92" table:formula="of:=SUM([.R2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23]&lt;&gt;0;[.L23]/[.Q23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3" office:value-type="string">
              <text:p>Branch List</text:p>
            </table:table-cell>
            <table:table-cell table:style-name="ce9" office:value-type="string">
              <text:p>V2</text:p>
            </table:table-cell>
            <table:table-cell table:style-name="ce27" office:value-type="float" office:value="0">
              <text:p>0.00</text:p>
            </table:table-cell>
            <table:table-cell table:style-name="ce45"/>
            <table:table-cell table:style-name="ce63" table:formula="of:=SUM([.G24:.I24])" office:value-type="float" office:value="2">
              <text:p>2.0</text:p>
            </table:table-cell>
            <table:table-cell table:style-name="ce78"/>
            <table:table-cell table:style-name="ce78" office:value-type="float" office:value="2">
              <text:p>2.00</text:p>
            </table:table-cell>
            <table:table-cell table:style-name="ce78"/>
            <table:table-cell table:style-name="ce18" table:formula="of:=SUM([.E24]+[.H24]-[.D24])" office:value-type="float" office:value="2">
              <text:p>2.00</text:p>
            </table:table-cell>
            <table:table-cell table:style-name="ce18"/>
            <table:table-cell/>
            <table:table-cell/>
            <table:table-cell table:style-name="ce92" table:formula="of:=SUM([.R2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24]&lt;&gt;0;[.L24]/[.Q24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Activate Branch</text:p>
            </table:table-cell>
            <table:table-cell table:style-name="ce9" office:value-type="string">
              <text:p>V2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25:.I25])" office:value-type="float" office:value="4">
              <text:p>4.0</text:p>
            </table:table-cell>
            <table:table-cell table:style-name="ce78"/>
            <table:table-cell table:style-name="ce78" office:value-type="float" office:value="4">
              <text:p>4.00</text:p>
            </table:table-cell>
            <table:table-cell table:style-name="ce78"/>
            <table:table-cell table:style-name="ce18" table:formula="of:=SUM([.E25]+[.H25]-[.D25])" office:value-type="float" office:value="4">
              <text:p>4.00</text:p>
            </table:table-cell>
            <table:table-cell table:style-name="ce18"/>
            <table:table-cell/>
            <table:table-cell/>
            <table:table-cell table:style-name="ce92" table:formula="of:=SUM([.R2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25]&lt;&gt;0;[.L25]/[.Q25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Learn More [Wiki]</text:p>
            </table:table-cell>
            <table:table-cell table:style-name="ce9" office:value-type="string">
              <text:p>V2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26:.I26])" office:value-type="float" office:value="1">
              <text:p>1.0</text:p>
            </table:table-cell>
            <table:table-cell table:style-name="ce78"/>
            <table:table-cell table:style-name="ce78" office:value-type="float" office:value="1">
              <text:p>1.00</text:p>
            </table:table-cell>
            <table:table-cell table:style-name="ce78"/>
            <table:table-cell table:style-name="ce18" table:formula="of:=SUM([.E26]+[.H26]-[.D26])" office:value-type="float" office:value="1">
              <text:p>1.00</text:p>
            </table:table-cell>
            <table:table-cell table:style-name="ce18"/>
            <table:table-cell/>
            <table:table-cell/>
            <table:table-cell table:style-name="ce92" table:formula="of:=SUM([.R2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26]&lt;&gt;0;[.L26]/[.Q26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Create Branch</text:p>
            </table:table-cell>
            <table:table-cell table:style-name="ce9" office:value-type="string">
              <text:p>Vn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27:.I27])" office:value-type="float" office:value="0">
              <text:p>0.0</text:p>
            </table:table-cell>
            <table:table-cell table:style-name="ce78"/>
            <table:table-cell table:style-name="Default"/>
            <table:table-cell table:style-name="ce78" office:value-type="float" office:value="0">
              <text:p>0.00</text:p>
            </table:table-cell>
            <table:table-cell table:style-name="ce18" table:formula="of:=SUM([.E27]+[.I27]-[.D27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2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27]&lt;&gt;0;[.L27]/[.Q27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Copy Branch</text:p>
            </table:table-cell>
            <table:table-cell table:style-name="ce9" office:value-type="string">
              <text:p>V2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28:.I28])" office:value-type="float" office:value="3">
              <text:p>3.0</text:p>
            </table:table-cell>
            <table:table-cell table:style-name="ce78"/>
            <table:table-cell table:style-name="ce78" office:value-type="float" office:value="3">
              <text:p>3.00</text:p>
            </table:table-cell>
            <table:table-cell table:style-name="ce78"/>
            <table:table-cell table:style-name="ce18" table:formula="of:=SUM([.E28]+[.H28]-[.D28])" office:value-type="float" office:value="3">
              <text:p>3.00</text:p>
            </table:table-cell>
            <table:table-cell table:style-name="ce18"/>
            <table:table-cell/>
            <table:table-cell/>
            <table:table-cell table:style-name="ce92" table:formula="of:=SUM([.R2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28]&lt;&gt;0;[.L28]/[.Q28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Merge Branch</text:p>
            </table:table-cell>
            <table:table-cell table:style-name="ce9" office:value-type="string">
              <text:p>V2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29:.I29])" office:value-type="float" office:value="4">
              <text:p>4.0</text:p>
            </table:table-cell>
            <table:table-cell table:style-name="ce78"/>
            <table:table-cell table:style-name="ce78" office:value-type="float" office:value="4">
              <text:p>4.00</text:p>
            </table:table-cell>
            <table:table-cell table:style-name="ce78"/>
            <table:table-cell table:style-name="ce18" table:formula="of:=SUM([.E29]+[.H29]-[.D29])" office:value-type="float" office:value="4">
              <text:p>4.00</text:p>
            </table:table-cell>
            <table:table-cell table:style-name="ce18"/>
            <table:table-cell/>
            <table:table-cell/>
            <table:table-cell table:style-name="ce92" table:formula="of:=SUM([.R2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29]&lt;&gt;0;[.L29]/[.Q29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Import Branch</text:p>
            </table:table-cell>
            <table:table-cell table:style-name="ce9" office:value-type="string">
              <text:p>Vn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30:.I30])" office:value-type="float" office:value="0">
              <text:p>0.0</text:p>
            </table:table-cell>
            <table:table-cell table:style-name="ce78"/>
            <table:table-cell table:style-name="ce78" office:value-type="float" office:value="0">
              <text:p>0.00</text:p>
            </table:table-cell>
            <table:table-cell table:style-name="ce78"/>
            <table:table-cell table:style-name="ce18" table:formula="of:=SUM([.E30]+[.H30]-[.D30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3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30]&lt;&gt;0;[.L30]/[.Q30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Export Branch</text:p>
            </table:table-cell>
            <table:table-cell table:style-name="ce9" office:value-type="string">
              <text:p>Vn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31:.I31])" office:value-type="float" office:value="0">
              <text:p>0.0</text:p>
            </table:table-cell>
            <table:table-cell table:style-name="ce78"/>
            <table:table-cell table:style-name="ce78" office:value-type="float" office:value="0">
              <text:p>0.00</text:p>
            </table:table-cell>
            <table:table-cell table:style-name="ce78"/>
            <table:table-cell table:style-name="ce18" table:formula="of:=SUM([.E31]+[.H31]-[.D31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3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31]&lt;&gt;0;[.L31]/[.Q31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Pagination</text:p>
            </table:table-cell>
            <table:table-cell table:style-name="ce9" office:value-type="string">
              <text:p>V3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32:.I32])" office:value-type="float" office:value="3">
              <text:p>3.0</text:p>
            </table:table-cell>
            <table:table-cell table:style-name="ce78"/>
            <table:table-cell table:style-name="ce78"/>
            <table:table-cell table:style-name="ce78" office:value-type="float" office:value="3">
              <text:p>3.00</text:p>
            </table:table-cell>
            <table:table-cell table:style-name="ce18" table:formula="of:=SUM([.E32]+[.H32]-[.D32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3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32]&lt;&gt;0;[.L32]/[.Q32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0" office:value-type="string">
              <text:p>Help [Panel]</text:p>
            </table:table-cell>
            <table:table-cell table:style-name="ce16" office:value-type="string">
              <text:p>V1</text:p>
            </table:table-cell>
            <table:table-cell table:style-name="ce25" office:value-type="string">
              <text:p>x</text:p>
            </table:table-cell>
            <table:table-cell table:style-name="ce44"/>
            <table:table-cell table:style-name="ce60" office:value-type="string">
              <text:p>x</text:p>
            </table:table-cell>
            <table:table-cell table:style-name="ce77"/>
            <table:table-cell/>
            <table:table-cell table:style-name="ce77"/>
            <table:table-cell table:style-name="ce18" table:formula="of:=SUM([.E33]+[.F33]-[.D33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3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33]&lt;&gt;0;[.L33]/[.Q33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Icons and Text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58" table:formula="of:=SUM([.G34:.I34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ce78"/>
            <table:table-cell table:style-name="ce78"/>
            <table:table-cell table:style-name="ce18" table:formula="of:=SUM([.E34]+[.H34]-[.D34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3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34]&lt;&gt;0;[.L34]/[.Q34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9" office:value-type="string">
              <text:p>Side Panel Tabs</text:p>
            </table:table-cell>
            <table:table-cell table:style-name="ce16" office:value-type="string">
              <text:p>V1</text:p>
            </table:table-cell>
            <table:table-cell table:style-name="ce24" office:value-type="string">
              <text:p>x</text:p>
            </table:table-cell>
            <table:table-cell table:style-name="ce32"/>
            <table:table-cell table:style-name="ce59" office:value-type="string">
              <text:p>x</text:p>
            </table:table-cell>
            <table:table-cell table:style-name="ce77"/>
            <table:table-cell/>
            <table:table-cell table:style-name="ce77"/>
            <table:table-cell table:style-name="ce18" table:formula="of:=SUM([.E35]+[.F35]-[.D35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3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35]&lt;&gt;0;[.L35]/[.Q35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0" office:value-type="string">
              <text:p>Side Panel Infrastructure</text:p>
            </table:table-cell>
            <table:table-cell table:style-name="ce16" office:value-type="string">
              <text:p>V1</text:p>
            </table:table-cell>
            <table:table-cell table:style-name="ce25" office:value-type="string">
              <text:p>x</text:p>
            </table:table-cell>
            <table:table-cell table:style-name="ce44"/>
            <table:table-cell table:style-name="ce60" office:value-type="string">
              <text:p>x</text:p>
            </table:table-cell>
            <table:table-cell table:style-name="ce77"/>
            <table:table-cell/>
            <table:table-cell table:style-name="ce77"/>
            <table:table-cell table:style-name="ce18" table:formula="of:=SUM([.E36]+[.F36]-[.D36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3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36]&lt;&gt;0;[.L36]/[.Q36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Side Panel Classes</text:p>
            </table:table-cell>
            <table:table-cell table:style-name="ce9" office:value-type="string">
              <text:p>V2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37:.I37])" office:value-type="float" office:value="1">
              <text:p>1.0</text:p>
            </table:table-cell>
            <table:table-cell table:style-name="ce78"/>
            <table:table-cell table:style-name="ce78" office:value-type="float" office:value="1">
              <text:p>1.00</text:p>
            </table:table-cell>
            <table:table-cell table:style-name="ce78"/>
            <table:table-cell table:style-name="ce18" table:formula="of:=SUM([.E37]+[.H37]-[.D37])" office:value-type="float" office:value="1">
              <text:p>1.00</text:p>
            </table:table-cell>
            <table:table-cell table:style-name="ce18"/>
            <table:table-cell/>
            <table:table-cell/>
            <table:table-cell table:style-name="ce92" table:formula="of:=SUM([.R3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Probably okay; test it</text:p>
            </table:table-cell>
            <table:table-cell table:style-name="ce102"/>
            <table:table-cell table:style-name="ce107" table:formula="of:=SUM(IF([.Q37]&lt;&gt;0;[.L37]/[.Q37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Detail Panels Classes</text:p>
            </table:table-cell>
            <table:table-cell table:style-name="ce9" office:value-type="string">
              <text:p>V2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38:.I38])" office:value-type="float" office:value="1">
              <text:p>1.0</text:p>
            </table:table-cell>
            <table:table-cell table:style-name="ce78"/>
            <table:table-cell table:style-name="ce78" office:value-type="float" office:value="1">
              <text:p>1.00</text:p>
            </table:table-cell>
            <table:table-cell table:style-name="ce78"/>
            <table:table-cell table:style-name="ce18" table:formula="of:=SUM([.E38]+[.H38]-[.D38])" office:value-type="float" office:value="1">
              <text:p>1.00</text:p>
            </table:table-cell>
            <table:table-cell table:style-name="ce18"/>
            <table:table-cell/>
            <table:table-cell/>
            <table:table-cell table:style-name="ce92" table:formula="of:=SUM([.R3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Probably okay; test it</text:p>
            </table:table-cell>
            <table:table-cell table:style-name="ce102"/>
            <table:table-cell table:style-name="ce107" table:formula="of:=SUM(IF([.Q38]&lt;&gt;0;[.L38]/[.Q38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Tab Navigator Icons/Tab Control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39:.I39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ce78"/>
            <table:table-cell table:style-name="ce78"/>
            <table:table-cell table:style-name="ce18" table:formula="of:=SUM([.E39]+[.H39]-[.D39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3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Probably okay; test it</text:p>
            </table:table-cell>
            <table:table-cell table:style-name="ce102"/>
            <table:table-cell table:style-name="ce107" table:formula="of:=SUM(IF([.Q39]&lt;&gt;0;[.L39]/[.Q39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Inter-Panel Nav, e.g., “Top » Current”</text:p>
            </table:table-cell>
            <table:table-cell table:style-name="ce9" office:value-type="string">
              <text:p>V2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40:.I40])" office:value-type="float" office:value="0.5">
              <text:p>0.5</text:p>
            </table:table-cell>
            <table:table-cell table:style-name="ce78"/>
            <table:table-cell table:style-name="ce78" office:value-type="float" office:value="0.5">
              <text:p>0.50</text:p>
            </table:table-cell>
            <table:table-cell table:style-name="ce78"/>
            <table:table-cell table:style-name="ce18" table:formula="of:=SUM([.E40]+[.H40]-[.D40])" office:value-type="float" office:value="0.5">
              <text:p>0.50</text:p>
            </table:table-cell>
            <table:table-cell table:style-name="ce18"/>
            <table:table-cell/>
            <table:table-cell/>
            <table:table-cell table:style-name="ce92" table:formula="of:=SUM([.R4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Probably okay; test it</text:p>
            </table:table-cell>
            <table:table-cell table:style-name="ce102"/>
            <table:table-cell table:style-name="ce107" table:formula="of:=SUM(IF([.Q40]&lt;&gt;0;[.L40]/[.Q40];1))" office:value-type="percentage" office:value="1">
              <text:p>100%</text:p>
            </table:table-cell>
            <table:table-cell table:number-columns-repeated="1006"/>
          </table:table-row>
          <table:table-row-group>
            <table:table-row table:style-name="ro1">
              <table:table-cell table:style-name="ce1"/>
              <table:table-cell table:style-name="ce10" office:value-type="string">
                <text:p>Routes</text:p>
              </table:table-cell>
              <table:table-cell table:style-name="ce16" office:value-type="string">
                <text:p>V1</text:p>
              </table:table-cell>
              <table:table-cell table:style-name="ce25" office:value-type="string">
                <text:p>x</text:p>
              </table:table-cell>
              <table:table-cell table:style-name="ce44"/>
              <table:table-cell table:style-name="ce60" office:value-type="string">
                <text:p>x</text:p>
              </table:table-cell>
              <table:table-cell table:style-name="ce77"/>
              <table:table-cell/>
              <table:table-cell table:style-name="ce77"/>
              <table:table-cell table:style-name="ce18" table:formula="of:=SUM([.E41]+[.F41]-[.D41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4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41]&lt;&gt;0;[.L41]/[.Q41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Find Route (Dialog)</text:p>
              </table:table-cell>
              <table:table-cell table:style-name="ce16" office:value-type="string">
                <text:p>V1</text:p>
              </table:table-cell>
              <table:table-cell table:style-name="ce29" office:value-type="string">
                <text:p>x</text:p>
              </table:table-cell>
              <table:table-cell table:style-name="ce27"/>
              <table:table-cell table:style-name="ce58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42]+[.F42]-[.D42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4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Probably okay; test it</text:p>
              </table:table-cell>
              <table:table-cell table:style-name="ce102"/>
              <table:table-cell table:style-name="ce107" table:formula="of:=SUM(IF([.Q42]&lt;&gt;0;[.L42]/[.Q42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GWIS Get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43:.I43])" office:value-type="float" office:value="7">
                <text:p>7.0</text:p>
              </table:table-cell>
              <table:table-cell table:style-name="ce78" office:value-type="float" office:value="7">
                <text:p>7.00</text:p>
              </table:table-cell>
              <table:table-cell table:style-name="ce78"/>
              <table:table-cell table:style-name="ce78"/>
              <table:table-cell table:style-name="ce18" table:formula="of:=SUM([.E43]+[.H43]-[.D43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4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43]&lt;&gt;0;[.L43]/[.Q43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Basics: From/To, Restore Defaults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44:.I44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78"/>
              <table:table-cell table:style-name="ce18" table:formula="of:=SUM([.E44]+[.H44]-[.D44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4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44]&lt;&gt;0;[.L44]/[.Q44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Tag Preferences</text:p>
              </table:table-cell>
              <table:table-cell table:style-name="ce16" office:value-type="string">
                <text:p>V1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45]+[.F45]-[.D45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4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45]&lt;&gt;0;[.L45]/[.Q45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Rating Slider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46:.I46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78"/>
              <table:table-cell table:style-name="ce18" table:formula="of:=SUM([.E46]+[.H46]-[.D46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4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46]&lt;&gt;0;[.L46]/[.Q46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Tag Prefs Widget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47:.I47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78"/>
              <table:table-cell table:style-name="ce18" table:formula="of:=SUM([.E47]+[.H47]-[.D47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4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47]&lt;&gt;0;[.L47]/[.Q47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Save Settings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48:.I48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78"/>
              <table:table-cell table:style-name="ce18" table:formula="of:=SUM([.E48]+[.H48]-[.D48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4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48]&lt;&gt;0;[.L48]/[.Q48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Finding Route Dialog.......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3" table:formula="of:=SUM([.G49:.I49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78"/>
              <table:table-cell table:style-name="ce18" table:formula="of:=SUM([.E49]+[.H49]-[.D49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4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49]&lt;&gt;0;[.L49]/[.Q49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Routes List</text:p>
              </table:table-cell>
              <table:table-cell table:style-name="ce16" office:value-type="string">
                <text:p>V1</text:p>
              </table:table-cell>
              <table:table-cell table:style-name="ce29" office:value-type="string">
                <text:p>x</text:p>
              </table:table-cell>
              <table:table-cell table:style-name="ce27"/>
              <table:table-cell table:style-name="ce58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50]+[.F50]-[.D50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5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Probably okay; test it</text:p>
              </table:table-cell>
              <table:table-cell table:style-name="ce102"/>
              <table:table-cell table:style-name="ce107" table:formula="of:=SUM(IF([.Q50]&lt;&gt;0;[.L50]/[.Q50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Basics: Clickable, Hide Old, All|None|Clear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27"/>
              <table:table-cell table:style-name="ce62" table:formula="of:=SUM([.G51:.I51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78"/>
              <table:table-cell table:style-name="ce18" table:formula="of:=SUM([.E51]+[.H51]-[.D51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5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Probably okay; test it</text:p>
              </table:table-cell>
              <table:table-cell table:style-name="ce102"/>
              <table:table-cell table:style-name="ce107" table:formula="of:=SUM(IF([.Q51]&lt;&gt;0;[.L51]/[.Q51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Routes List</text:p>
              </table:table-cell>
              <table:table-cell table:style-name="ce16" office:value-type="string">
                <text:p>V1</text:p>
              </table:table-cell>
              <table:table-cell table:style-name="ce26" office:value-type="string">
                <text:p>x</text:p>
              </table:table-cell>
              <table:table-cell table:style-name="ce27"/>
              <table:table-cell table:style-name="ce62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52]+[.F52]-[.D52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5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Probably okay; test it</text:p>
              </table:table-cell>
              <table:table-cell table:style-name="ce102"/>
              <table:table-cell table:style-name="ce107" table:formula="of:=SUM(IF([.Q52]&lt;&gt;0;[.L52]/[.Q52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Routes List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53:.I53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78"/>
              <table:table-cell table:style-name="ce18" table:formula="of:=SUM([.E53]+[.H53]-[.D53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5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53]&lt;&gt;0;[.L53]/[.Q53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Look-at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54:.I54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78"/>
              <table:table-cell table:style-name="ce18" table:formula="of:=SUM([.E54]+[.H54]-[.D54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5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54]&lt;&gt;0;[.L54]/[.Q54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Route Details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55:.I55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78"/>
              <table:table-cell table:style-name="ce18" table:formula="of:=SUM([.E55]+[.H55]-[.D55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5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55]&lt;&gt;0;[.L55]/[.Q55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Delete Route [from client]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56:.I56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78"/>
              <table:table-cell table:style-name="ce18" table:formula="of:=SUM([.E56]+[.H56]-[.D56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5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56]&lt;&gt;0;[.L56]/[.Q56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Route Details</text:p>
              </table:table-cell>
              <table:table-cell table:style-name="ce16" office:value-type="string">
                <text:p>V1</text:p>
              </table:table-cell>
              <table:table-cell table:style-name="ce29" office:value-type="string">
                <text:p>x</text:p>
              </table:table-cell>
              <table:table-cell table:style-name="ce27"/>
              <table:table-cell table:style-name="ce58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57]+[.F57]-[.D57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5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Probably okay; test it</text:p>
              </table:table-cell>
              <table:table-cell table:style-name="ce102"/>
              <table:table-cell table:style-name="ce107" table:formula="of:=SUM(IF([.Q57]&lt;&gt;0;[.L57]/[.Q57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Basics: Panel Design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58:.I58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Default"/>
              <table:table-cell table:style-name="ce78"/>
              <table:table-cell table:style-name="ce18" table:formula="of:=SUM([.E58]+[.G58]-[.D58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5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58]&lt;&gt;0;[.L58]/[.Q58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Feedback on this Route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59:.I59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Default"/>
              <table:table-cell table:style-name="ce78"/>
              <table:table-cell table:style-name="ce18" table:formula="of:=SUM([.E59]+[.G59]-[.D59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5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59]&lt;&gt;0;[.L59]/[.Q59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Create Link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60:.I60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Default"/>
              <table:table-cell table:style-name="ce78"/>
              <table:table-cell table:style-name="ce18" table:formula="of:=SUM([.E60]+[.G60]-[.D60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6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60]&lt;&gt;0;[.L60]/[.Q60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Color Route By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61:.I61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Default"/>
              <table:table-cell table:style-name="ce78"/>
              <table:table-cell table:style-name="ce18" table:formula="of:=SUM([.E61]+[.G61]-[.D61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6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61]&lt;&gt;0;[.L61]/[.Q61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Cue Sheet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62:.I62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Default"/>
              <table:table-cell table:style-name="ce78"/>
              <table:table-cell table:style-name="ce18" table:formula="of:=SUM([.E62]+[.G62]-[.D62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6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62]&lt;&gt;0;[.L62]/[.Q62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Printer Friendly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63:.I63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Default"/>
              <table:table-cell table:style-name="ce78"/>
              <table:table-cell table:style-name="ce18" table:formula="of:=SUM([.E63]+[.G63]-[.D63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6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63]&lt;&gt;0;[.L63]/[.Q63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As GPX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64:.I64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Default"/>
              <table:table-cell table:style-name="ce78"/>
              <table:table-cell table:style-name="ce18" table:formula="of:=SUM([.E64]+[.G64]-[.D64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6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64]&lt;&gt;0;[.L64]/[.Q64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0" office:value-type="string">
                <text:p>Items</text:p>
              </table:table-cell>
              <table:table-cell table:style-name="ce16" office:value-type="string">
                <text:p>V1</text:p>
              </table:table-cell>
              <table:table-cell table:style-name="ce25" office:value-type="string">
                <text:p>x</text:p>
              </table:table-cell>
              <table:table-cell table:style-name="ce44"/>
              <table:table-cell table:style-name="ce60" office:value-type="string">
                <text:p>x</text:p>
              </table:table-cell>
              <table:table-cell table:style-name="ce77"/>
              <table:table-cell/>
              <table:table-cell table:style-name="ce77"/>
              <table:table-cell table:style-name="ce18" table:formula="of:=SUM([.E65]+[.F65]-[.D65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6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65]&lt;&gt;0;[.L65]/[.Q65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Class Design</text:p>
              </table:table-cell>
              <table:table-cell table:style-name="ce16" office:value-type="string">
                <text:p>V2</text:p>
              </table:table-cell>
              <table:table-cell table:style-name="ce29" office:value-type="string">
                <text:p>x</text:p>
              </table:table-cell>
              <table:table-cell table:style-name="ce27"/>
              <table:table-cell table:style-name="ce58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66]+[.F66]-[.D66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6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Cleanup / Test Tags, Attachments, Discussions / GUI Tweaks (I think Basic Tab needs veritcal scrollbar for smaller monitors)</text:p>
              </table:table-cell>
              <table:table-cell table:style-name="ce102"/>
              <table:table-cell table:style-name="ce107" table:formula="of:=SUM(IF([.Q66]&lt;&gt;0;[.L66]/[.Q66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Item Versioned Classes</text:p>
              </table:table-cell>
              <table:table-cell table:style-name="ce16" office:value-type="string">
                <text:p>V2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table:formula="of:=SUM([.G67:.I67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67]+[.H67]-[.D67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6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67]&lt;&gt;0;[.L67]/[.Q67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Group Access Classes</text:p>
              </table:table-cell>
              <table:table-cell table:style-name="ce16" office:value-type="string">
                <text:p>V2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table:formula="of:=SUM([.G68:.I68])" office:value-type="float" office:value="4">
                <text:p>4.0</text:p>
              </table:table-cell>
              <table:table-cell table:style-name="ce78"/>
              <table:table-cell table:style-name="ce78" office:value-type="float" office:value="4">
                <text:p>4.00</text:p>
              </table:table-cell>
              <table:table-cell table:style-name="ce78"/>
              <table:table-cell table:style-name="ce18" table:formula="of:=SUM([.E68]+[.H68]-[.D68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6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68]&lt;&gt;0;[.L68]/[.Q68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Item Class Design</text:p>
              </table:table-cell>
              <table:table-cell table:style-name="ce16" office:value-type="string">
                <text:p>V2</text:p>
              </table:table-cell>
              <table:table-cell table:style-name="ce28" office:value-type="float" office:value="0">
                <text:p>0.00</text:p>
              </table:table-cell>
              <table:table-cell table:style-name="ce27"/>
              <table:table-cell table:style-name="ce58" table:formula="of:=SUM([.G69:.I69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69]+[.H69]-[.D69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6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Code cleanup / Conf setting to hide new panels</text:p>
              </table:table-cell>
              <table:table-cell table:style-name="ce102"/>
              <table:table-cell table:style-name="ce107" table:formula="of:=SUM(IF([.Q69]&lt;&gt;0;[.L69]/[.Q69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Panels and Widgets</text:p>
              </table:table-cell>
              <table:table-cell table:style-name="ce16" office:value-type="string">
                <text:p>V2</text:p>
              </table:table-cell>
              <table:table-cell table:style-name="ce29" office:value-type="string">
                <text:p>x</text:p>
              </table:table-cell>
              <table:table-cell table:style-name="ce27"/>
              <table:table-cell table:style-name="ce58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70]+[.F70]-[.D70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7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Cleanup / Test Tags, Attachments, Discussions / GUI Tweaks (I think Basic Tab needs veritcal scrollbar for smaller monitors)</text:p>
              </table:table-cell>
              <table:table-cell table:style-name="ce102"/>
              <table:table-cell table:style-name="ce107" table:formula="of:=SUM(IF([.Q70]&lt;&gt;0;[.L70]/[.Q70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Panel Class Design</text:p>
              </table:table-cell>
              <table:table-cell table:style-name="ce16" office:value-type="string">
                <text:p>V2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table:formula="of:=SUM([.G71:.I71])" office:value-type="float" office:value="0">
                <text:p>0.0</text:p>
              </table:table-cell>
              <table:table-cell table:style-name="ce78"/>
              <table:table-cell table:style-name="ce78" office:value-type="float" office:value="0">
                <text:p>0.00</text:p>
              </table:table-cell>
              <table:table-cell table:style-name="ce78"/>
              <table:table-cell table:style-name="ce18" table:formula="of:=SUM([.E71]+[.H71]-[.D71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7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71]&lt;&gt;0;[.L71]/[.Q71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Basic [Tab]</text:p>
              </table:table-cell>
              <table:table-cell table:style-name="ce16" office:value-type="string">
                <text:p>V2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72]+[.F72]-[.D72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7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72]&lt;&gt;0;[.L72]/[.Q72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Item Name [Label]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73:.I73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73]+[.G73]-[.D73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7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73]&lt;&gt;0;[.L73]/[.Q73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Extra [Tab]</text:p>
              </table:table-cell>
              <table:table-cell table:style-name="ce16" office:value-type="string">
                <text:p>V2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74]+[.F74]-[.D74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7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74]&lt;&gt;0;[.L74]/[.Q74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Email Updates</text:p>
              </table:table-cell>
              <table:table-cell table:style-name="ce16" office:value-type="string">
                <text:p>V2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75:.I75])" office:value-type="float" office:value="2">
                <text:p>2.0</text:p>
              </table:table-cell>
              <table:table-cell table:style-name="ce78"/>
              <table:table-cell table:style-name="ce78" office:value-type="float" office:value="2">
                <text:p>2.00</text:p>
              </table:table-cell>
              <table:table-cell table:style-name="ce78"/>
              <table:table-cell table:style-name="ce18" table:formula="of:=SUM([.E75]+[.H75]-[.D75])" office:value-type="float" office:value="2">
                <text:p>2.00</text:p>
              </table:table-cell>
              <table:table-cell table:style-name="ce18"/>
              <table:table-cell/>
              <table:table-cell/>
              <table:table-cell table:style-name="ce92" table:formula="of:=SUM([.R7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75]&lt;&gt;0;[.L75]/[.Q75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Edit Attributes</text:p>
              </table:table-cell>
              <table:table-cell table:style-name="ce16" office:value-type="string">
                <text:p>V1</text:p>
              </table:table-cell>
              <table:table-cell table:style-name="ce30" office:value-type="string">
                <text:p>x</text:p>
              </table:table-cell>
              <table:table-cell table:style-name="ce27"/>
              <table:table-cell table:style-name="ce63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76]+[.F76]-[.D76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7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76]&lt;&gt;0;[.L76]/[.Q76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GWIS Get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77:.I77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77]+[.H77]-[.D77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7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77]&lt;&gt;0;[.L77]/[.Q77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Attributes List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78:.I78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Default"/>
              <table:table-cell table:style-name="ce78"/>
              <table:table-cell table:style-name="ce18" table:formula="of:=SUM([.E78]+[.G78]-[.D78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7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78]&lt;&gt;0;[.L78]/[.Q78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Custom Widgets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79:.I79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79]+[.G79]-[.D79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7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79]&lt;&gt;0;[.L79]/[.Q79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Delete Item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80:.I80])" office:value-type="float" office:value="2">
                <text:p>2.0</text:p>
              </table:table-cell>
              <table:table-cell table:style-name="ce78" office:value-type="float" office:value="2">
                <text:p>2.00</text:p>
              </table:table-cell>
              <table:table-cell table:style-name="Default"/>
              <table:table-cell table:style-name="ce78"/>
              <table:table-cell table:style-name="ce18" table:formula="of:=SUM([.E80]+[.G80]-[.D80])" office:value-type="float" office:value="2">
                <text:p>2.00</text:p>
              </table:table-cell>
              <table:table-cell table:style-name="ce18"/>
              <table:table-cell/>
              <table:table-cell/>
              <table:table-cell table:style-name="ce92" table:formula="of:=SUM([.R8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80]&lt;&gt;0;[.L80]/[.Q80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Groups [Tab]</text:p>
              </table:table-cell>
              <table:table-cell table:style-name="ce16" office:value-type="string">
                <text:p>V2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81]+[.F81]-[.D81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8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81]&lt;&gt;0;[.L81]/[.Q81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User's Access [Label]</text:p>
              </table:table-cell>
              <table:table-cell table:style-name="ce16" office:value-type="string">
                <text:p>V2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82:.I82])" office:value-type="float" office:value="0">
                <text:p>0.0</text:p>
              </table:table-cell>
              <table:table-cell table:style-name="ce78"/>
              <table:table-cell table:style-name="ce78" office:value-type="float" office:value="0">
                <text:p>0.00</text:p>
              </table:table-cell>
              <table:table-cell table:style-name="ce78"/>
              <table:table-cell table:style-name="ce18" table:formula="of:=SUM([.E82]+[.H82]-[.D82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8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82]&lt;&gt;0;[.L82]/[.Q82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Item Scope [Label]</text:p>
              </table:table-cell>
              <table:table-cell table:style-name="ce16" office:value-type="string">
                <text:p>V2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83:.I83])" office:value-type="float" office:value="0">
                <text:p>0.0</text:p>
              </table:table-cell>
              <table:table-cell table:style-name="ce78"/>
              <table:table-cell table:style-name="ce78" office:value-type="float" office:value="0">
                <text:p>0.00</text:p>
              </table:table-cell>
              <table:table-cell table:style-name="ce78"/>
              <table:table-cell table:style-name="ce18" table:formula="of:=SUM([.E83]+[.H83]-[.D83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8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83]&lt;&gt;0;[.L83]/[.Q83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Group Access List</text:p>
              </table:table-cell>
              <table:table-cell table:style-name="ce16" office:value-type="string">
                <text:p>V2</text:p>
              </table:table-cell>
              <table:table-cell table:style-name="ce30" office:value-type="string">
                <text:p>x</text:p>
              </table:table-cell>
              <table:table-cell table:style-name="ce27"/>
              <table:table-cell table:style-name="ce63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84]+[.F84]-[.D84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8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84]&lt;&gt;0;[.L84]/[.Q84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GWIS Get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85:.I85])" office:value-type="float" office:value="4">
                <text:p>4.0</text:p>
              </table:table-cell>
              <table:table-cell table:style-name="ce78"/>
              <table:table-cell table:style-name="ce78" office:value-type="float" office:value="4">
                <text:p>4.00</text:p>
              </table:table-cell>
              <table:table-cell table:style-name="ce78"/>
              <table:table-cell table:style-name="ce18" table:formula="of:=SUM([.E85]+[.H85]-[.D85])" office:value-type="float" office:value="4">
                <text:p>4.00</text:p>
              </table:table-cell>
              <table:table-cell table:style-name="ce18"/>
              <table:table-cell/>
              <table:table-cell/>
              <table:table-cell table:style-name="ce92" table:formula="of:=SUM([.R8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85]&lt;&gt;0;[.L85]/[.Q85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GWIS Put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86:.I86])" office:value-type="float" office:value="4">
                <text:p>4.0</text:p>
              </table:table-cell>
              <table:table-cell table:style-name="ce78"/>
              <table:table-cell table:style-name="ce78" office:value-type="float" office:value="4">
                <text:p>4.00</text:p>
              </table:table-cell>
              <table:table-cell table:style-name="ce78"/>
              <table:table-cell table:style-name="ce18" table:formula="of:=SUM([.E86]+[.H86]-[.D86])" office:value-type="float" office:value="4">
                <text:p>4.00</text:p>
              </table:table-cell>
              <table:table-cell table:style-name="ce18"/>
              <table:table-cell/>
              <table:table-cell/>
              <table:table-cell table:style-name="ce92" table:formula="of:=SUM([.R8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86]&lt;&gt;0;[.L86]/[.Q86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Group Access List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87:.I87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87]+[.H87]-[.D87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8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87]&lt;&gt;0;[.L87]/[.Q87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Access Level Control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88:.I88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88]+[.H88]-[.D88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8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88]&lt;&gt;0;[.L88]/[.Q88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Delete/Deny Access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89:.I89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89]+[.H89]-[.D89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8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89]&lt;&gt;0;[.L89]/[.Q89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Make Public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90:.I90])" office:value-type="float" office:value="2">
                <text:p>2.0</text:p>
              </table:table-cell>
              <table:table-cell table:style-name="ce78"/>
              <table:table-cell table:style-name="ce78" office:value-type="float" office:value="2">
                <text:p>2.00</text:p>
              </table:table-cell>
              <table:table-cell table:style-name="ce78"/>
              <table:table-cell table:style-name="ce18" table:formula="of:=SUM([.E90]+[.H90]-[.D90])" office:value-type="float" office:value="2">
                <text:p>2.00</text:p>
              </table:table-cell>
              <table:table-cell table:style-name="ce18"/>
              <table:table-cell/>
              <table:table-cell/>
              <table:table-cell table:style-name="ce92" table:formula="of:=SUM([.R9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90]&lt;&gt;0;[.L90]/[.Q90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Make Private Copy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91:.I91])" office:value-type="float" office:value="2">
                <text:p>2.0</text:p>
              </table:table-cell>
              <table:table-cell table:style-name="ce78"/>
              <table:table-cell table:style-name="ce78" office:value-type="float" office:value="2">
                <text:p>2.00</text:p>
              </table:table-cell>
              <table:table-cell table:style-name="ce78"/>
              <table:table-cell table:style-name="ce18" table:formula="of:=SUM([.E91]+[.H91]-[.D91])" office:value-type="float" office:value="2">
                <text:p>2.00</text:p>
              </table:table-cell>
              <table:table-cell table:style-name="ce18"/>
              <table:table-cell/>
              <table:table-cell/>
              <table:table-cell table:style-name="ce92" table:formula="of:=SUM([.R9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91]&lt;&gt;0;[.L91]/[.Q91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Add User or Group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92:.I92])" office:value-type="float" office:value="4">
                <text:p>4.0</text:p>
              </table:table-cell>
              <table:table-cell table:style-name="ce78"/>
              <table:table-cell table:style-name="ce78" office:value-type="float" office:value="4">
                <text:p>4.00</text:p>
              </table:table-cell>
              <table:table-cell table:style-name="ce78"/>
              <table:table-cell table:style-name="ce18" table:formula="of:=SUM([.E92]+[.H92]-[.D92])" office:value-type="float" office:value="4">
                <text:p>4.00</text:p>
              </table:table-cell>
              <table:table-cell table:style-name="ce18"/>
              <table:table-cell/>
              <table:table-cell/>
              <table:table-cell table:style-name="ce92" table:formula="of:=SUM([.R9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92]&lt;&gt;0;[.L92]/[.Q92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Learn More [Wiki]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93:.I93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93]+[.H93]-[.D93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9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93]&lt;&gt;0;[.L93]/[.Q93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Geofeature Panels</text:p>
              </table:table-cell>
              <table:table-cell table:style-name="ce16" office:value-type="string">
                <text:p>V1</text:p>
              </table:table-cell>
              <table:table-cell table:style-name="ce29" office:value-type="string">
                <text:p>x</text:p>
              </table:table-cell>
              <table:table-cell table:style-name="ce27"/>
              <table:table-cell table:style-name="ce58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94]+[.F94]-[.D94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9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Cleanup / Test Tags, Attachments, Discussions / GUI Tweaks (I think Basic Tab needs veritcal scrollbar for smaller monitors)</text:p>
              </table:table-cell>
              <table:table-cell table:style-name="ce102"/>
              <table:table-cell table:style-name="ce107" table:formula="of:=SUM(IF([.Q94]&lt;&gt;0;[.L94]/[.Q94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Basic [Tab]</text:p>
              </table:table-cell>
              <table:table-cell table:style-name="ce16" office:value-type="string">
                <text:p>V2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95]+[.F95]-[.D95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9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95]&lt;&gt;0;[.L95]/[.Q95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Tags</text:p>
              </table:table-cell>
              <table:table-cell table:style-name="ce16" office:value-type="string">
                <text:p>V1</text:p>
              </table:table-cell>
              <table:table-cell table:style-name="ce30" office:value-type="string">
                <text:p>x</text:p>
              </table:table-cell>
              <table:table-cell table:style-name="ce27"/>
              <table:table-cell table:style-name="ce63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96]+[.F96]-[.D96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9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96]&lt;&gt;0;[.L96]/[.Q96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Show Tags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97:.I97])" office:value-type="float" office:value="0.25">
                <text:p>0.3</text:p>
              </table:table-cell>
              <table:table-cell table:style-name="ce78" office:value-type="float" office:value="0.25">
                <text:p>0.25</text:p>
              </table:table-cell>
              <table:table-cell table:style-name="Default"/>
              <table:table-cell table:style-name="ce78"/>
              <table:table-cell table:style-name="ce18" table:formula="of:=SUM([.E97]+[.G97]-[.D97])" office:value-type="float" office:value="0.25">
                <text:p>0.25</text:p>
              </table:table-cell>
              <table:table-cell table:style-name="ce18"/>
              <table:table-cell/>
              <table:table-cell/>
              <table:table-cell table:style-name="ce92" table:formula="of:=SUM([.R9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97]&lt;&gt;0;[.L97]/[.Q97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Add Tag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98:.I98])" office:value-type="float" office:value="0.25">
                <text:p>0.3</text:p>
              </table:table-cell>
              <table:table-cell table:style-name="ce78" office:value-type="float" office:value="0.25">
                <text:p>0.25</text:p>
              </table:table-cell>
              <table:table-cell table:style-name="Default"/>
              <table:table-cell table:style-name="ce78"/>
              <table:table-cell table:style-name="ce18" table:formula="of:=SUM([.E98]+[.G98]-[.D98])" office:value-type="float" office:value="0.25">
                <text:p>0.25</text:p>
              </table:table-cell>
              <table:table-cell table:style-name="ce18"/>
              <table:table-cell/>
              <table:table-cell/>
              <table:table-cell table:style-name="ce92" table:formula="of:=SUM([.R9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98]&lt;&gt;0;[.L98]/[.Q98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Delete Tag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99:.I99])" office:value-type="float" office:value="0.25">
                <text:p>0.3</text:p>
              </table:table-cell>
              <table:table-cell table:style-name="ce78" office:value-type="float" office:value="0.25">
                <text:p>0.25</text:p>
              </table:table-cell>
              <table:table-cell table:style-name="Default"/>
              <table:table-cell table:style-name="ce78"/>
              <table:table-cell table:style-name="ce18" table:formula="of:=SUM([.E99]+[.G99]-[.D99])" office:value-type="float" office:value="0.25">
                <text:p>0.25</text:p>
              </table:table-cell>
              <table:table-cell table:style-name="ce18"/>
              <table:table-cell/>
              <table:table-cell/>
              <table:table-cell table:style-name="ce92" table:formula="of:=SUM([.R9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99]&lt;&gt;0;[.L99]/[.Q99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Tags Help [Wiki]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00:.I100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00]+[.G100]-[.D100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0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00]&lt;&gt;0;[.L100]/[.Q100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Rating</text:p>
              </table:table-cell>
              <table:table-cell table:style-name="ce16" office:value-type="string">
                <text:p>V1</text:p>
              </table:table-cell>
              <table:table-cell table:style-name="ce30" office:value-type="string">
                <text:p>x</text:p>
              </table:table-cell>
              <table:table-cell table:style-name="ce27"/>
              <table:table-cell table:style-name="ce63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01]+[.F101]-[.D101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0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101]&lt;&gt;0;[.L101]/[.Q101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GWIS Get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02:.I102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Default"/>
              <table:table-cell table:style-name="ce78"/>
              <table:table-cell table:style-name="ce18" table:formula="of:=SUM([.E102]+[.G102]-[.D102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10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02]&lt;&gt;0;[.L102]/[.Q102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GWIS Put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03:.I103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Default"/>
              <table:table-cell table:style-name="ce78"/>
              <table:table-cell table:style-name="ce18" table:formula="of:=SUM([.E103]+[.G103]-[.D103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10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03]&lt;&gt;0;[.L103]/[.Q103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Show User's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04:.I104])" office:value-type="float" office:value="0.25">
                <text:p>0.3</text:p>
              </table:table-cell>
              <table:table-cell table:style-name="ce78" office:value-type="float" office:value="0.25">
                <text:p>0.25</text:p>
              </table:table-cell>
              <table:table-cell table:style-name="Default"/>
              <table:table-cell table:style-name="ce78"/>
              <table:table-cell table:style-name="ce18" table:formula="of:=SUM([.E104]+[.G104]-[.D104])" office:value-type="float" office:value="0.25">
                <text:p>0.25</text:p>
              </table:table-cell>
              <table:table-cell table:style-name="ce18"/>
              <table:table-cell/>
              <table:table-cell/>
              <table:table-cell table:style-name="ce92" table:formula="of:=SUM([.R10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04]&lt;&gt;0;[.L104]/[.Q104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Show Estimate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05:.I105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05]+[.G105]-[.D105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0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05]&lt;&gt;0;[.L105]/[.Q105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Ratings Help [Wiki]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06:.I106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06]+[.G106]-[.D106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0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06]&lt;&gt;0;[.L106]/[.Q106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Discussions</text:p>
              </table:table-cell>
              <table:table-cell table:style-name="ce16" office:value-type="string">
                <text:p>V1</text:p>
              </table:table-cell>
              <table:table-cell table:style-name="ce30" office:value-type="string">
                <text:p>x</text:p>
              </table:table-cell>
              <table:table-cell table:style-name="ce27"/>
              <table:table-cell table:style-name="ce63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07]+[.F107]-[.D107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0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107]&lt;&gt;0;[.L107]/[.Q107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Start New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08:.I108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Default"/>
              <table:table-cell table:style-name="ce78"/>
              <table:table-cell table:style-name="ce18" table:formula="of:=SUM([.E108]+[.G108]-[.D108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10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08]&lt;&gt;0;[.L108]/[.Q108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See Existing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09:.I109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Default"/>
              <table:table-cell table:style-name="ce78"/>
              <table:table-cell table:style-name="ce18" table:formula="of:=SUM([.E109]+[.G109]-[.D109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10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09]&lt;&gt;0;[.L109]/[.Q109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Notes</text:p>
              </table:table-cell>
              <table:table-cell table:style-name="ce16" office:value-type="string">
                <text:p>V1</text:p>
              </table:table-cell>
              <table:table-cell table:style-name="ce30" office:value-type="string">
                <text:p>x</text:p>
              </table:table-cell>
              <table:table-cell table:style-name="ce27"/>
              <table:table-cell table:style-name="ce63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10]+[.F110]-[.D110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1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110]&lt;&gt;0;[.L110]/[.Q110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Show Notes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11:.I111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11]+[.G111]-[.D111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1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11]&lt;&gt;0;[.L111]/[.Q111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Add Note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12:.I112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12]+[.G112]-[.D112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1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12]&lt;&gt;0;[.L112]/[.Q112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Edit Note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13:.I113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13]+[.G113]-[.D113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1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13]&lt;&gt;0;[.L113]/[.Q113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Delete Note</text:p>
              </table:table-cell>
              <table:table-cell table:style-name="ce16" office:value-type="string">
                <text:p>V1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14:.I114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14]+[.G114]-[.D114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1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14]&lt;&gt;0;[.L114]/[.Q114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Extra [Tab]</text:p>
              </table:table-cell>
              <table:table-cell table:style-name="ce16" office:value-type="string">
                <text:p>V2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15]+[.F115]-[.D115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1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15]&lt;&gt;0;[.L115]/[.Q115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Item Type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116:.I116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16]+[.G116]-[.D116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1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116]&lt;&gt;0;[.L116]/[.Q116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Branch Panels</text:p>
              </table:table-cell>
              <table:table-cell table:style-name="ce16" office:value-type="string">
                <text:p>V2</text:p>
              </table:table-cell>
              <table:table-cell table:style-name="ce29" office:value-type="string">
                <text:p>x</text:p>
              </table:table-cell>
              <table:table-cell table:style-name="ce27"/>
              <table:table-cell table:style-name="ce58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17]+[.F117]-[.D117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1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Code cleanup / Conf setting to hide new panels</text:p>
              </table:table-cell>
              <table:table-cell table:style-name="ce102"/>
              <table:table-cell table:style-name="ce107" table:formula="of:=SUM(IF([.Q117]&lt;&gt;0;[.L117]/[.Q117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Extra [Tab]</text:p>
              </table:table-cell>
              <table:table-cell table:style-name="ce16" office:value-type="string">
                <text:p>V2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18]+[.F118]-[.D118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1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18]&lt;&gt;0;[.L118]/[.Q118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Manage Attributes</text:p>
              </table:table-cell>
              <table:table-cell table:style-name="ce16" office:value-type="string">
                <text:p>V2</text:p>
              </table:table-cell>
              <table:table-cell table:style-name="ce30" office:value-type="string">
                <text:p>x</text:p>
              </table:table-cell>
              <table:table-cell table:style-name="ce27"/>
              <table:table-cell table:style-name="ce63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19]+[.F119]-[.D119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1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119]&lt;&gt;0;[.L119]/[.Q119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Add New Attribute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20:.I120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120]+[.H120]-[.D120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12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20]&lt;&gt;0;[.L120]/[.Q120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Edit Attribute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21:.I121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121]+[.H121]-[.D121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12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21]&lt;&gt;0;[.L121]/[.Q121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Move Up/Down in List</text:p>
              </table:table-cell>
              <table:table-cell table:style-name="ce16" office:value-type="string">
                <text:p>Vn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22:.I122])" office:value-type="float" office:value="0">
                <text:p>0.0</text:p>
              </table:table-cell>
              <table:table-cell table:style-name="ce78"/>
              <table:table-cell table:style-name="Default"/>
              <table:table-cell table:style-name="ce78" office:value-type="float" office:value="0">
                <text:p>0.00</text:p>
              </table:table-cell>
              <table:table-cell table:style-name="ce18" table:formula="of:=SUM([.E122]+[.I122]-[.D122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2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22]&lt;&gt;0;[.L122]/[.Q122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Delete Attribute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23:.I123])" office:value-type="float" office:value="0.25">
                <text:p>0.3</text:p>
              </table:table-cell>
              <table:table-cell table:style-name="ce78"/>
              <table:table-cell table:style-name="ce78" office:value-type="float" office:value="0.25">
                <text:p>0.25</text:p>
              </table:table-cell>
              <table:table-cell table:style-name="ce78"/>
              <table:table-cell table:style-name="ce18" table:formula="of:=SUM([.E123]+[.H123]-[.D123])" office:value-type="float" office:value="0.25">
                <text:p>0.25</text:p>
              </table:table-cell>
              <table:table-cell table:style-name="ce18"/>
              <table:table-cell/>
              <table:table-cell/>
              <table:table-cell table:style-name="ce92" table:formula="of:=SUM([.R12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23]&lt;&gt;0;[.L123]/[.Q123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Branch Conflicts [Tab]</text:p>
              </table:table-cell>
              <table:table-cell table:style-name="ce16" office:value-type="string">
                <text:p>V2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24]+[.F124]-[.D124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2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24]&lt;&gt;0;[.L124]/[.Q124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Conflicts List</text:p>
              </table:table-cell>
              <table:table-cell table:style-name="ce16" office:value-type="string">
                <text:p>V2</text:p>
              </table:table-cell>
              <table:table-cell table:style-name="ce30" office:value-type="string">
                <text:p>x</text:p>
              </table:table-cell>
              <table:table-cell table:style-name="ce31"/>
              <table:table-cell table:style-name="ce63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25]+[.F125]-[.D125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2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25]&lt;&gt;0;[.L125]/[.Q125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GWIS Get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26:.I126])" office:value-type="float" office:value="2">
                <text:p>2.0</text:p>
              </table:table-cell>
              <table:table-cell table:style-name="ce78"/>
              <table:table-cell table:style-name="ce78" office:value-type="float" office:value="2">
                <text:p>2.00</text:p>
              </table:table-cell>
              <table:table-cell table:style-name="ce78"/>
              <table:table-cell table:style-name="ce18" table:formula="of:=SUM([.E126]+[.H126]-[.D126])" office:value-type="float" office:value="2">
                <text:p>2.00</text:p>
              </table:table-cell>
              <table:table-cell table:style-name="ce18"/>
              <table:table-cell/>
              <table:table-cell/>
              <table:table-cell table:style-name="ce92" table:formula="of:=SUM([.R12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26]&lt;&gt;0;[.L126]/[.Q126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GWIS Put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27:.I127])" office:value-type="float" office:value="4">
                <text:p>4.0</text:p>
              </table:table-cell>
              <table:table-cell table:style-name="ce78"/>
              <table:table-cell table:style-name="ce78" office:value-type="float" office:value="4">
                <text:p>4.00</text:p>
              </table:table-cell>
              <table:table-cell table:style-name="ce78"/>
              <table:table-cell table:style-name="ce18" table:formula="of:=SUM([.E127]+[.H127]-[.D127])" office:value-type="float" office:value="4">
                <text:p>4.00</text:p>
              </table:table-cell>
              <table:table-cell table:style-name="ce18"/>
              <table:table-cell/>
              <table:table-cell/>
              <table:table-cell table:style-name="ce92" table:formula="of:=SUM([.R12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27]&lt;&gt;0;[.L127]/[.Q127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Conflicts List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28:.I128])" office:value-type="float" office:value="2">
                <text:p>2.0</text:p>
              </table:table-cell>
              <table:table-cell table:style-name="ce78"/>
              <table:table-cell table:style-name="ce78" office:value-type="float" office:value="2">
                <text:p>2.00</text:p>
              </table:table-cell>
              <table:table-cell table:style-name="ce78"/>
              <table:table-cell table:style-name="ce18" table:formula="of:=SUM([.E128]+[.H128]-[.D128])" office:value-type="float" office:value="2">
                <text:p>2.00</text:p>
              </table:table-cell>
              <table:table-cell table:style-name="ce18"/>
              <table:table-cell/>
              <table:table-cell/>
              <table:table-cell table:style-name="ce92" table:formula="of:=SUM([.R12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28]&lt;&gt;0;[.L128]/[.Q128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Zoom To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29:.I129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129]+[.H129]-[.D129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12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29]&lt;&gt;0;[.L129]/[.Q129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4" office:value-type="string">
                <text:p>Read Diff</text:p>
              </table:table-cell>
              <table:table-cell table:style-name="ce16" office:value-type="string">
                <text:p>V2</text:p>
              </table:table-cell>
              <table:table-cell table:style-name="ce31" office:value-type="float" office:value="0">
                <text:p>0.00</text:p>
              </table:table-cell>
              <table:table-cell table:style-name="ce45"/>
              <table:table-cell table:style-name="ce64" table:formula="of:=SUM([.G130:.I130])" office:value-type="float" office:value="8">
                <text:p>8.0</text:p>
              </table:table-cell>
              <table:table-cell table:style-name="ce78"/>
              <table:table-cell table:style-name="ce78" office:value-type="float" office:value="8">
                <text:p>8.00</text:p>
              </table:table-cell>
              <table:table-cell table:style-name="ce78"/>
              <table:table-cell table:style-name="ce18" table:formula="of:=SUM([.E130]+[.H130]-[.D130])" office:value-type="float" office:value="8">
                <text:p>8.00</text:p>
              </table:table-cell>
              <table:table-cell table:style-name="ce18"/>
              <table:table-cell/>
              <table:table-cell/>
              <table:table-cell table:style-name="ce92" table:formula="of:=SUM([.R13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30]&lt;&gt;0;[.L130]/[.Q130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Keep Mine</text:p>
              </table:table-cell>
              <table:table-cell table:style-name="ce16" office:value-type="string">
                <text:p>V2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31:.I131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131]+[.H131]-[.D131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13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31]&lt;&gt;0;[.L131]/[.Q131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Discard Mine</text:p>
              </table:table-cell>
              <table:table-cell table:style-name="ce16" office:value-type="string">
                <text:p>V2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32:.I132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132]+[.H132]-[.D132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13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32]&lt;&gt;0;[.L132]/[.Q132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Reload [Update Branch]</text:p>
              </table:table-cell>
              <table:table-cell table:style-name="ce16" office:value-type="string">
                <text:p>V2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33:.I133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133]+[.H133]-[.D133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13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33]&lt;&gt;0;[.L133]/[.Q133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Learn More [Wiki]</text:p>
              </table:table-cell>
              <table:table-cell table:style-name="ce16" office:value-type="string">
                <text:p>V2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34:.I134])" office:value-type="float" office:value="1">
                <text:p>1.0</text:p>
              </table:table-cell>
              <table:table-cell table:style-name="ce78"/>
              <table:table-cell table:style-name="ce78" office:value-type="float" office:value="1">
                <text:p>1.00</text:p>
              </table:table-cell>
              <table:table-cell table:style-name="ce78"/>
              <table:table-cell table:style-name="ce18" table:formula="of:=SUM([.E134]+[.H134]-[.D134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13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34]&lt;&gt;0;[.L134]/[.Q134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Select All | Select None</text:p>
              </table:table-cell>
              <table:table-cell table:style-name="ce16" office:value-type="string">
                <text:p>V2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35:.I135])" office:value-type="float" office:value="0.5">
                <text:p>0.5</text:p>
              </table:table-cell>
              <table:table-cell table:style-name="ce78"/>
              <table:table-cell table:style-name="ce78" office:value-type="float" office:value="0.5">
                <text:p>0.50</text:p>
              </table:table-cell>
              <table:table-cell table:style-name="ce78"/>
              <table:table-cell table:style-name="ce18" table:formula="of:=SUM([.E135]+[.H135]-[.D135])" office:value-type="float" office:value="0.5">
                <text:p>0.50</text:p>
              </table:table-cell>
              <table:table-cell table:style-name="ce18"/>
              <table:table-cell/>
              <table:table-cell/>
              <table:table-cell table:style-name="ce92" table:formula="of:=SUM([.R13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35]&lt;&gt;0;[.L135]/[.Q135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Pagination</text:p>
              </table:table-cell>
              <table:table-cell table:style-name="ce16" office:value-type="string">
                <text:p>Vn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36:.I136])" office:value-type="float" office:value="0">
                <text:p>0.0</text:p>
              </table:table-cell>
              <table:table-cell table:style-name="ce78"/>
              <table:table-cell table:style-name="ce78"/>
              <table:table-cell table:style-name="ce78" office:value-type="float" office:value="0">
                <text:p>0.00</text:p>
              </table:table-cell>
              <table:table-cell table:style-name="ce18" table:formula="of:=SUM([.E136]+[.H136]-[.D136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3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36]&lt;&gt;0;[.L136]/[.Q136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New Item Policy [Tab]</text:p>
              </table:table-cell>
              <table:table-cell table:style-name="ce16" office:value-type="string">
                <text:p>Vn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37:.I137])" office:value-type="float" office:value="0">
                <text:p>0.0</text:p>
              </table:table-cell>
              <table:table-cell table:style-name="ce78"/>
              <table:table-cell table:style-name="Default"/>
              <table:table-cell table:style-name="ce78" office:value-type="float" office:value="0">
                <text:p>0.00</text:p>
              </table:table-cell>
              <table:table-cell table:style-name="ce18" table:formula="of:=SUM([.E137]+[.I137]-[.D137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3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37]&lt;&gt;0;[.L137]/[.Q137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Byway Panel</text:p>
              </table:table-cell>
              <table:table-cell table:style-name="ce16" office:value-type="string">
                <text:p>V1</text:p>
              </table:table-cell>
              <table:table-cell table:style-name="ce29" office:value-type="string">
                <text:p>x</text:p>
              </table:table-cell>
              <table:table-cell table:style-name="ce27"/>
              <table:table-cell table:style-name="ce58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38]+[.F138]-[.D138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3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Code cleanup / Conf setting to hide new panels</text:p>
              </table:table-cell>
              <table:table-cell table:style-name="ce102"/>
              <table:table-cell table:style-name="ce107" table:formula="of:=SUM(IF([.Q138]&lt;&gt;0;[.L138]/[.Q138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Extra [Tab]</text:p>
              </table:table-cell>
              <table:table-cell table:style-name="ce16" office:value-type="string">
                <text:p>V1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39]+[.F139]-[.D139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3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39]&lt;&gt;0;[.L139]/[.Q139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Merge Items [Applies to: Byway]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27"/>
              <table:table-cell table:style-name="ce63" table:formula="of:=SUM([.G140:.I140])" office:value-type="float" office:value="1">
                <text:p>1.0</text:p>
              </table:table-cell>
              <table:table-cell table:style-name="ce78" office:value-type="float" office:value="1">
                <text:p>1.00</text:p>
              </table:table-cell>
              <table:table-cell table:style-name="Default"/>
              <table:table-cell table:style-name="ce78"/>
              <table:table-cell table:style-name="ce18" table:formula="of:=SUM([.E140]+[.G140]-[.D140])" office:value-type="float" office:value="1">
                <text:p>1.00</text:p>
              </table:table-cell>
              <table:table-cell table:style-name="ce18"/>
              <table:table-cell/>
              <table:table-cell/>
              <table:table-cell table:style-name="ce92" table:formula="of:=SUM([.R14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Finish Testing</text:p>
              </table:table-cell>
              <table:table-cell table:style-name="ce102"/>
              <table:table-cell table:style-name="ce107" table:formula="of:=SUM(IF([.Q140]&lt;&gt;0;[.L140]/[.Q140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Annotation Panel</text:p>
              </table:table-cell>
              <table:table-cell table:style-name="ce16" office:value-type="string">
                <text:p>V1</text:p>
              </table:table-cell>
              <table:table-cell table:style-name="ce29" office:value-type="string">
                <text:p>x</text:p>
              </table:table-cell>
              <table:table-cell table:style-name="ce27"/>
              <table:table-cell table:style-name="ce58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41]+[.F141]-[.D141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4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Code cleanup / Conf setting to hide new panels</text:p>
              </table:table-cell>
              <table:table-cell table:style-name="ce102"/>
              <table:table-cell table:style-name="ce107" table:formula="of:=SUM(IF([.Q141]&lt;&gt;0;[.L141]/[.Q141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Basic [Tab]</text:p>
              </table:table-cell>
              <table:table-cell table:style-name="ce16" office:value-type="string">
                <text:p>V2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42]+[.F142]-[.D142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4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42]&lt;&gt;0;[.L142]/[.Q142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Edit Comments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43:.I143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43]+[.G143]-[.D143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4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43]&lt;&gt;0;[.L143]/[.Q143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Extra [Tab]</text:p>
              </table:table-cell>
              <table:table-cell table:style-name="ce16" office:value-type="string">
                <text:p>V2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44]+[.F144]-[.D144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4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44]&lt;&gt;0;[.L144]/[.Q144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Add To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45:.I145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45]+[.G145]-[.D145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4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45]&lt;&gt;0;[.L145]/[.Q145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Remove From</text:p>
              </table:table-cell>
              <table:table-cell table:style-name="ce16" office:value-type="string">
                <text:p>V1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46:.I146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46]+[.G146]-[.D146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4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46]&lt;&gt;0;[.L146]/[.Q146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Attribute Panel</text:p>
              </table:table-cell>
              <table:table-cell table:style-name="ce16" office:value-type="string">
                <text:p>V2</text:p>
              </table:table-cell>
              <table:table-cell table:style-name="ce29" office:value-type="string">
                <text:p>x</text:p>
              </table:table-cell>
              <table:table-cell table:style-name="ce27"/>
              <table:table-cell table:style-name="ce58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47]+[.F147]-[.D147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4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Code cleanup / Conf setting to hide new panels</text:p>
              </table:table-cell>
              <table:table-cell table:style-name="ce102"/>
              <table:table-cell table:style-name="ce107" table:formula="of:=SUM(IF([.Q147]&lt;&gt;0;[.L147]/[.Q147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Basic [Tab]</text:p>
              </table:table-cell>
              <table:table-cell table:style-name="ce16" office:value-type="string">
                <text:p>V2</text:p>
              </table:table-cell>
              <table:table-cell table:style-name="ce26" office:value-type="string">
                <text:p>x</text:p>
              </table:table-cell>
              <table:table-cell table:style-name="ce31"/>
              <table:table-cell table:style-name="ce62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48]+[.F148]-[.D148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4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48]&lt;&gt;0;[.L148]/[.Q148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Value Type</text:p>
              </table:table-cell>
              <table:table-cell table:style-name="ce16" office:value-type="string">
                <text:p>V2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49:.I149])" office:value-type="float" office:value="0">
                <text:p>0.0</text:p>
              </table:table-cell>
              <table:table-cell table:style-name="ce78"/>
              <table:table-cell table:style-name="ce78" office:value-type="float" office:value="0">
                <text:p>0.00</text:p>
              </table:table-cell>
              <table:table-cell table:style-name="ce78"/>
              <table:table-cell table:style-name="ce18" table:formula="of:=SUM([.E149]+[.H149]-[.D149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4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49]&lt;&gt;0;[.L149]/[.Q149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Multiple Okay</text:p>
              </table:table-cell>
              <table:table-cell table:style-name="ce16" office:value-type="string">
                <text:p>V2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50:.I150])" office:value-type="float" office:value="0">
                <text:p>0.0</text:p>
              </table:table-cell>
              <table:table-cell table:style-name="ce78"/>
              <table:table-cell table:style-name="ce78" office:value-type="float" office:value="0">
                <text:p>0.00</text:p>
              </table:table-cell>
              <table:table-cell table:style-name="ce78"/>
              <table:table-cell table:style-name="ce18" table:formula="of:=SUM([.E150]+[.H150]-[.D150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5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50]&lt;&gt;0;[.L150]/[.Q150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Hints &amp; Units</text:p>
              </table:table-cell>
              <table:table-cell table:style-name="ce16" office:value-type="string">
                <text:p>V2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51:.I151])" office:value-type="float" office:value="0">
                <text:p>0.0</text:p>
              </table:table-cell>
              <table:table-cell table:style-name="ce78"/>
              <table:table-cell table:style-name="ce78" office:value-type="float" office:value="0">
                <text:p>0.00</text:p>
              </table:table-cell>
              <table:table-cell table:style-name="ce78"/>
              <table:table-cell table:style-name="ce18" table:formula="of:=SUM([.E151]+[.H151]-[.D151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5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51]&lt;&gt;0;[.L151]/[.Q151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3" office:value-type="string">
                <text:p>Appies To</text:p>
              </table:table-cell>
              <table:table-cell table:style-name="ce16" office:value-type="string">
                <text:p>V2</text:p>
              </table:table-cell>
              <table:table-cell table:style-name="ce27" office:value-type="float" office:value="0">
                <text:p>0.00</text:p>
              </table:table-cell>
              <table:table-cell table:style-name="ce31"/>
              <table:table-cell table:style-name="ce63" table:formula="of:=SUM([.G152:.I152])" office:value-type="float" office:value="0">
                <text:p>0.0</text:p>
              </table:table-cell>
              <table:table-cell table:style-name="ce78"/>
              <table:table-cell table:style-name="ce78" office:value-type="float" office:value="0">
                <text:p>0.00</text:p>
              </table:table-cell>
              <table:table-cell table:style-name="ce78"/>
              <table:table-cell table:style-name="ce18" table:formula="of:=SUM([.E152]+[.H152]-[.D152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5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52]&lt;&gt;0;[.L152]/[.Q152];1))" office:value-type="percentage" office:value="1">
                <text:p>100%</text:p>
              </table:table-cell>
              <table:table-cell table:number-columns-repeated="1006"/>
            </table:table-row>
          </table:table-row-group>
          <table:table-row-group>
            <table:table-row table:style-name="ro1">
              <table:table-cell table:style-name="ce1"/>
              <table:table-cell table:style-name="ce10" office:value-type="string">
                <text:p>Settings</text:p>
              </table:table-cell>
              <table:table-cell table:style-name="ce16" office:value-type="string">
                <text:p>V1</text:p>
              </table:table-cell>
              <table:table-cell table:style-name="ce25" office:value-type="string">
                <text:p>x</text:p>
              </table:table-cell>
              <table:table-cell table:style-name="ce44"/>
              <table:table-cell table:style-name="ce60" office:value-type="string">
                <text:p>x</text:p>
              </table:table-cell>
              <table:table-cell table:style-name="ce77"/>
              <table:table-cell/>
              <table:table-cell table:style-name="ce77"/>
              <table:table-cell table:style-name="ce18" table:formula="of:=SUM([.E153]+[.F153]-[.D153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5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53]&lt;&gt;0;[.L153]/[.Q153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Options [Tab]</text:p>
              </table:table-cell>
              <table:table-cell table:style-name="ce16" office:value-type="string">
                <text:p>V2</text:p>
              </table:table-cell>
              <table:table-cell table:style-name="ce29" office:value-type="string">
                <text:p>x</text:p>
              </table:table-cell>
              <table:table-cell table:style-name="ce27"/>
              <table:table-cell table:style-name="ce58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54]+[.F154]-[.D154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5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Probably okay; test it</text:p>
              </table:table-cell>
              <table:table-cell table:style-name="ce102"/>
              <table:table-cell table:style-name="ce107" table:formula="of:=SUM(IF([.Q154]&lt;&gt;0;[.L154]/[.Q154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Connectivity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155:.I155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55]+[.G155]-[.D155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5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55]&lt;&gt;0;[.L155]/[.Q155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Tooltips on Blocks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156:.I156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56]+[.G156]-[.D156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5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56]&lt;&gt;0;[.L156]/[.Q156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Regions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157:.I157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57]+[.G157]-[.D157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5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57]&lt;&gt;0;[.L157]/[.Q157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Sticky Intersections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158:.I158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58]+[.G158]-[.D158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5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58]&lt;&gt;0;[.L158]/[.Q158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Aerial Photos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159:.I159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59]+[.G159]-[.D159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5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59]&lt;&gt;0;[.L159]/[.Q159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Aerial: Vector Transparency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160:.I160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60]+[.G160]-[.D160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6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60]&lt;&gt;0;[.L160]/[.Q160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Tag Filter List [Tab]</text:p>
              </table:table-cell>
              <table:table-cell table:style-name="ce16" office:value-type="string">
                <text:p>V2</text:p>
              </table:table-cell>
              <table:table-cell table:style-name="ce29" office:value-type="string">
                <text:p>x</text:p>
              </table:table-cell>
              <table:table-cell table:style-name="ce27"/>
              <table:table-cell table:style-name="ce58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61]+[.F161]-[.D161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6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Used new item classes, but probably okay / Fix: GUI panel falls below Control Panel</text:p>
              </table:table-cell>
              <table:table-cell table:style-name="ce102"/>
              <table:table-cell table:style-name="ce107" table:formula="of:=SUM(IF([.Q161]&lt;&gt;0;[.L161]/[.Q161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Tag Filter List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162:.I162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62]+[.G162]-[.D162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6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62]&lt;&gt;0;[.L162]/[.Q162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Check All, Check None</text:p>
              </table:table-cell>
              <table:table-cell table:style-name="ce16" office:value-type="string">
                <text:p>V1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163:.I163])" office:value-type="float" office:value="0">
                <text:p>0.0</text:p>
              </table:table-cell>
              <table:table-cell table:style-name="ce78" office:value-type="float" office:value="0">
                <text:p>0.00</text:p>
              </table:table-cell>
              <table:table-cell table:style-name="Default"/>
              <table:table-cell table:style-name="ce78"/>
              <table:table-cell table:style-name="ce18" table:formula="of:=SUM([.E163]+[.G163]-[.D163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6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63]&lt;&gt;0;[.L163]/[.Q163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1" office:value-type="string">
                <text:p>User Account [Tab]</text:p>
              </table:table-cell>
              <table:table-cell table:style-name="ce16" office:value-type="string">
                <text:p>Vn</text:p>
              </table:table-cell>
              <table:table-cell table:style-name="ce29" office:value-type="string">
                <text:p>x</text:p>
              </table:table-cell>
              <table:table-cell table:style-name="ce27"/>
              <table:table-cell table:style-name="ce58" office:value-type="string">
                <text:p>x</text:p>
              </table:table-cell>
              <table:table-cell table:style-name="ce78"/>
              <table:table-cell/>
              <table:table-cell table:style-name="ce82"/>
              <table:table-cell table:style-name="ce18" table:formula="of:=SUM([.E164]+[.F164]-[.D164])" office:value-type="float" office:value="0">
                <text:p>#VALUE!</text:p>
              </table:table-cell>
              <table:table-cell table:style-name="ce18"/>
              <table:table-cell/>
              <table:table-cell/>
              <table:table-cell table:style-name="ce92" table:formula="of:=SUM([.R16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 office:value-type="string">
                <text:p>Used new item classes, but probably okay / Fix: GUI panel falls below Control Panel</text:p>
              </table:table-cell>
              <table:table-cell table:style-name="ce102"/>
              <table:table-cell table:style-name="ce107" table:formula="of:=SUM(IF([.Q164]&lt;&gt;0;[.L164]/[.Q164];1))" office:value-type="percentage" office:value="1">
                <text:p>100%</text:p>
              </table:table-cell>
              <table:table-cell table:number-columns-repeated="1006"/>
            </table:table-row>
            <table:table-row table:style-name="ro1">
              <table:table-cell table:style-name="ce1"/>
              <table:table-cell table:style-name="ce12" office:value-type="string">
                <text:p>Email Digest/Immediate</text:p>
              </table:table-cell>
              <table:table-cell table:style-name="ce16" office:value-type="string">
                <text:p>Vn</text:p>
              </table:table-cell>
              <table:table-cell table:style-name="ce23" office:value-type="float" office:value="0">
                <text:p>0.00</text:p>
              </table:table-cell>
              <table:table-cell table:style-name="ce31"/>
              <table:table-cell table:style-name="ce62" table:formula="of:=SUM([.G165:.I165])" office:value-type="float" office:value="0">
                <text:p>0.0</text:p>
              </table:table-cell>
              <table:table-cell table:style-name="ce78"/>
              <table:table-cell table:style-name="Default"/>
              <table:table-cell table:style-name="ce78" office:value-type="float" office:value="0">
                <text:p>0.00</text:p>
              </table:table-cell>
              <table:table-cell table:style-name="ce18" table:formula="of:=SUM([.E165]+[.I165]-[.D165])" office:value-type="float" office:value="0">
                <text:p>0.00</text:p>
              </table:table-cell>
              <table:table-cell table:style-name="ce18"/>
              <table:table-cell/>
              <table:table-cell/>
              <table:table-cell table:style-name="ce92" table:formula="of:=SUM([.R16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  <text:p>100%</text:p>
              </table:table-cell>
              <table:table-cell/>
              <table:table-cell table:style-name="ce100"/>
              <table:table-cell table:style-name="ce102"/>
              <table:table-cell table:style-name="ce107" table:formula="of:=SUM(IF([.Q165]&lt;&gt;0;[.L165]/[.Q165];1))" office:value-type="percentage" office:value="1">
                <text:p>100%</text:p>
              </table:table-cell>
              <table:table-cell table:number-columns-repeated="1006"/>
            </table:table-row>
          </table:table-row-group>
          <table:table-row table:style-name="ro1">
            <table:table-cell table:style-name="ce1"/>
            <table:table-cell table:style-name="ce10" office:value-type="string">
              <text:p>Search</text:p>
            </table:table-cell>
            <table:table-cell table:style-name="ce16" office:value-type="string">
              <text:p>V1</text:p>
            </table:table-cell>
            <table:table-cell table:style-name="ce22" office:value-type="string">
              <text:p>x</text:p>
            </table:table-cell>
            <table:table-cell table:style-name="ce46"/>
            <table:table-cell table:style-name="ce56" office:value-type="string">
              <text:p>x</text:p>
            </table:table-cell>
            <table:table-cell table:style-name="ce79"/>
            <table:table-cell/>
            <table:table-cell table:style-name="ce82"/>
            <table:table-cell table:style-name="ce18" table:formula="of:=SUM([.E166]+[.F166]-[.D166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16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Probably okay</text:p>
            </table:table-cell>
            <table:table-cell table:style-name="ce102"/>
            <table:table-cell table:style-name="ce107" table:formula="of:=SUM(IF([.Q166]&lt;&gt;0;[.L166]/[.Q166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GWIS Command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167:.I167])" office:value-type="float" office:value="8">
              <text:p>8.0</text:p>
            </table:table-cell>
            <table:table-cell table:style-name="ce78" office:value-type="float" office:value="8">
              <text:p>8.00</text:p>
            </table:table-cell>
            <table:table-cell table:style-name="Default"/>
            <table:table-cell table:style-name="ce78"/>
            <table:table-cell table:style-name="ce18" table:formula="of:=SUM([.E167]+[.G167]-[.D167])" office:value-type="float" office:value="8">
              <text:p>8.00</text:p>
            </table:table-cell>
            <table:table-cell table:style-name="ce18"/>
            <table:table-cell/>
            <table:table-cell/>
            <table:table-cell table:style-name="ce92" table:formula="of:=SUM([.R16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67]&lt;&gt;0;[.L167]/[.Q167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Filter Options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168:.I168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Default"/>
            <table:table-cell table:style-name="ce78"/>
            <table:table-cell table:style-name="ce18" table:formula="of:=SUM([.E168]+[.G168]-[.D168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16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68]&lt;&gt;0;[.L168]/[.Q168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Results List</text:p>
            </table:table-cell>
            <table:table-cell table:style-name="ce16" office:value-type="string">
              <text:p>V1</text:p>
            </table:table-cell>
            <table:table-cell table:style-name="ce29" office:value-type="string">
              <text:p>x</text:p>
            </table:table-cell>
            <table:table-cell table:style-name="ce27"/>
            <table:table-cell table:style-name="ce58" office:value-type="string">
              <text:p>x</text:p>
            </table:table-cell>
            <table:table-cell table:style-name="ce78"/>
            <table:table-cell/>
            <table:table-cell table:style-name="ce82"/>
            <table:table-cell table:style-name="ce18" table:formula="of:=SUM([.E169]+[.F169]-[.D169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16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69]&lt;&gt;0;[.L169]/[.Q169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Populate List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170:.I170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Default"/>
            <table:table-cell table:style-name="ce78"/>
            <table:table-cell table:style-name="ce18" table:formula="of:=SUM([.E170]+[.G170]-[.D170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17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170]&lt;&gt;0;[.L170]/[.Q170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Look At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171:.I171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Default"/>
            <table:table-cell table:style-name="ce78"/>
            <table:table-cell table:style-name="ce18" table:formula="of:=SUM([.E171]+[.G171]-[.D171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17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171]&lt;&gt;0;[.L171]/[.Q171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Route from | to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172:.I172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Default"/>
            <table:table-cell table:style-name="ce78"/>
            <table:table-cell table:style-name="ce18" table:formula="of:=SUM([.E172]+[.G172]-[.D172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17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172]&lt;&gt;0;[.L172]/[.Q172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Load Historic Revision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173:.I173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Default"/>
            <table:table-cell table:style-name="ce78"/>
            <table:table-cell table:style-name="ce18" table:formula="of:=SUM([.E173]+[.G173]-[.D173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17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173]&lt;&gt;0;[.L173]/[.Q173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Pagination [Next|Prev]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62" table:formula="of:=SUM([.G174:.I174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Default"/>
            <table:table-cell table:style-name="ce78"/>
            <table:table-cell table:style-name="ce18" table:formula="of:=SUM([.E174]+[.G174]-[.D174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17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74]&lt;&gt;0;[.L174]/[.Q174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Pagination [&lt;&lt; &lt; n of m &gt; &gt;&gt;]</text:p>
            </table:table-cell>
            <table:table-cell table:style-name="ce16" office:value-type="string">
              <text:p>Vn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62" table:formula="of:=SUM([.G175:.I175])" office:value-type="float" office:value="0">
              <text:p>0.0</text:p>
            </table:table-cell>
            <table:table-cell table:style-name="Default" table:number-columns-repeated="2"/>
            <table:table-cell table:style-name="ce78" office:value-type="float" office:value="0">
              <text:p>0.00</text:p>
            </table:table-cell>
            <table:table-cell table:style-name="ce18" table:formula="of:=SUM([.E175]+[.I175]-[.D175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17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75]&lt;&gt;0;[.L175]/[.Q175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Panel Misc. (Clear button)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62" table:formula="of:=SUM([.G176:.I176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Default"/>
            <table:table-cell table:style-name="ce78"/>
            <table:table-cell table:style-name="ce18" table:formula="of:=SUM([.E176]+[.G176]-[.D176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17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76]&lt;&gt;0;[.L176]/[.Q176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More Info [Wiki]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62" table:formula="of:=SUM([.G177:.I177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Default"/>
            <table:table-cell table:style-name="ce78"/>
            <table:table-cell table:style-name="ce18" table:formula="of:=SUM([.E177]+[.G177]-[.D177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17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77]&lt;&gt;0;[.L177]/[.Q177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0" office:value-type="string">
              <text:p>Discussions</text:p>
            </table:table-cell>
            <table:table-cell table:style-name="ce16" office:value-type="string">
              <text:p>V1</text:p>
            </table:table-cell>
            <table:table-cell table:style-name="ce22" office:value-type="string">
              <text:p>x</text:p>
            </table:table-cell>
            <table:table-cell table:style-name="ce23"/>
            <table:table-cell table:style-name="ce56" office:value-type="string">
              <text:p>x</text:p>
            </table:table-cell>
            <table:table-cell/>
            <table:table-cell table:style-name="Default"/>
            <table:table-cell table:style-name="ce82"/>
            <table:table-cell table:style-name="ce18" table:formula="of:=SUM([.E178]+[.F178]-[.D178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17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Fix item_put problem / Use new item class / Use new map update</text:p>
            </table:table-cell>
            <table:table-cell table:style-name="ce102"/>
            <table:table-cell table:style-name="ce107" table:formula="of:=SUM(IF([.Q178]&lt;&gt;0;[.L178]/[.Q178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GWIS Command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179:.I179])" office:value-type="float" office:value="4">
              <text:p>4.0</text:p>
            </table:table-cell>
            <table:table-cell table:style-name="ce78" office:value-type="float" office:value="4">
              <text:p>4.00</text:p>
            </table:table-cell>
            <table:table-cell table:style-name="Default"/>
            <table:table-cell table:style-name="ce78"/>
            <table:table-cell table:style-name="ce18" table:formula="of:=SUM([.E179]+[.G179]-[.D179])" office:value-type="float" office:value="4">
              <text:p>4.00</text:p>
            </table:table-cell>
            <table:table-cell table:style-name="ce18"/>
            <table:table-cell/>
            <table:table-cell/>
            <table:table-cell table:style-name="ce92" table:formula="of:=SUM([.R17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79]&lt;&gt;0;[.L179]/[.Q179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Filter Options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180:.I180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Default"/>
            <table:table-cell table:style-name="ce78"/>
            <table:table-cell table:style-name="ce18" table:formula="of:=SUM([.E180]+[.G180]-[.D180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18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80]&lt;&gt;0;[.L180]/[.Q180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Mark All As Read</text:p>
            </table:table-cell>
            <table:table-cell table:style-name="ce16" office:value-type="string">
              <text:p>V1</text:p>
            </table:table-cell>
            <table:table-cell table:style-name="ce29" office:value-type="string">
              <text:p>x</text:p>
            </table:table-cell>
            <table:table-cell table:style-name="ce27"/>
            <table:table-cell table:style-name="ce58" office:value-type="string">
              <text:p>x</text:p>
            </table:table-cell>
            <table:table-cell/>
            <table:table-cell table:style-name="Default"/>
            <table:table-cell table:style-name="ce82"/>
            <table:table-cell table:style-name="ce18" table:formula="of:=SUM([.E181]+[.F181]-[.D181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18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81]&lt;&gt;0;[.L181]/[.Q181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GWIS Item_Reader Command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27"/>
            <table:table-cell table:style-name="ce62" table:formula="of:=SUM([.G182:.I182])" office:value-type="float" office:value="1">
              <text:p>1.0</text:p>
            </table:table-cell>
            <table:table-cell table:style-name="ce78" office:value-type="float" office:value="1">
              <text:p>1.00</text:p>
            </table:table-cell>
            <table:table-cell table:style-name="Default"/>
            <table:table-cell table:style-name="ce78"/>
            <table:table-cell table:style-name="ce18" table:formula="of:=SUM([.E182]+[.G182]-[.D182])" office:value-type="float" office:value="1">
              <text:p>1.00</text:p>
            </table:table-cell>
            <table:table-cell table:style-name="ce18"/>
            <table:table-cell/>
            <table:table-cell/>
            <table:table-cell table:style-name="ce92" table:formula="of:=SUM([.R18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82]&lt;&gt;0;[.L182]/[.Q182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Start New Thread</text:p>
            </table:table-cell>
            <table:table-cell table:style-name="ce16" office:value-type="string">
              <text:p>V1</text:p>
            </table:table-cell>
            <table:table-cell table:style-name="ce29" office:value-type="string">
              <text:p>x</text:p>
            </table:table-cell>
            <table:table-cell table:style-name="ce27"/>
            <table:table-cell table:style-name="ce58" office:value-type="string">
              <text:p>x</text:p>
            </table:table-cell>
            <table:table-cell/>
            <table:table-cell table:style-name="Default"/>
            <table:table-cell table:style-name="ce82"/>
            <table:table-cell table:style-name="ce18" table:formula="of:=SUM([.E183]+[.F183]-[.D183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18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83]&lt;&gt;0;[.L183]/[.Q183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GWIS Command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27"/>
            <table:table-cell table:style-name="ce62" table:formula="of:=SUM([.G184:.I184])" office:value-type="float" office:value="2">
              <text:p>2.0</text:p>
            </table:table-cell>
            <table:table-cell table:style-name="ce78" office:value-type="float" office:value="2">
              <text:p>2.00</text:p>
            </table:table-cell>
            <table:table-cell table:style-name="Default"/>
            <table:table-cell table:style-name="ce78"/>
            <table:table-cell table:style-name="ce18" table:formula="of:=SUM([.E184]+[.G184]-[.D184])" office:value-type="float" office:value="2">
              <text:p>2.00</text:p>
            </table:table-cell>
            <table:table-cell table:style-name="ce18"/>
            <table:table-cell/>
            <table:table-cell/>
            <table:table-cell table:style-name="ce92" table:formula="of:=SUM([.R18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84]&lt;&gt;0;[.L184]/[.Q184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Edit Title and Post Body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27"/>
            <table:table-cell table:style-name="ce62" table:formula="of:=SUM([.G185:.I185])" office:value-type="float" office:value="1">
              <text:p>1.0</text:p>
            </table:table-cell>
            <table:table-cell table:style-name="ce78" office:value-type="float" office:value="1">
              <text:p>1.00</text:p>
            </table:table-cell>
            <table:table-cell table:style-name="Default"/>
            <table:table-cell table:style-name="ce78"/>
            <table:table-cell table:style-name="ce18" table:formula="of:=SUM([.E185]+[.G185]-[.D185])" office:value-type="float" office:value="1">
              <text:p>1.00</text:p>
            </table:table-cell>
            <table:table-cell table:style-name="ce18"/>
            <table:table-cell/>
            <table:table-cell/>
            <table:table-cell table:style-name="ce92" table:formula="of:=SUM([.R18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85]&lt;&gt;0;[.L185]/[.Q185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Attach Selected Items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27"/>
            <table:table-cell table:style-name="ce62" table:formula="of:=SUM([.G186:.I186])" office:value-type="float" office:value="1">
              <text:p>1.0</text:p>
            </table:table-cell>
            <table:table-cell table:style-name="ce78" office:value-type="float" office:value="1">
              <text:p>1.00</text:p>
            </table:table-cell>
            <table:table-cell table:style-name="Default"/>
            <table:table-cell table:style-name="ce78"/>
            <table:table-cell table:style-name="ce18" table:formula="of:=SUM([.E186]+[.G186]-[.D186])" office:value-type="float" office:value="1">
              <text:p>1.00</text:p>
            </table:table-cell>
            <table:table-cell table:style-name="ce18"/>
            <table:table-cell/>
            <table:table-cell/>
            <table:table-cell table:style-name="ce92" table:formula="of:=SUM([.R18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86]&lt;&gt;0;[.L186]/[.Q186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More Info [Wiki]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27"/>
            <table:table-cell table:style-name="ce62" table:formula="of:=SUM([.G187:.I187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Default"/>
            <table:table-cell table:style-name="ce78"/>
            <table:table-cell table:style-name="ce18" table:formula="of:=SUM([.E187]+[.G187]-[.D187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18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87]&lt;&gt;0;[.L187]/[.Q187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0" office:value-type="string">
              <text:p>My Watched Items</text:p>
            </table:table-cell>
            <table:table-cell table:style-name="ce16" office:value-type="string">
              <text:p>V1</text:p>
            </table:table-cell>
            <table:table-cell table:style-name="ce22" office:value-type="string">
              <text:p>x</text:p>
            </table:table-cell>
            <table:table-cell table:style-name="ce23"/>
            <table:table-cell table:style-name="ce56" office:value-type="string">
              <text:p>x</text:p>
            </table:table-cell>
            <table:table-cell/>
            <table:table-cell table:style-name="Default"/>
            <table:table-cell table:style-name="ce82"/>
            <table:table-cell table:style-name="ce18" table:formula="of:=SUM([.E188]+[.F188]-[.D188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18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 new item class / Test item_get (already coded) / Fix: item_put</text:p>
            </table:table-cell>
            <table:table-cell table:style-name="ce102"/>
            <table:table-cell table:style-name="ce107" table:formula="of:=SUM(IF([.Q188]&lt;&gt;0;[.L188]/[.Q188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GWIS Command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31"/>
            <table:table-cell table:style-name="ce58" table:formula="of:=SUM([.G189:.I189])" office:value-type="float" office:value="2">
              <text:p>2.0</text:p>
            </table:table-cell>
            <table:table-cell table:style-name="ce78" office:value-type="float" office:value="2">
              <text:p>2.00</text:p>
            </table:table-cell>
            <table:table-cell table:style-name="Default"/>
            <table:table-cell table:style-name="ce78"/>
            <table:table-cell table:style-name="ce18" table:formula="of:=SUM([.E189]+[.G189]-[.D189])" office:value-type="float" office:value="2">
              <text:p>2.00</text:p>
            </table:table-cell>
            <table:table-cell table:style-name="ce18"/>
            <table:table-cell/>
            <table:table-cell/>
            <table:table-cell table:style-name="ce92" table:formula="of:=SUM([.R18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189]&lt;&gt;0;[.L189]/[.Q189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Watched Item List</text:p>
            </table:table-cell>
            <table:table-cell table:style-name="ce16" office:value-type="string">
              <text:p>V1</text:p>
            </table:table-cell>
            <table:table-cell table:style-name="ce29" office:value-type="string">
              <text:p>x</text:p>
            </table:table-cell>
            <table:table-cell table:style-name="ce31"/>
            <table:table-cell table:style-name="ce58" office:value-type="string">
              <text:p>x</text:p>
            </table:table-cell>
            <table:table-cell/>
            <table:table-cell table:style-name="Default"/>
            <table:table-cell table:style-name="ce82"/>
            <table:table-cell table:style-name="ce18" table:formula="of:=SUM([.E190]+[.F190]-[.D190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19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190]&lt;&gt;0;[.L190]/[.Q190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Look-at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27"/>
            <table:table-cell table:style-name="ce62" table:formula="of:=SUM([.G191:.I191])" office:value-type="float" office:value="1">
              <text:p>1.0</text:p>
            </table:table-cell>
            <table:table-cell table:style-name="ce78" office:value-type="float" office:value="1">
              <text:p>1.00</text:p>
            </table:table-cell>
            <table:table-cell table:style-name="Default"/>
            <table:table-cell table:style-name="ce78"/>
            <table:table-cell table:style-name="ce18" table:formula="of:=SUM([.E191]+[.G191]-[.D191])" office:value-type="float" office:value="1">
              <text:p>1.00</text:p>
            </table:table-cell>
            <table:table-cell table:style-name="ce18"/>
            <table:table-cell/>
            <table:table-cell/>
            <table:table-cell table:style-name="ce92" table:formula="of:=SUM([.R19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91]&lt;&gt;0;[.L191]/[.Q191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Details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27"/>
            <table:table-cell table:style-name="ce62" table:formula="of:=SUM([.G192:.I192])" office:value-type="float" office:value="1">
              <text:p>1.0</text:p>
            </table:table-cell>
            <table:table-cell table:style-name="ce78" office:value-type="float" office:value="1">
              <text:p>1.00</text:p>
            </table:table-cell>
            <table:table-cell table:style-name="Default"/>
            <table:table-cell table:style-name="ce78"/>
            <table:table-cell table:style-name="ce18" table:formula="of:=SUM([.E192]+[.G192]-[.D192])" office:value-type="float" office:value="1">
              <text:p>1.00</text:p>
            </table:table-cell>
            <table:table-cell table:style-name="ce18"/>
            <table:table-cell/>
            <table:table-cell/>
            <table:table-cell table:style-name="ce92" table:formula="of:=SUM([.R19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92]&lt;&gt;0;[.L192]/[.Q192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Email Notification of Changes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31"/>
            <table:table-cell table:style-name="ce58" table:formula="of:=SUM([.G193:.I193])" office:value-type="float" office:value="1">
              <text:p>1.0</text:p>
            </table:table-cell>
            <table:table-cell table:style-name="ce78" office:value-type="float" office:value="1">
              <text:p>1.00</text:p>
            </table:table-cell>
            <table:table-cell table:style-name="Default"/>
            <table:table-cell table:style-name="ce78"/>
            <table:table-cell table:style-name="ce18" table:formula="of:=SUM([.E193]+[.G193]-[.D193])" office:value-type="float" office:value="1">
              <text:p>1.00</text:p>
            </table:table-cell>
            <table:table-cell table:style-name="ce18"/>
            <table:table-cell/>
            <table:table-cell/>
            <table:table-cell table:style-name="ce92" table:formula="of:=SUM([.R19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193]&lt;&gt;0;[.L193]/[.Q193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Help Docs</text:p>
            </table:table-cell>
            <table:table-cell table:style-name="ce16" office:value-type="string">
              <text:p>V1</text:p>
            </table:table-cell>
            <table:table-cell table:style-name="ce29" office:value-type="string">
              <text:p>x</text:p>
            </table:table-cell>
            <table:table-cell table:style-name="ce27"/>
            <table:table-cell table:style-name="ce58" office:value-type="string">
              <text:p>x</text:p>
            </table:table-cell>
            <table:table-cell/>
            <table:table-cell table:style-name="Default"/>
            <table:table-cell table:style-name="ce82"/>
            <table:table-cell table:style-name="ce18" table:formula="of:=SUM([.E194]+[.F194]-[.D194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19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94]&lt;&gt;0;[.L194]/[.Q194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Panel Text and Icon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27"/>
            <table:table-cell table:style-name="ce62" table:formula="of:=SUM([.G195:.I195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Default"/>
            <table:table-cell table:style-name="ce78"/>
            <table:table-cell table:style-name="ce18" table:formula="of:=SUM([.E195]+[.G195]-[.D195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19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95]&lt;&gt;0;[.L195]/[.Q195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More Info [Wiki]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27"/>
            <table:table-cell table:style-name="ce62" table:formula="of:=SUM([.G196:.I196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Default"/>
            <table:table-cell table:style-name="ce78"/>
            <table:table-cell table:style-name="ce18" table:formula="of:=SUM([.E196]+[.G196]-[.D196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19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196]&lt;&gt;0;[.L196]/[.Q196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0" office:value-type="string">
              <text:p>Recent Changes</text:p>
            </table:table-cell>
            <table:table-cell table:style-name="ce16" office:value-type="string">
              <text:p>V1</text:p>
            </table:table-cell>
            <table:table-cell table:style-name="ce22" office:value-type="string">
              <text:p>x</text:p>
            </table:table-cell>
            <table:table-cell table:style-name="ce44"/>
            <table:table-cell table:style-name="ce56" office:value-type="string">
              <text:p>x</text:p>
            </table:table-cell>
            <table:table-cell table:style-name="ce77"/>
            <table:table-cell/>
            <table:table-cell table:style-name="ce82"/>
            <table:table-cell table:style-name="ce18" table:formula="of:=SUM([.E197]+[.F197]-[.D197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19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197]&lt;&gt;0;[.L197]/[.Q197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Changes Filter Options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198:.I198])" office:value-type="float" office:value="1">
              <text:p>1.0</text:p>
            </table:table-cell>
            <table:table-cell table:style-name="ce78" office:value-type="float" office:value="1">
              <text:p>1.00</text:p>
            </table:table-cell>
            <table:table-cell table:style-name="Default"/>
            <table:table-cell table:style-name="ce78"/>
            <table:table-cell table:style-name="ce18" table:formula="of:=SUM([.E198]+[.G198]-[.D198])" office:value-type="float" office:value="1">
              <text:p>1.00</text:p>
            </table:table-cell>
            <table:table-cell table:style-name="ce18"/>
            <table:table-cell/>
            <table:table-cell/>
            <table:table-cell table:style-name="ce92" table:formula="of:=SUM([.R19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Incl. Filter Changes, Search By User, etc.</text:p>
            </table:table-cell>
            <table:table-cell table:style-name="ce102"/>
            <table:table-cell table:style-name="ce107" table:formula="of:=SUM(IF([.Q198]&lt;&gt;0;[.L198]/[.Q198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Revert Revisions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199:.I199])" office:value-type="float" office:value="3">
              <text:p>3.0</text:p>
            </table:table-cell>
            <table:table-cell table:style-name="ce78" office:value-type="float" office:value="3">
              <text:p>3.00</text:p>
            </table:table-cell>
            <table:table-cell table:style-name="Default"/>
            <table:table-cell table:style-name="ce78"/>
            <table:table-cell table:style-name="ce18" table:formula="of:=SUM([.E199]+[.G199]-[.D199])" office:value-type="float" office:value="3">
              <text:p>3.00</text:p>
            </table:table-cell>
            <table:table-cell table:style-name="ce18"/>
            <table:table-cell/>
            <table:table-cell/>
            <table:table-cell table:style-name="ce92" table:formula="of:=SUM([.R19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Incl. Filter Changes, Search By User, etc.</text:p>
            </table:table-cell>
            <table:table-cell table:style-name="ce102"/>
            <table:table-cell table:style-name="ce107" table:formula="of:=SUM(IF([.Q199]&lt;&gt;0;[.L199]/[.Q199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Write Feedback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200:.I200])" office:value-type="float" office:value="1">
              <text:p>1.0</text:p>
            </table:table-cell>
            <table:table-cell table:style-name="ce78" office:value-type="float" office:value="1">
              <text:p>1.00</text:p>
            </table:table-cell>
            <table:table-cell table:style-name="Default"/>
            <table:table-cell table:style-name="ce78"/>
            <table:table-cell table:style-name="ce18" table:formula="of:=SUM([.E200]+[.G200]-[.D200])" office:value-type="float" office:value="1">
              <text:p>1.00</text:p>
            </table:table-cell>
            <table:table-cell table:style-name="ce18"/>
            <table:table-cell/>
            <table:table-cell/>
            <table:table-cell table:style-name="ce92" table:formula="of:=SUM([.R20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Incl. Filter Changes, Search By User, etc.</text:p>
            </table:table-cell>
            <table:table-cell table:style-name="ce102"/>
            <table:table-cell table:style-name="ce107" table:formula="of:=SUM(IF([.Q200]&lt;&gt;0;[.L200]/[.Q200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Pagination [Show latest n revisions]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201:.I201])" office:value-type="float" office:value="0">
              <text:p>0.0</text:p>
            </table:table-cell>
            <table:table-cell table:style-name="ce78" office:value-type="float" office:value="0">
              <text:p>0.00</text:p>
            </table:table-cell>
            <table:table-cell table:style-name="Default"/>
            <table:table-cell table:style-name="ce78"/>
            <table:table-cell table:style-name="ce18" table:formula="of:=SUM([.E201]+[.G201]-[.D201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20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Incl. Filter Changes, Search By User, etc.</text:p>
            </table:table-cell>
            <table:table-cell table:style-name="ce102"/>
            <table:table-cell table:style-name="ce107" table:formula="of:=SUM(IF([.Q201]&lt;&gt;0;[.L201]/[.Q201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Pagination [&lt;&lt; &lt; n of m &gt; &gt;&gt;]</text:p>
            </table:table-cell>
            <table:table-cell table:style-name="ce16" office:value-type="string">
              <text:p>Vn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202:.I202])" office:value-type="float" office:value="0">
              <text:p>0.0</text:p>
            </table:table-cell>
            <table:table-cell table:style-name="Default" table:number-columns-repeated="2"/>
            <table:table-cell table:style-name="ce78" office:value-type="float" office:value="0">
              <text:p>0.00</text:p>
            </table:table-cell>
            <table:table-cell table:style-name="ce18" table:formula="of:=SUM([.E202]+[.I202]-[.D202])" office:value-type="float" office:value="0">
              <text:p>0.00</text:p>
            </table:table-cell>
            <table:table-cell table:style-name="ce18"/>
            <table:table-cell/>
            <table:table-cell/>
            <table:table-cell table:style-name="ce92" table:formula="of:=SUM([.R20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Used new item classes, but probably okay / Fix: GUI panel falls below Control Panel</text:p>
            </table:table-cell>
            <table:table-cell table:style-name="ce102"/>
            <table:table-cell table:style-name="ce107" table:formula="of:=SUM(IF([.Q202]&lt;&gt;0;[.L202]/[.Q202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Changes List</text:p>
            </table:table-cell>
            <table:table-cell table:style-name="ce16" office:value-type="string">
              <text:p>V1</text:p>
            </table:table-cell>
            <table:table-cell table:style-name="ce28" office:value-type="float" office:value="0">
              <text:p>0.00</text:p>
            </table:table-cell>
            <table:table-cell table:style-name="ce27"/>
            <table:table-cell table:style-name="ce58" table:formula="of:=SUM([.G203:.I203])" office:value-type="float" office:value="2">
              <text:p>2.0</text:p>
            </table:table-cell>
            <table:table-cell table:style-name="ce78" office:value-type="float" office:value="2">
              <text:p>2.00</text:p>
            </table:table-cell>
            <table:table-cell table:style-name="Default"/>
            <table:table-cell table:style-name="ce78"/>
            <table:table-cell table:style-name="ce18" table:formula="of:=SUM([.E203]+[.G203]-[.D203])" office:value-type="float" office:value="2">
              <text:p>2.00</text:p>
            </table:table-cell>
            <table:table-cell table:style-name="ce18"/>
            <table:table-cell/>
            <table:table-cell/>
            <table:table-cell table:style-name="ce92" table:formula="of:=SUM([.R20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 office:value-type="string">
              <text:p>Incl. Filter Changes, Search By User, etc.</text:p>
            </table:table-cell>
            <table:table-cell table:style-name="ce102"/>
            <table:table-cell table:style-name="ce107" table:formula="of:=SUM(IF([.Q203]&lt;&gt;0;[.L203]/[.Q203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1" office:value-type="string">
              <text:p>Show Historic Rev in Map and Panels</text:p>
            </table:table-cell>
            <table:table-cell table:style-name="ce16" office:value-type="string">
              <text:p>V1</text:p>
            </table:table-cell>
            <table:table-cell table:style-name="ce29" office:value-type="string">
              <text:p>x</text:p>
            </table:table-cell>
            <table:table-cell table:style-name="ce47"/>
            <table:table-cell table:style-name="ce58" office:value-type="string">
              <text:p>x</text:p>
            </table:table-cell>
            <table:table-cell/>
            <table:table-cell table:style-name="Default"/>
            <table:table-cell table:style-name="ce82"/>
            <table:table-cell table:style-name="ce18" table:formula="of:=SUM([.E204]+[.F204]-[.D204])" office:value-type="float" office:value="0">
              <text:p>#VALUE!</text:p>
            </table:table-cell>
            <table:table-cell table:style-name="ce18"/>
            <table:table-cell/>
            <table:table-cell/>
            <table:table-cell table:style-name="ce92" table:formula="of:=SUM([.R20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204]&lt;&gt;0;[.L204]/[.Q204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Load Historic Revision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205:.I205])" office:value-type="float" office:value="3">
              <text:p>3.0</text:p>
            </table:table-cell>
            <table:table-cell table:style-name="ce78" office:value-type="float" office:value="3">
              <text:p>3.00</text:p>
            </table:table-cell>
            <table:table-cell table:style-name="Default"/>
            <table:table-cell table:style-name="ce78"/>
            <table:table-cell table:style-name="ce18" table:formula="of:=SUM([.E205]+[.G205]-[.D205])" office:value-type="float" office:value="3">
              <text:p>3.00</text:p>
            </table:table-cell>
            <table:table-cell table:style-name="ce18"/>
            <table:table-cell/>
            <table:table-cell/>
            <table:table-cell table:style-name="ce92" table:formula="of:=SUM([.R20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205]&lt;&gt;0;[.L205]/[.Q205];1))" office:value-type="percentage" office:value="1">
              <text:p>100%</text:p>
            </table:table-cell>
            <table:table-cell table:number-columns-repeated="1006"/>
          </table:table-row>
          <table:table-row table:style-name="ro1">
            <table:table-cell table:style-name="ce1"/>
            <table:table-cell table:style-name="ce12" office:value-type="string">
              <text:p>Change Details Panel State</text:p>
            </table:table-cell>
            <table:table-cell table:style-name="ce16" office:value-type="string">
              <text:p>V1</text:p>
            </table:table-cell>
            <table:table-cell table:style-name="ce23" office:value-type="float" office:value="0">
              <text:p>0.00</text:p>
            </table:table-cell>
            <table:table-cell table:style-name="ce31"/>
            <table:table-cell table:style-name="ce62" table:formula="of:=SUM([.G206:.I206])" office:value-type="float" office:value="3">
              <text:p>3.0</text:p>
            </table:table-cell>
            <table:table-cell table:style-name="ce78" office:value-type="float" office:value="3">
              <text:p>3.00</text:p>
            </table:table-cell>
            <table:table-cell table:style-name="Default"/>
            <table:table-cell table:style-name="ce78"/>
            <table:table-cell table:style-name="ce18" table:formula="of:=SUM([.E206]+[.G206]-[.D206])" office:value-type="float" office:value="3">
              <text:p>3.00</text:p>
            </table:table-cell>
            <table:table-cell table:style-name="ce18"/>
            <table:table-cell/>
            <table:table-cell/>
            <table:table-cell table:style-name="ce92" table:formula="of:=SUM([.R20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  <text:p>100%</text:p>
            </table:table-cell>
            <table:table-cell/>
            <table:table-cell table:style-name="ce100"/>
            <table:table-cell table:style-name="ce102"/>
            <table:table-cell table:style-name="ce107" table:formula="of:=SUM(IF([.Q206]&lt;&gt;0;[.L206]/[.Q206];1))" office:value-type="percentage" office:value="1">
              <text:p>100%</text:p>
            </table:table-cell>
            <table:table-cell table:number-columns-repeated="1006"/>
          </table:table-row>
        </table:table-row-group>
        <table:table-row table:style-name="ro1">
          <table:table-cell table:style-name="ce1"/>
          <table:table-cell table:style-name="ce11" office:value-type="string">
            <text:p>Show Diffed Revs in Map and Panels</text:p>
          </table:table-cell>
          <table:table-cell table:style-name="ce16" office:value-type="string">
            <text:p>V1</text:p>
          </table:table-cell>
          <table:table-cell table:style-name="ce32" office:value-type="string">
            <text:p>x</text:p>
          </table:table-cell>
          <table:table-cell table:style-name="ce48"/>
          <table:table-cell table:style-name="ce65" office:value-type="string">
            <text:p>x</text:p>
          </table:table-cell>
          <table:table-cell/>
          <table:table-cell table:style-name="Default"/>
          <table:table-cell table:style-name="ce77"/>
          <table:table-cell table:style-name="ce18" table:formula="of:=SUM([.E207]+[.F207]-[.D207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0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207]&lt;&gt;0;[.L207]/[.Q207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2" office:value-type="string">
            <text:p>Load Three Revs (new, old, static)</text:p>
          </table:table-cell>
          <table:table-cell table:style-name="ce16" office:value-type="string">
            <text:p>V1</text:p>
          </table:table-cell>
          <table:table-cell table:style-name="ce23" office:value-type="float" office:value="0">
            <text:p>0.00</text:p>
          </table:table-cell>
          <table:table-cell table:style-name="ce31"/>
          <table:table-cell table:style-name="ce62" table:formula="of:=SUM([.G208:.I208])" office:value-type="float" office:value="3">
            <text:p>3.0</text:p>
          </table:table-cell>
          <table:table-cell table:style-name="ce78" office:value-type="float" office:value="3">
            <text:p>3.00</text:p>
          </table:table-cell>
          <table:table-cell table:style-name="Default"/>
          <table:table-cell table:style-name="ce78"/>
          <table:table-cell table:style-name="ce18" table:formula="of:=SUM([.E208]+[.G208]-[.D208])" office:value-type="float" office:value="3">
            <text:p>3.00</text:p>
          </table:table-cell>
          <table:table-cell table:style-name="ce18"/>
          <table:table-cell/>
          <table:table-cell/>
          <table:table-cell table:style-name="ce92" table:formula="of:=SUM([.R20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Test getting and loading the three revs (new, old, static)</text:p>
          </table:table-cell>
          <table:table-cell table:style-name="ce102"/>
          <table:table-cell table:style-name="ce107" table:formula="of:=SUM(IF([.Q208]&lt;&gt;0;[.L208]/[.Q208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2" office:value-type="string">
            <text:p>Change Details Panel State</text:p>
          </table:table-cell>
          <table:table-cell table:style-name="ce16" office:value-type="string">
            <text:p>V1</text:p>
          </table:table-cell>
          <table:table-cell table:style-name="ce23" office:value-type="float" office:value="0">
            <text:p>0.00</text:p>
          </table:table-cell>
          <table:table-cell table:style-name="ce31"/>
          <table:table-cell table:style-name="ce62" table:formula="of:=SUM([.G209:.I209])" office:value-type="float" office:value="3">
            <text:p>3.0</text:p>
          </table:table-cell>
          <table:table-cell table:style-name="ce78" office:value-type="float" office:value="3">
            <text:p>3.00</text:p>
          </table:table-cell>
          <table:table-cell table:style-name="Default"/>
          <table:table-cell table:style-name="ce78"/>
          <table:table-cell table:style-name="ce18" table:formula="of:=SUM([.E209]+[.G209]-[.D209])" office:value-type="float" office:value="3">
            <text:p>3.00</text:p>
          </table:table-cell>
          <table:table-cell table:style-name="ce18"/>
          <table:table-cell/>
          <table:table-cell/>
          <table:table-cell table:style-name="ce92" table:formula="of:=SUM([.R20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Fix: Details panels diffs (this is the time consuming part)</text:p>
          </table:table-cell>
          <table:table-cell table:style-name="ce102"/>
          <table:table-cell table:style-name="ce107" table:formula="of:=SUM(IF([.Q209]&lt;&gt;0;[.L209]/[.Q20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Map Canvas</text:p>
          </table:table-cell>
          <table:table-cell table:style-name="ce16" office:value-type="string">
            <text:p>V1</text:p>
          </table:table-cell>
          <table:table-cell table:style-name="ce24" office:value-type="string">
            <text:p>x</text:p>
          </table:table-cell>
          <table:table-cell table:style-name="ce32"/>
          <table:table-cell table:style-name="ce59" office:value-type="string">
            <text:p>x</text:p>
          </table:table-cell>
          <table:table-cell table:style-name="ce77"/>
          <table:table-cell/>
          <table:table-cell table:style-name="ce77"/>
          <table:table-cell table:style-name="ce18" table:formula="of:=SUM([.E210]+[.F210]-[.D210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1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210]&lt;&gt;0;[.L210]/[.Q210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GWIS Checkout</text:p>
          </table:table-cell>
          <table:table-cell table:style-name="ce16" office:value-type="string">
            <text:p>V2</text:p>
          </table:table-cell>
          <table:table-cell table:style-name="ce33" office:value-type="float" office:value="0">
            <text:p>0.00</text:p>
          </table:table-cell>
          <table:table-cell table:style-name="ce32"/>
          <table:table-cell table:style-name="ce56" table:formula="of:=SUM([.G211:.I211])" office:value-type="float" office:value="4">
            <text:p>4.0</text:p>
          </table:table-cell>
          <table:table-cell table:style-name="ce77"/>
          <table:table-cell table:style-name="ce78" office:value-type="float" office:value="4">
            <text:p>4.00</text:p>
          </table:table-cell>
          <table:table-cell table:style-name="ce78"/>
          <table:table-cell table:style-name="ce18" table:number-columns-repeated="2"/>
          <table:table-cell/>
          <table:table-cell/>
          <table:table-cell table:style-name="ce92" table:formula="of:=SUM([.R21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211]&lt;&gt;0;[.L211]/[.Q211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Tiles (Incl. Aerial)</text:p>
          </table:table-cell>
          <table:table-cell table:style-name="ce16" office:value-type="string">
            <text:p>V1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12:.I212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12]+[.G212]-[.D212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1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Works</text:p>
          </table:table-cell>
          <table:table-cell table:style-name="ce102"/>
          <table:table-cell table:style-name="ce107" table:formula="of:=SUM(IF([.Q212]&lt;&gt;0;[.L212]/[.Q212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Editing Tools</text:p>
          </table:table-cell>
          <table:table-cell table:style-name="ce16" office:value-type="string">
            <text:p>V1</text:p>
          </table:table-cell>
          <table:table-cell table:style-name="ce22" office:value-type="string">
            <text:p>x</text:p>
          </table:table-cell>
          <table:table-cell table:style-name="ce23"/>
          <table:table-cell table:style-name="ce56" office:value-type="string">
            <text:p>x</text:p>
          </table:table-cell>
          <table:table-cell/>
          <table:table-cell table:style-name="Default"/>
          <table:table-cell table:style-name="ce82"/>
          <table:table-cell table:style-name="ce18" table:formula="of:=SUM([.E213]+[.F213]-[.D213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1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Commands are already coded to use new item class, mostly just need to test</text:p>
          </table:table-cell>
          <table:table-cell table:style-name="ce102"/>
          <table:table-cell table:style-name="ce107" table:formula="of:=SUM(IF([.Q213]&lt;&gt;0;[.L213]/[.Q213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Floating Palette</text:p>
          </table:table-cell>
          <table:table-cell table:style-name="ce16" office:value-type="string">
            <text:p>V1</text:p>
          </table:table-cell>
          <table:table-cell table:style-name="ce23" office:value-type="float" office:value="0">
            <text:p>0.00</text:p>
          </table:table-cell>
          <table:table-cell table:style-name="ce31"/>
          <table:table-cell table:style-name="ce58" table:formula="of:=SUM([.G214:.I214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14]+[.G214]-[.D214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1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214]&lt;&gt;0;[.L214]/[.Q214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Tool Classes</text:p>
          </table:table-cell>
          <table:table-cell table:style-name="ce16" office:value-type="string">
            <text:p>V1</text:p>
          </table:table-cell>
          <table:table-cell table:style-name="ce26" office:value-type="string">
            <text:p>x</text:p>
          </table:table-cell>
          <table:table-cell table:style-name="ce31"/>
          <table:table-cell table:style-name="ce62" office:value-type="string">
            <text:p>x</text:p>
          </table:table-cell>
          <table:table-cell/>
          <table:table-cell table:style-name="Default"/>
          <table:table-cell table:style-name="ce82"/>
          <table:table-cell table:style-name="ce18" table:formula="of:=SUM([.E215]+[.F215]-[.D215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1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215]&lt;&gt;0;[.L215]/[.Q215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2" office:value-type="string">
            <text:p>Class Design</text:p>
          </table:table-cell>
          <table:table-cell table:style-name="ce16" office:value-type="string">
            <text:p>V1</text:p>
          </table:table-cell>
          <table:table-cell table:style-name="ce27" office:value-type="float" office:value="0">
            <text:p>0.00</text:p>
          </table:table-cell>
          <table:table-cell table:style-name="ce31"/>
          <table:table-cell table:style-name="ce62" table:formula="of:=SUM([.G216:.I216])" office:value-type="float" office:value="1">
            <text:p>1.0</text:p>
          </table:table-cell>
          <table:table-cell table:style-name="ce78" office:value-type="float" office:value="1">
            <text:p>1.00</text:p>
          </table:table-cell>
          <table:table-cell table:style-name="Default"/>
          <table:table-cell table:style-name="ce78"/>
          <table:table-cell table:style-name="ce18" table:formula="of:=SUM([.E216]+[.G216]-[.D216])" office:value-type="float" office:value="1">
            <text:p>1.00</text:p>
          </table:table-cell>
          <table:table-cell table:style-name="ce18"/>
          <table:table-cell/>
          <table:table-cell/>
          <table:table-cell table:style-name="ce92" table:formula="of:=SUM([.R21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Fix: Details panels diffs (this is the time consuming part)</text:p>
          </table:table-cell>
          <table:table-cell table:style-name="ce102"/>
          <table:table-cell table:style-name="ce107" table:formula="of:=SUM(IF([.Q216]&lt;&gt;0;[.L216]/[.Q216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2" office:value-type="string">
            <text:p>Zoom and Pan</text:p>
          </table:table-cell>
          <table:table-cell table:style-name="ce16" office:value-type="string">
            <text:p>V1</text:p>
          </table:table-cell>
          <table:table-cell table:style-name="ce27" office:value-type="float" office:value="0">
            <text:p>0.00</text:p>
          </table:table-cell>
          <table:table-cell table:style-name="ce31"/>
          <table:table-cell table:style-name="ce62" table:formula="of:=SUM([.G217:.I217])" office:value-type="float" office:value="1">
            <text:p>1.0</text:p>
          </table:table-cell>
          <table:table-cell table:style-name="ce78" office:value-type="float" office:value="1">
            <text:p>1.00</text:p>
          </table:table-cell>
          <table:table-cell table:style-name="Default"/>
          <table:table-cell table:style-name="ce78"/>
          <table:table-cell table:style-name="ce18" table:formula="of:=SUM([.E217]+[.G217]-[.D217])" office:value-type="float" office:value="1">
            <text:p>1.00</text:p>
          </table:table-cell>
          <table:table-cell table:style-name="ce18"/>
          <table:table-cell/>
          <table:table-cell/>
          <table:table-cell table:style-name="ce92" table:formula="of:=SUM([.R21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Fix: Details panels diffs (this is the time consuming part)</text:p>
          </table:table-cell>
          <table:table-cell table:style-name="ce102"/>
          <table:table-cell table:style-name="ce107" table:formula="of:=SUM(IF([.Q217]&lt;&gt;0;[.L217]/[.Q217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2" office:value-type="string">
            <text:p>Doubleclick handler</text:p>
          </table:table-cell>
          <table:table-cell table:style-name="ce16" office:value-type="string">
            <text:p>V2</text:p>
          </table:table-cell>
          <table:table-cell table:style-name="ce27" office:value-type="float" office:value="0">
            <text:p>0.00</text:p>
          </table:table-cell>
          <table:table-cell table:style-name="ce31"/>
          <table:table-cell table:style-name="ce62" table:formula="of:=SUM([.G218:.I218])" office:value-type="float" office:value="1">
            <text:p>1.0</text:p>
          </table:table-cell>
          <table:table-cell table:style-name="ce78"/>
          <table:table-cell table:style-name="ce78" office:value-type="float" office:value="1">
            <text:p>1.00</text:p>
          </table:table-cell>
          <table:table-cell table:style-name="ce78"/>
          <table:table-cell table:style-name="ce18" table:formula="of:=SUM([.E218]+[.H218]-[.D218])" office:value-type="float" office:value="1">
            <text:p>1.00</text:p>
          </table:table-cell>
          <table:table-cell table:style-name="ce18"/>
          <table:table-cell/>
          <table:table-cell/>
          <table:table-cell table:style-name="ce92" table:formula="of:=SUM([.R21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Fix: Details panels diffs (this is the time consuming part)</text:p>
          </table:table-cell>
          <table:table-cell table:style-name="ce102"/>
          <table:table-cell table:style-name="ce107" table:formula="of:=SUM(IF([.Q218]&lt;&gt;0;[.L218]/[.Q218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2" office:value-type="string">
            <text:p>Enable/Disable Tools per User Access</text:p>
          </table:table-cell>
          <table:table-cell table:style-name="ce16" office:value-type="string">
            <text:p>V2</text:p>
          </table:table-cell>
          <table:table-cell table:style-name="ce27" office:value-type="float" office:value="0">
            <text:p>0.00</text:p>
          </table:table-cell>
          <table:table-cell table:style-name="ce31"/>
          <table:table-cell table:style-name="ce62" table:formula="of:=SUM([.G219:.I219])" office:value-type="float" office:value="0">
            <text:p>0.0</text:p>
          </table:table-cell>
          <table:table-cell table:style-name="ce78"/>
          <table:table-cell table:style-name="ce78" office:value-type="float" office:value="0">
            <text:p>0.00</text:p>
          </table:table-cell>
          <table:table-cell table:style-name="ce78"/>
          <table:table-cell table:style-name="ce18" table:formula="of:=SUM([.E219]+[.H219]-[.D219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1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Fix: Details panels diffs (this is the time consuming part)</text:p>
          </table:table-cell>
          <table:table-cell table:style-name="ce102"/>
          <table:table-cell table:style-name="ce107" table:formula="of:=SUM(IF([.Q219]&lt;&gt;0;[.L219]/[.Q21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Editing How-To [Wiki]</text:p>
          </table:table-cell>
          <table:table-cell table:style-name="ce16" office:value-type="string">
            <text:p>V1</text:p>
          </table:table-cell>
          <table:table-cell table:style-name="ce23" office:value-type="float" office:value="0">
            <text:p>0.00</text:p>
          </table:table-cell>
          <table:table-cell table:style-name="ce31"/>
          <table:table-cell table:style-name="ce58" table:formula="of:=SUM([.G220:.I220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20]+[.G220]-[.D220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2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Fix: Details panels diffs (this is the time consuming part)</text:p>
          </table:table-cell>
          <table:table-cell table:style-name="ce102"/>
          <table:table-cell table:style-name="ce107" table:formula="of:=SUM(IF([.Q220]&lt;&gt;0;[.L220]/[.Q220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Cmd Mgr [Undo/Redo]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21:.I221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21]+[.G221]-[.D221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2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robably okay</text:p>
          </table:table-cell>
          <table:table-cell table:style-name="ce102"/>
          <table:table-cell table:style-name="ce107" table:formula="of:=SUM(IF([.Q221]&lt;&gt;0;[.L221]/[.Q221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Save Changes (&amp; Discard)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22:.I222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22]+[.G222]-[.D222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2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robably okay</text:p>
          </table:table-cell>
          <table:table-cell table:style-name="ce102"/>
          <table:table-cell table:style-name="ce107" table:formula="of:=SUM(IF([.Q222]&lt;&gt;0;[.L222]/[.Q222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Mouse Handler</text:p>
          </table:table-cell>
          <table:table-cell table:style-name="ce16" office:value-type="string">
            <text:p>V1</text:p>
          </table:table-cell>
          <table:table-cell table:style-name="ce34" office:value-type="string">
            <text:p>x</text:p>
          </table:table-cell>
          <table:table-cell table:style-name="ce23"/>
          <table:table-cell table:style-name="ce66" office:value-type="string">
            <text:p>x</text:p>
          </table:table-cell>
          <table:table-cell/>
          <table:table-cell table:style-name="Default"/>
          <table:table-cell table:style-name="ce83"/>
          <table:table-cell table:style-name="ce18" table:formula="of:=SUM([.E223]+[.F223]-[.D223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2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Works</text:p>
          </table:table-cell>
          <table:table-cell table:style-name="ce102"/>
          <table:table-cell table:style-name="ce107" table:formula="of:=SUM(IF([.Q223]&lt;&gt;0;[.L223]/[.Q223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Zoom and Pan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31"/>
          <table:table-cell table:style-name="ce58" table:formula="of:=SUM([.G224:.I224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24]+[.G224]-[.D224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2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Fix: Details panels diffs (this is the time consuming part)</text:p>
          </table:table-cell>
          <table:table-cell table:style-name="ce102"/>
          <table:table-cell table:style-name="ce107" table:formula="of:=SUM(IF([.Q224]&lt;&gt;0;[.L224]/[.Q224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Doubleclick handler</text:p>
          </table:table-cell>
          <table:table-cell table:style-name="ce16" office:value-type="string">
            <text:p>V2</text:p>
          </table:table-cell>
          <table:table-cell table:style-name="ce28" office:value-type="float" office:value="0">
            <text:p>0.00</text:p>
          </table:table-cell>
          <table:table-cell table:style-name="ce31"/>
          <table:table-cell table:style-name="ce58" table:formula="of:=SUM([.G225:.I225])" office:value-type="float" office:value="0">
            <text:p>0.0</text:p>
          </table:table-cell>
          <table:table-cell table:style-name="ce78"/>
          <table:table-cell table:style-name="ce78" office:value-type="float" office:value="0">
            <text:p>0.00</text:p>
          </table:table-cell>
          <table:table-cell table:style-name="ce78"/>
          <table:table-cell table:style-name="ce18" table:formula="of:=SUM([.E225]+[.H225]-[.D225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2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Fix: Details panels diffs (this is the time consuming part)</text:p>
          </table:table-cell>
          <table:table-cell table:style-name="ce102"/>
          <table:table-cell table:style-name="ce107" table:formula="of:=SUM(IF([.Q225]&lt;&gt;0;[.L225]/[.Q225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Compass Rose</text:p>
          </table:table-cell>
          <table:table-cell table:style-name="ce16" office:value-type="string">
            <text:p>V1</text:p>
          </table:table-cell>
          <table:table-cell table:style-name="ce22" office:value-type="string">
            <text:p>x</text:p>
          </table:table-cell>
          <table:table-cell table:style-name="ce23"/>
          <table:table-cell table:style-name="ce56" office:value-type="string">
            <text:p>x</text:p>
          </table:table-cell>
          <table:table-cell table:style-name="ce78"/>
          <table:table-cell/>
          <table:table-cell table:style-name="ce82"/>
          <table:table-cell table:style-name="ce18" table:formula="of:=SUM([.E226]+[.F226]-[.D226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2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i.e., Geofeatures, Highlights, Shadows, Tiles / Seems to work, but need to compare against V1 and make sure I didn't break anything</text:p>
          </table:table-cell>
          <table:table-cell table:style-name="ce102"/>
          <table:table-cell table:style-name="ce107" table:formula="of:=SUM(IF([.Q226]&lt;&gt;0;[.L226]/[.Q226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Pan Arrows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27:.I227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27]+[.G227]-[.D227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2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robably okay</text:p>
          </table:table-cell>
          <table:table-cell table:style-name="ce102"/>
          <table:table-cell table:style-name="ce107" table:formula="of:=SUM(IF([.Q227]&lt;&gt;0;[.L227]/[.Q227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Throbber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28:.I228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28]+[.G228]-[.D228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2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robably okay</text:p>
          </table:table-cell>
          <table:table-cell table:style-name="ce102"/>
          <table:table-cell table:style-name="ce107" table:formula="of:=SUM(IF([.Q228]&lt;&gt;0;[.L228]/[.Q228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Pan Arrows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29:.I229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29]+[.G229]-[.D229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2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robably okay</text:p>
          </table:table-cell>
          <table:table-cell table:style-name="ce102"/>
          <table:table-cell table:style-name="ce107" table:formula="of:=SUM(IF([.Q229]&lt;&gt;0;[.L229]/[.Q22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View Stack Chevrons</text:p>
          </table:table-cell>
          <table:table-cell table:style-name="ce16" office:value-type="string">
            <text:p>V1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30:.I230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30]+[.G230]-[.D230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3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i.e., Geofeatures, Highlights, Shadows, Tiles / Seems to work, but need to compare against V1 and make sure I didn't break anything</text:p>
          </table:table-cell>
          <table:table-cell table:style-name="ce102"/>
          <table:table-cell table:style-name="ce107" table:formula="of:=SUM(IF([.Q230]&lt;&gt;0;[.L230]/[.Q230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Search Button</text:p>
          </table:table-cell>
          <table:table-cell table:style-name="ce16" office:value-type="string">
            <text:p>V1</text:p>
          </table:table-cell>
          <table:table-cell table:style-name="ce22" office:value-type="string">
            <text:p>x</text:p>
          </table:table-cell>
          <table:table-cell table:style-name="ce23"/>
          <table:table-cell table:style-name="ce56" office:value-type="string">
            <text:p>x</text:p>
          </table:table-cell>
          <table:table-cell table:style-name="ce78"/>
          <table:table-cell/>
          <table:table-cell table:style-name="ce82"/>
          <table:table-cell table:style-name="ce18" table:formula="of:=SUM([.E231]+[.F231]-[.D231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3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i.e., Geofeatures, Highlights, Shadows, Tiles / Seems to work, but need to compare against V1 and make sure I didn't break anything</text:p>
          </table:table-cell>
          <table:table-cell table:style-name="ce102"/>
          <table:table-cell table:style-name="ce107" table:formula="of:=SUM(IF([.Q231]&lt;&gt;0;[.L231]/[.Q231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Convert to Search Box</text:p>
          </table:table-cell>
          <table:table-cell table:style-name="ce16" office:value-type="string">
            <text:p>Vn</text:p>
          </table:table-cell>
          <table:table-cell table:style-name="ce28" office:value-type="float" office:value="0">
            <text:p>0.00</text:p>
          </table:table-cell>
          <table:table-cell table:style-name="ce23"/>
          <table:table-cell table:style-name="ce58" table:formula="of:=SUM([.G232:.I232])" office:value-type="float" office:value="0">
            <text:p>0.0</text:p>
          </table:table-cell>
          <table:table-cell table:style-name="ce78"/>
          <table:table-cell table:style-name="Default"/>
          <table:table-cell table:style-name="ce78" office:value-type="float" office:value="0">
            <text:p>0.00</text:p>
          </table:table-cell>
          <table:table-cell table:style-name="ce18" table:formula="of:=SUM([.E232]+[.I232]-[.D232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3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i.e., Geofeatures, Highlights, Shadows, Tiles / Seems to work, but need to compare against V1 and make sure I didn't break anything</text:p>
          </table:table-cell>
          <table:table-cell table:style-name="ce102"/>
          <table:table-cell table:style-name="ce107" table:formula="of:=SUM(IF([.Q232]&lt;&gt;0;[.L232]/[.Q232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Mode Selector (View-mode, Edit-mode)</text:p>
          </table:table-cell>
          <table:table-cell table:style-name="ce16" office:value-type="string">
            <text:p>Vn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33:.I233])" office:value-type="float" office:value="0">
            <text:p>0.0</text:p>
          </table:table-cell>
          <table:table-cell table:style-name="ce78"/>
          <table:table-cell table:style-name="Default"/>
          <table:table-cell table:style-name="ce78" office:value-type="float" office:value="0">
            <text:p>0.00</text:p>
          </table:table-cell>
          <table:table-cell table:style-name="ce18" table:formula="of:=SUM([.E233]+[.I233]-[.D233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3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i.e., Geofeatures, Highlights, Shadows, Tiles / Seems to work, but need to compare against V1 and make sure I didn't break anything</text:p>
          </table:table-cell>
          <table:table-cell table:style-name="ce102"/>
          <table:table-cell table:style-name="ce107" table:formula="of:=SUM(IF([.Q233]&lt;&gt;0;[.L233]/[.Q233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Tiles (Incl. Aerial)</text:p>
          </table:table-cell>
          <table:table-cell table:style-name="ce16" office:value-type="string">
            <text:p>V1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34:.I234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34]+[.G234]-[.D234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3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Works</text:p>
          </table:table-cell>
          <table:table-cell table:style-name="ce102"/>
          <table:table-cell table:style-name="ce107" table:formula="of:=SUM(IF([.Q234]&lt;&gt;0;[.L234]/[.Q234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Map Key</text:p>
          </table:table-cell>
          <table:table-cell table:style-name="ce16" office:value-type="string">
            <text:p>V1</text:p>
          </table:table-cell>
          <table:table-cell table:style-name="ce22" office:value-type="string">
            <text:p>x</text:p>
          </table:table-cell>
          <table:table-cell table:style-name="ce23"/>
          <table:table-cell table:style-name="ce56" office:value-type="string">
            <text:p>x</text:p>
          </table:table-cell>
          <table:table-cell table:style-name="ce78"/>
          <table:table-cell/>
          <table:table-cell table:style-name="ce82"/>
          <table:table-cell table:style-name="ce18" table:formula="of:=SUM([.E235]+[.F235]-[.D235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3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i.e., Geofeatures, Highlights, Shadows, Tiles / Seems to work, but need to compare against V1 and make sure I didn't break anything</text:p>
          </table:table-cell>
          <table:table-cell table:style-name="ce102"/>
          <table:table-cell table:style-name="ce107" table:formula="of:=SUM(IF([.Q235]&lt;&gt;0;[.L235]/[.Q235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Make More Hideable</text:p>
          </table:table-cell>
          <table:table-cell table:style-name="ce16" office:value-type="string">
            <text:p>V2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36:.I236])" office:value-type="float" office:value="0">
            <text:p>0.0</text:p>
          </table:table-cell>
          <table:table-cell table:style-name="ce78"/>
          <table:table-cell table:style-name="ce78" office:value-type="float" office:value="0">
            <text:p>0.00</text:p>
          </table:table-cell>
          <table:table-cell table:style-name="ce78"/>
          <table:table-cell table:style-name="ce18" table:formula="of:=SUM([.E236]+[.H236]-[.D236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3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robably okay</text:p>
          </table:table-cell>
          <table:table-cell table:style-name="ce102"/>
          <table:table-cell table:style-name="ce107" table:formula="of:=SUM(IF([.Q236]&lt;&gt;0;[.L236]/[.Q236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Scale Widget</text:p>
          </table:table-cell>
          <table:table-cell table:style-name="ce16" office:value-type="string">
            <text:p>V1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37:.I237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37]+[.G237]-[.D237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3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i.e., Geofeatures, Highlights, Shadows, Tiles / Seems to work, but need to compare against V1 and make sure I didn't break anything</text:p>
          </table:table-cell>
          <table:table-cell table:style-name="ce102"/>
          <table:table-cell table:style-name="ce107" table:formula="of:=SUM(IF([.Q237]&lt;&gt;0;[.L237]/[.Q237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Map Widgets</text:p>
          </table:table-cell>
          <table:table-cell table:style-name="ce16" office:value-type="string">
            <text:p>V1</text:p>
          </table:table-cell>
          <table:table-cell table:style-name="ce22" office:value-type="string">
            <text:p>x</text:p>
          </table:table-cell>
          <table:table-cell table:style-name="ce23"/>
          <table:table-cell table:style-name="ce56" office:value-type="string">
            <text:p>x</text:p>
          </table:table-cell>
          <table:table-cell table:style-name="ce78"/>
          <table:table-cell/>
          <table:table-cell table:style-name="ce82"/>
          <table:table-cell table:style-name="ce18" table:formula="of:=SUM([.E238]+[.F238]-[.D238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3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i.e., Geofeatures, Highlights, Shadows, Tiles / Seems to work, but need to compare against V1 and make sure I didn't break anything</text:p>
          </table:table-cell>
          <table:table-cell table:style-name="ce102"/>
          <table:table-cell table:style-name="ce107" table:formula="of:=SUM(IF([.Q238]&lt;&gt;0;[.L238]/[.Q238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Pointing Widget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39:.I239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39]+[.G239]-[.D239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3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robably okay</text:p>
          </table:table-cell>
          <table:table-cell table:style-name="ce102"/>
          <table:table-cell table:style-name="ce107" table:formula="of:=SUM(IF([.Q239]&lt;&gt;0;[.L239]/[.Q23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Support Packages</text:p>
          </table:table-cell>
          <table:table-cell table:style-name="ce16" office:value-type="string">
            <text:p>V1</text:p>
          </table:table-cell>
          <table:table-cell table:style-name="ce35" office:value-type="float" office:value="0">
            <text:p>0.00</text:p>
          </table:table-cell>
          <table:table-cell table:style-name="ce28"/>
          <table:table-cell table:style-name="ce55" office:value-type="string">
            <text:p>x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40]+[.G240]-[.D240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4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Finish coding new map canvas update classes / Test pan/zoom, change rev/branch/user / Skip: test rev browser, discussions, routes (See their Panels for the workpackage) / For working copy update, don't add to Branch Conflicts panel, just assume working copy item wins and bump version so it saves</text:p>
          </table:table-cell>
          <table:table-cell table:style-name="ce102"/>
          <table:table-cell table:style-name="ce107" table:formula="of:=SUM(IF([.Q240]&lt;&gt;0;[.L240]/[.Q240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m4 Preprocessor</text:p>
          </table:table-cell>
          <table:table-cell table:style-name="ce16" office:value-type="string">
            <text:p>V1</text:p>
          </table:table-cell>
          <table:table-cell table:style-name="ce22" office:value-type="string">
            <text:p>x</text:p>
          </table:table-cell>
          <table:table-cell table:style-name="ce23"/>
          <table:table-cell table:style-name="ce56" office:value-type="string">
            <text:p>x</text:p>
          </table:table-cell>
          <table:table-cell/>
          <table:table-cell table:style-name="Default"/>
          <table:table-cell table:style-name="ce82"/>
          <table:table-cell table:style-name="ce18" table:formula="of:=SUM([.E241]+[.F241]-[.D241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4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i.e., Geofeatures, Highlights, Shadows, Tiles / Seems to work, but need to compare against V1 and make sure I didn't break anything</text:p>
          </table:table-cell>
          <table:table-cell table:style-name="ce102"/>
          <table:table-cell table:style-name="ce107" table:formula="of:=SUM(IF([.Q241]&lt;&gt;0;[.L241]/[.Q241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Basics: makefile, m4_DEBUG*, m4_ASSERT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42:.I242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42]+[.G242]-[.D242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4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42]&lt;&gt;0;[.L242]/[.Q242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Free (Release) vs. Checked (Debug) Build</text:p>
          </table:table-cell>
          <table:table-cell table:style-name="ce16" office:value-type="string">
            <text:p>V2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43:.I243])" office:value-type="float" office:value="0">
            <text:p>0.0</text:p>
          </table:table-cell>
          <table:table-cell table:style-name="ce78"/>
          <table:table-cell table:style-name="ce78" office:value-type="float" office:value="0">
            <text:p>0.00</text:p>
          </table:table-cell>
          <table:table-cell table:style-name="ce78"/>
          <table:table-cell table:style-name="ce18" table:formula="of:=SUM([.E243]+[.H243]-[.D243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4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43]&lt;&gt;0;[.L243]/[.Q243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Log/Trace Facility</text:p>
          </table:table-cell>
          <table:table-cell table:style-name="ce16" office:value-type="string">
            <text:p>V2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44:.I244])" office:value-type="float" office:value="0">
            <text:p>0.0</text:p>
          </table:table-cell>
          <table:table-cell table:style-name="ce78"/>
          <table:table-cell table:style-name="ce78" office:value-type="float" office:value="0">
            <text:p>0.00</text:p>
          </table:table-cell>
          <table:table-cell table:style-name="ce78"/>
          <table:table-cell table:style-name="ce18" table:formula="of:=SUM([.E244]+[.H244]-[.D244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4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i.e., Geofeatures, Highlights, Shadows, Tiles / Seems to work, but need to compare against V1 and make sure I didn't break anything</text:p>
          </table:table-cell>
          <table:table-cell table:style-name="ce102"/>
          <table:table-cell table:style-name="ce107" table:formula="of:=SUM(IF([.Q244]&lt;&gt;0;[.L244]/[.Q244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Network Stack</text:p>
          </table:table-cell>
          <table:table-cell table:style-name="ce16" office:value-type="string">
            <text:p>V2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45:.I245])" office:value-type="float" office:value="2">
            <text:p>2.0</text:p>
          </table:table-cell>
          <table:table-cell table:style-name="ce78"/>
          <table:table-cell table:style-name="ce78" office:value-type="float" office:value="2">
            <text:p>2.00</text:p>
          </table:table-cell>
          <table:table-cell table:style-name="Default"/>
          <table:table-cell table:style-name="ce18" table:formula="of:=SUM([.E245]+[.H245]-[.D245])" office:value-type="float" office:value="2">
            <text:p>2.00</text:p>
          </table:table-cell>
          <table:table-cell table:style-name="ce18"/>
          <table:table-cell/>
          <table:table-cell/>
          <table:table-cell table:style-name="ce92" table:formula="of:=SUM([.R24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i.e., Geofeatures, Highlights, Shadows, Tiles / Seems to work, but need to compare against V1 and make sure I didn't break anything</text:p>
          </table:table-cell>
          <table:table-cell table:style-name="ce102"/>
          <table:table-cell table:style-name="ce107" table:formula="of:=SUM(IF([.Q245]&lt;&gt;0;[.L245]/[.Q245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utils.misc Package</text:p>
          </table:table-cell>
          <table:table-cell table:style-name="ce16" office:value-type="string">
            <text:p>V1/2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46:.I246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46]+[.G246]-[.D246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4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i.e., Geofeatures, Highlights, Shadows, Tiles / Seems to work, but need to compare against V1 and make sure I didn't break anything</text:p>
          </table:table-cell>
          <table:table-cell table:style-name="ce102"/>
          <table:table-cell table:style-name="ce107" table:formula="of:=SUM(IF([.Q246]&lt;&gt;0;[.L246]/[.Q246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/>
          <table:table-cell table:style-name="ce16"/>
          <table:table-cell table:style-name="ce33"/>
          <table:table-cell table:style-name="ce23"/>
          <table:table-cell table:style-name="ce67"/>
          <table:table-cell table:style-name="ce78" table:number-columns-repeated="3"/>
          <table:table-cell table:style-name="ce18" table:number-columns-repeated="2"/>
          <table:table-cell/>
          <table:table-cell/>
          <table:table-cell table:style-name="ce92" table:formula="of:=SUM([.R24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247]&lt;&gt;0;[.L247]/[.Q247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8" office:value-type="string">
            <text:p>Pyserver</text:p>
          </table:table-cell>
          <table:table-cell table:style-name="ce16" office:value-type="string">
            <text:p>V1</text:p>
          </table:table-cell>
          <table:table-cell table:style-name="ce20" office:value-type="string">
            <text:p>x</text:p>
          </table:table-cell>
          <table:table-cell table:style-name="ce25"/>
          <table:table-cell table:style-name="ce54" office:value-type="string">
            <text:p>x</text:p>
          </table:table-cell>
          <table:table-cell table:style-name="ce77"/>
          <table:table-cell/>
          <table:table-cell table:style-name="ce77"/>
          <table:table-cell table:style-name="ce18" table:formula="of:=SUM([.E248]+[.F248]-[.D248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4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248]&lt;&gt;0;[.L248]/[.Q248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GWIS Commands</text:p>
          </table:table-cell>
          <table:table-cell table:style-name="ce16" office:value-type="string">
            <text:p>V1</text:p>
          </table:table-cell>
          <table:table-cell table:style-name="ce24" office:value-type="string">
            <text:p>x</text:p>
          </table:table-cell>
          <table:table-cell table:style-name="ce32"/>
          <table:table-cell table:style-name="ce59" office:value-type="string">
            <text:p>x</text:p>
          </table:table-cell>
          <table:table-cell table:style-name="ce77"/>
          <table:table-cell/>
          <table:table-cell table:style-name="ce77"/>
          <table:table-cell table:style-name="ce18" table:formula="of:=SUM([.E249]+[.F249]-[.D249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4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249]&lt;&gt;0;[.L249]/[.Q24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Geocode</text:p>
          </table:table-cell>
          <table:table-cell table:style-name="ce16" office:value-type="string">
            <text:p>V1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50:.I250])" office:value-type="float" office:value="4">
            <text:p>4.0</text:p>
          </table:table-cell>
          <table:table-cell table:style-name="ce78" office:value-type="float" office:value="4">
            <text:p>4.00</text:p>
          </table:table-cell>
          <table:table-cell table:style-name="Default"/>
          <table:table-cell table:style-name="ce78"/>
          <table:table-cell table:style-name="ce18" table:formula="of:=SUM([.E250]+[.G250]-[.D250])" office:value-type="float" office:value="4">
            <text:p>4.00</text:p>
          </table:table-cell>
          <table:table-cell table:style-name="ce18"/>
          <table:table-cell/>
          <table:table-cell/>
          <table:table-cell table:style-name="ce92" table:formula="of:=SUM([.R25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Need to integrate Fernado's search code / Need to edit code to use V2 / SQL is complicated and touchy, buffering time for unknowns</text:p>
          </table:table-cell>
          <table:table-cell table:style-name="ce102"/>
          <table:table-cell table:style-name="ce107" table:formula="of:=SUM(IF([.Q250]&lt;&gt;0;[.L250]/[.Q250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Checkout</text:p>
          </table:table-cell>
          <table:table-cell table:style-name="ce16" office:value-type="string">
            <text:p>V1</text:p>
          </table:table-cell>
          <table:table-cell table:style-name="ce22" office:value-type="string">
            <text:p>x</text:p>
          </table:table-cell>
          <table:table-cell table:style-name="ce23"/>
          <table:table-cell table:style-name="ce56" office:value-type="string">
            <text:p>x</text:p>
          </table:table-cell>
          <table:table-cell table:style-name="ce78"/>
          <table:table-cell/>
          <table:table-cell table:style-name="ce82"/>
          <table:table-cell table:style-name="ce18" table:formula="of:=SUM([.E251]+[.F251]-[.D251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5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Getting current version seems to be working / Need to test historic and diff fetches; fairly confident it works (and fairly confident SQL fix would be easyish)</text:p>
          </table:table-cell>
          <table:table-cell table:style-name="ce102"/>
          <table:table-cell table:style-name="ce107" table:formula="of:=SUM(IF([.Q251]&lt;&gt;0;[.L251]/[.Q251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Public Branch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52:.I252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52]+[.G252]-[.D252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5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52]&lt;&gt;0;[.L252]/[.Q252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Any Branch</text:p>
          </table:table-cell>
          <table:table-cell table:style-name="ce16" office:value-type="string">
            <text:p>V2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53:.I253])" office:value-type="float" office:value="0">
            <text:p>0.0</text:p>
          </table:table-cell>
          <table:table-cell table:style-name="ce78"/>
          <table:table-cell table:style-name="ce78" office:value-type="float" office:value="0">
            <text:p>0.00</text:p>
          </table:table-cell>
          <table:table-cell table:style-name="ce78"/>
          <table:table-cell table:style-name="ce18" table:formula="of:=SUM([.E253]+[.H253]-[.D253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5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53]&lt;&gt;0;[.L253]/[.Q253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Performance Issues</text:p>
          </table:table-cell>
          <table:table-cell table:style-name="ce16" office:value-type="string">
            <text:p>V2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54:.I254])" office:value-type="float" office:value="16">
            <text:p>16.0</text:p>
          </table:table-cell>
          <table:table-cell table:style-name="ce78"/>
          <table:table-cell table:style-name="ce78" office:value-type="float" office:value="16">
            <text:p>16.00</text:p>
          </table:table-cell>
          <table:table-cell table:style-name="ce78"/>
          <table:table-cell table:style-name="ce18" table:formula="of:=SUM([.E254]+[.H254]-[.D254])" office:value-type="float" office:value="16">
            <text:p>16.00</text:p>
          </table:table-cell>
          <table:table-cell table:style-name="ce18"/>
          <table:table-cell table:style-name="ce78" office:value-type="float" office:value="16">
            <text:p>16.00</text:p>
          </table:table-cell>
          <table:table-cell/>
          <table:table-cell table:style-name="ce92" table:formula="of:=SUM([.R25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54]&lt;&gt;0;[.L254]/[.Q254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Commit</text:p>
          </table:table-cell>
          <table:table-cell table:style-name="ce16" office:value-type="string">
            <text:p>V1</text:p>
          </table:table-cell>
          <table:table-cell table:style-name="ce22" office:value-type="string">
            <text:p>x</text:p>
          </table:table-cell>
          <table:table-cell table:style-name="ce23"/>
          <table:table-cell table:style-name="ce56" office:value-type="string">
            <text:p>x</text:p>
          </table:table-cell>
          <table:table-cell table:style-name="ce78"/>
          <table:table-cell/>
          <table:table-cell table:style-name="ce82"/>
          <table:table-cell table:style-name="ce18" table:formula="of:=SUM([.E255]+[.F255]-[.D255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5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ython and SQL changes / Needs to work with new item class / Needs to work with new group access control / For each existing item being saved, check that user has rights via group_item_access.access_level / For each new item being saved, check user has rights via new_item_policy, and set new items permissions accordingly, then appy client-supplied permissions, checking permissions once again (so two steps: create item, then save item like it's an existing item)</text:p>
          </table:table-cell>
          <table:table-cell table:style-name="ce102"/>
          <table:table-cell table:style-name="ce107" table:formula="of:=SUM(IF([.Q255]&lt;&gt;0;[.L255]/[.Q255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Save Public Branch Items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56:.I256])" office:value-type="float" office:value="4">
            <text:p>4.0</text:p>
          </table:table-cell>
          <table:table-cell table:style-name="ce78" office:value-type="float" office:value="4">
            <text:p>4.00</text:p>
          </table:table-cell>
          <table:table-cell table:style-name="Default"/>
          <table:table-cell table:style-name="ce78"/>
          <table:table-cell table:style-name="ce18" table:formula="of:=SUM([.E256]+[.G256]-[.D256])" office:value-type="float" office:value="4">
            <text:p>4.00</text:p>
          </table:table-cell>
          <table:table-cell table:style-name="ce18"/>
          <table:table-cell/>
          <table:table-cell/>
          <table:table-cell table:style-name="ce92" table:formula="of:=SUM([.R25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56]&lt;&gt;0;[.L256]/[.Q256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Save Any Branch Items</text:p>
          </table:table-cell>
          <table:table-cell table:style-name="ce16" office:value-type="string">
            <text:p>V2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57:.I257])" office:value-type="float" office:value="4">
            <text:p>4.0</text:p>
          </table:table-cell>
          <table:table-cell table:style-name="ce78"/>
          <table:table-cell table:style-name="ce78" office:value-type="float" office:value="4">
            <text:p>4.00</text:p>
          </table:table-cell>
          <table:table-cell table:style-name="ce78"/>
          <table:table-cell table:style-name="ce18" table:formula="of:=SUM([.E257]+[.H257]-[.D257])" office:value-type="float" office:value="4">
            <text:p>4.00</text:p>
          </table:table-cell>
          <table:table-cell table:style-name="ce18"/>
          <table:table-cell/>
          <table:table-cell/>
          <table:table-cell table:style-name="ce92" table:formula="of:=SUM([.R25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57]&lt;&gt;0;[.L257]/[.Q257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Save Group Access Permissions</text:p>
          </table:table-cell>
          <table:table-cell table:style-name="ce16" office:value-type="string">
            <text:p>V2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58:.I258])" office:value-type="float" office:value="4">
            <text:p>4.0</text:p>
          </table:table-cell>
          <table:table-cell table:style-name="ce78"/>
          <table:table-cell table:style-name="ce78" office:value-type="float" office:value="4">
            <text:p>4.00</text:p>
          </table:table-cell>
          <table:table-cell table:style-name="ce78"/>
          <table:table-cell table:style-name="ce18" table:formula="of:=SUM([.E258]+[.H258]-[.D258])" office:value-type="float" office:value="4">
            <text:p>4.00</text:p>
          </table:table-cell>
          <table:table-cell table:style-name="ce18"/>
          <table:table-cell/>
          <table:table-cell/>
          <table:table-cell table:style-name="ce92" table:formula="of:=SUM([.R25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58]&lt;&gt;0;[.L258]/[.Q258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Ratings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59:.I259])" office:value-type="float" office:value="1">
            <text:p>1.0</text:p>
          </table:table-cell>
          <table:table-cell table:style-name="ce78" office:value-type="float" office:value="1">
            <text:p>1.00</text:p>
          </table:table-cell>
          <table:table-cell table:style-name="Default"/>
          <table:table-cell table:style-name="ce78"/>
          <table:table-cell table:style-name="ce18" table:formula="of:=SUM([.E259]+[.G259]-[.D259])" office:value-type="float" office:value="1">
            <text:p>1.00</text:p>
          </table:table-cell>
          <table:table-cell table:style-name="ce18"/>
          <table:table-cell/>
          <table:table-cell/>
          <table:table-cell table:style-name="ce92" table:formula="of:=SUM([.R25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59]&lt;&gt;0;[.L259]/[.Q25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Item Watchers</text:p>
          </table:table-cell>
          <table:table-cell table:style-name="ce16" office:value-type="string">
            <text:p>V1</text:p>
          </table:table-cell>
          <table:table-cell table:style-name="ce29" office:value-type="string">
            <text:p>x</text:p>
          </table:table-cell>
          <table:table-cell table:style-name="ce27"/>
          <table:table-cell table:style-name="ce58" office:value-type="string">
            <text:p>x</text:p>
          </table:table-cell>
          <table:table-cell/>
          <table:table-cell table:style-name="Default"/>
          <table:table-cell table:style-name="ce82"/>
          <table:table-cell table:style-name="ce18" table:formula="of:=SUM([.E260]+[.F260]-[.D260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6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60]&lt;&gt;0;[.L260]/[.Q260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2" office:value-type="string">
            <text:p>Regions</text:p>
          </table:table-cell>
          <table:table-cell table:style-name="ce16" office:value-type="string">
            <text:p>V1</text:p>
          </table:table-cell>
          <table:table-cell table:style-name="ce23" office:value-type="float" office:value="0">
            <text:p>0.00</text:p>
          </table:table-cell>
          <table:table-cell table:style-name="ce27"/>
          <table:table-cell table:style-name="ce62" table:formula="of:=SUM([.G261:.I261])" office:value-type="float" office:value="1">
            <text:p>1.0</text:p>
          </table:table-cell>
          <table:table-cell table:style-name="ce78" office:value-type="float" office:value="1">
            <text:p>1.00</text:p>
          </table:table-cell>
          <table:table-cell table:style-name="Default"/>
          <table:table-cell table:style-name="ce78"/>
          <table:table-cell table:style-name="ce18" table:formula="of:=SUM([.E261]+[.G261]-[.D261])" office:value-type="float" office:value="1">
            <text:p>1.00</text:p>
          </table:table-cell>
          <table:table-cell table:style-name="ce18"/>
          <table:table-cell/>
          <table:table-cell/>
          <table:table-cell table:style-name="ce92" table:formula="of:=SUM([.R26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61]&lt;&gt;0;[.L261]/[.Q261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2" office:value-type="string">
            <text:p>Any Item Type</text:p>
          </table:table-cell>
          <table:table-cell table:style-name="ce16" office:value-type="string">
            <text:p>V2</text:p>
          </table:table-cell>
          <table:table-cell table:style-name="ce23" office:value-type="float" office:value="0">
            <text:p>0.00</text:p>
          </table:table-cell>
          <table:table-cell table:style-name="ce27"/>
          <table:table-cell table:style-name="ce62" table:formula="of:=SUM([.G262:.I262])" office:value-type="float" office:value="1">
            <text:p>1.0</text:p>
          </table:table-cell>
          <table:table-cell table:style-name="ce78"/>
          <table:table-cell table:style-name="ce78" office:value-type="float" office:value="1">
            <text:p>1.00</text:p>
          </table:table-cell>
          <table:table-cell table:style-name="ce78"/>
          <table:table-cell table:style-name="ce18" table:formula="of:=SUM([.E262]+[.H262]-[.D262])" office:value-type="float" office:value="1">
            <text:p>1.00</text:p>
          </table:table-cell>
          <table:table-cell table:style-name="ce18"/>
          <table:table-cell/>
          <table:table-cell/>
          <table:table-cell table:style-name="ce92" table:formula="of:=SUM([.R26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62]&lt;&gt;0;[.L262]/[.Q262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Item Readers</text:p>
          </table:table-cell>
          <table:table-cell table:style-name="ce16" office:value-type="string">
            <text:p>V1</text:p>
          </table:table-cell>
          <table:table-cell table:style-name="ce29" office:value-type="string">
            <text:p>x</text:p>
          </table:table-cell>
          <table:table-cell table:style-name="ce27"/>
          <table:table-cell table:style-name="ce58" office:value-type="string">
            <text:p>x</text:p>
          </table:table-cell>
          <table:table-cell table:style-name="ce78"/>
          <table:table-cell/>
          <table:table-cell table:style-name="ce82"/>
          <table:table-cell table:style-name="ce18" table:formula="of:=SUM([.E263]+[.F263]-[.D263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6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63]&lt;&gt;0;[.L263]/[.Q263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2" office:value-type="string">
            <text:p>Threads/Posts</text:p>
          </table:table-cell>
          <table:table-cell table:style-name="ce16" office:value-type="string">
            <text:p>V1</text:p>
          </table:table-cell>
          <table:table-cell table:style-name="ce23" office:value-type="float" office:value="0">
            <text:p>0.00</text:p>
          </table:table-cell>
          <table:table-cell table:style-name="ce27"/>
          <table:table-cell table:style-name="ce62" table:formula="of:=SUM([.G264:.I264])" office:value-type="float" office:value="1">
            <text:p>1.0</text:p>
          </table:table-cell>
          <table:table-cell table:style-name="ce78" office:value-type="float" office:value="1">
            <text:p>1.00</text:p>
          </table:table-cell>
          <table:table-cell table:style-name="Default"/>
          <table:table-cell table:style-name="ce78"/>
          <table:table-cell table:style-name="ce18" table:formula="of:=SUM([.E264]+[.G264]-[.D264])" office:value-type="float" office:value="1">
            <text:p>1.00</text:p>
          </table:table-cell>
          <table:table-cell table:style-name="ce18"/>
          <table:table-cell/>
          <table:table-cell/>
          <table:table-cell table:style-name="ce92" table:formula="of:=SUM([.R26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64]&lt;&gt;0;[.L264]/[.Q264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2" office:value-type="string">
            <text:p>Any Item Type</text:p>
          </table:table-cell>
          <table:table-cell table:style-name="ce16" office:value-type="string">
            <text:p>V2</text:p>
          </table:table-cell>
          <table:table-cell table:style-name="ce23" office:value-type="float" office:value="0">
            <text:p>0.00</text:p>
          </table:table-cell>
          <table:table-cell table:style-name="ce27"/>
          <table:table-cell table:style-name="ce62" table:formula="of:=SUM([.G265:.I265])" office:value-type="float" office:value="1">
            <text:p>1.0</text:p>
          </table:table-cell>
          <table:table-cell table:style-name="ce78"/>
          <table:table-cell table:style-name="ce78" office:value-type="float" office:value="1">
            <text:p>1.00</text:p>
          </table:table-cell>
          <table:table-cell table:style-name="ce78"/>
          <table:table-cell table:style-name="ce18" table:formula="of:=SUM([.E265]+[.H265]-[.D265])" office:value-type="float" office:value="1">
            <text:p>1.00</text:p>
          </table:table-cell>
          <table:table-cell table:style-name="ce18"/>
          <table:table-cell/>
          <table:table-cell/>
          <table:table-cell table:style-name="ce92" table:formula="of:=SUM([.R26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65]&lt;&gt;0;[.L265]/[.Q265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Branches</text:p>
          </table:table-cell>
          <table:table-cell table:style-name="ce16" office:value-type="string">
            <text:p>V2</text:p>
          </table:table-cell>
          <table:table-cell table:style-name="ce22" office:value-type="string">
            <text:p>x</text:p>
          </table:table-cell>
          <table:table-cell table:style-name="ce23"/>
          <table:table-cell table:style-name="ce56" office:value-type="string">
            <text:p>x</text:p>
          </table:table-cell>
          <table:table-cell table:style-name="ce78"/>
          <table:table-cell/>
          <table:table-cell table:style-name="ce82"/>
          <table:table-cell table:style-name="ce18" table:formula="of:=SUM([.E266]+[.F266]-[.D266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6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ython and SQL changes / Needs to work with new item class / Needs to work with new group access control / For each existing item being saved, check that user has rights via group_item_access.access_level / For each new item being saved, check user has rights via new_item_policy, and set new items permissions accordingly, then appy client-supplied permissions, checking permissions once again (so two steps: create item, then save item like it's an existing item)</text:p>
          </table:table-cell>
          <table:table-cell table:style-name="ce102"/>
          <table:table-cell table:style-name="ce107" table:formula="of:=SUM(IF([.Q266]&lt;&gt;0;[.L266]/[.Q266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Create Branch</text:p>
          </table:table-cell>
          <table:table-cell table:style-name="ce16" office:value-type="string">
            <text:p>V3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67:.I267])" office:value-type="float" office:value="0">
            <text:p>0.0</text:p>
          </table:table-cell>
          <table:table-cell table:style-name="ce78"/>
          <table:table-cell table:style-name="Default"/>
          <table:table-cell table:style-name="ce78" office:value-type="float" office:value="0">
            <text:p>0.00</text:p>
          </table:table-cell>
          <table:table-cell table:style-name="ce18" table:formula="of:=SUM([.E267]+[.I267]-[.D267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6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67]&lt;&gt;0;[.L267]/[.Q267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Merge Two Branches</text:p>
          </table:table-cell>
          <table:table-cell table:style-name="ce16" office:value-type="string">
            <text:p>V2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68:.I268])" office:value-type="float" office:value="4">
            <text:p>4.0</text:p>
          </table:table-cell>
          <table:table-cell table:style-name="ce78"/>
          <table:table-cell table:style-name="ce78" office:value-type="float" office:value="4">
            <text:p>4.00</text:p>
          </table:table-cell>
          <table:table-cell table:style-name="ce78"/>
          <table:table-cell table:style-name="ce18" table:formula="of:=SUM([.E268]+[.H268]-[.D268])" office:value-type="float" office:value="4">
            <text:p>4.00</text:p>
          </table:table-cell>
          <table:table-cell table:style-name="ce18"/>
          <table:table-cell/>
          <table:table-cell/>
          <table:table-cell table:style-name="ce92" table:formula="of:=SUM([.R26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68]&lt;&gt;0;[.L268]/[.Q268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Update Branch</text:p>
          </table:table-cell>
          <table:table-cell table:style-name="ce16" office:value-type="string">
            <text:p>V2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69:.I269])" office:value-type="float" office:value="4">
            <text:p>4.0</text:p>
          </table:table-cell>
          <table:table-cell table:style-name="ce78"/>
          <table:table-cell table:style-name="ce78" office:value-type="float" office:value="4">
            <text:p>4.00</text:p>
          </table:table-cell>
          <table:table-cell table:style-name="ce78"/>
          <table:table-cell table:style-name="ce18" table:formula="of:=SUM([.E269]+[.H269]-[.D269])" office:value-type="float" office:value="4">
            <text:p>4.00</text:p>
          </table:table-cell>
          <table:table-cell table:style-name="ce18"/>
          <table:table-cell/>
          <table:table-cell/>
          <table:table-cell table:style-name="ce92" table:formula="of:=SUM([.R26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69]&lt;&gt;0;[.L269]/[.Q26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Export Branch</text:p>
          </table:table-cell>
          <table:table-cell table:style-name="ce16" office:value-type="string">
            <text:p>Vn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70:.I270])" office:value-type="float" office:value="0">
            <text:p>0.0</text:p>
          </table:table-cell>
          <table:table-cell table:style-name="ce78"/>
          <table:table-cell table:style-name="Default"/>
          <table:table-cell table:style-name="ce78" office:value-type="float" office:value="0">
            <text:p>0.00</text:p>
          </table:table-cell>
          <table:table-cell table:style-name="ce18" table:formula="of:=SUM([.E270]+[.I270]-[.D270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7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70]&lt;&gt;0;[.L270]/[.Q270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Import Branch</text:p>
          </table:table-cell>
          <table:table-cell table:style-name="ce16" office:value-type="string">
            <text:p>Vn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71:.I271])" office:value-type="float" office:value="0">
            <text:p>0.0</text:p>
          </table:table-cell>
          <table:table-cell table:style-name="ce78"/>
          <table:table-cell table:style-name="Default"/>
          <table:table-cell table:style-name="ce78" office:value-type="float" office:value="0">
            <text:p>0.00</text:p>
          </table:table-cell>
          <table:table-cell table:style-name="ce18" table:formula="of:=SUM([.E271]+[.I271]-[.D271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7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71]&lt;&gt;0;[.L271]/[.Q271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Revision History</text:p>
          </table:table-cell>
          <table:table-cell table:style-name="ce16" office:value-type="string">
            <text:p>V1</text:p>
          </table:table-cell>
          <table:table-cell table:style-name="ce25" office:value-type="string">
            <text:p>x</text:p>
          </table:table-cell>
          <table:table-cell table:style-name="ce44"/>
          <table:table-cell table:style-name="ce60" office:value-type="string">
            <text:p>x</text:p>
          </table:table-cell>
          <table:table-cell table:style-name="ce77"/>
          <table:table-cell/>
          <table:table-cell table:style-name="ce77"/>
          <table:table-cell table:style-name="ce18" table:formula="of:=SUM([.E272]+[.F272]-[.D272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7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272]&lt;&gt;0;[.L272]/[.Q272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Get History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73:.I273])" office:value-type="float" office:value="2">
            <text:p>2.0</text:p>
          </table:table-cell>
          <table:table-cell table:style-name="ce78" office:value-type="float" office:value="2">
            <text:p>2.00</text:p>
          </table:table-cell>
          <table:table-cell table:style-name="Default"/>
          <table:table-cell table:style-name="ce78"/>
          <table:table-cell table:style-name="ce18" table:formula="of:=SUM([.E273]+[.G273]-[.D273])" office:value-type="float" office:value="2">
            <text:p>2.00</text:p>
          </table:table-cell>
          <table:table-cell table:style-name="ce18"/>
          <table:table-cell/>
          <table:table-cell/>
          <table:table-cell table:style-name="ce92" table:formula="of:=SUM([.R27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73]&lt;&gt;0;[.L273]/[.Q273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Revert Revision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74:.I274])" office:value-type="float" office:value="2">
            <text:p>2.0</text:p>
          </table:table-cell>
          <table:table-cell table:style-name="ce78" office:value-type="float" office:value="2">
            <text:p>2.00</text:p>
          </table:table-cell>
          <table:table-cell table:style-name="Default"/>
          <table:table-cell table:style-name="ce78"/>
          <table:table-cell table:style-name="ce18" table:formula="of:=SUM([.E274]+[.G274]-[.D274])" office:value-type="float" office:value="2">
            <text:p>2.00</text:p>
          </table:table-cell>
          <table:table-cell table:style-name="ce18"/>
          <table:table-cell/>
          <table:table-cell/>
          <table:table-cell table:style-name="ce92" table:formula="of:=SUM([.R27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Check group permissions / Revert only items for which user has editor access / Create new revision according to what was reverted and what wasn't, and create for appropriate groups</text:p>
          </table:table-cell>
          <table:table-cell table:style-name="ce102"/>
          <table:table-cell table:style-name="ce107" table:formula="of:=SUM(IF([.Q274]&lt;&gt;0;[.L274]/[.Q274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1" office:value-type="string">
            <text:p>Put Feedback</text:p>
          </table:table-cell>
          <table:table-cell table:style-name="ce16" office:value-type="string">
            <text:p>V1</text:p>
          </table:table-cell>
          <table:table-cell table:style-name="ce28" office:value-type="float" office:value="0">
            <text:p>0.00</text:p>
          </table:table-cell>
          <table:table-cell table:style-name="ce27"/>
          <table:table-cell table:style-name="ce58" table:formula="of:=SUM([.G275:.I275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75]+[.G275]-[.D275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7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Nothing really changed, just need to test</text:p>
          </table:table-cell>
          <table:table-cell table:style-name="ce102"/>
          <table:table-cell table:style-name="ce107" table:formula="of:=SUM(IF([.Q275]&lt;&gt;0;[.L275]/[.Q275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Route</text:p>
          </table:table-cell>
          <table:table-cell table:style-name="ce16" office:value-type="string">
            <text:p>V1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76:.I276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76]+[.G276]-[.D276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7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Get Route, Put Feedback, Share Route / Get Route uses routed, so should be okay / Put Feedback should use new SQL, but should be simple / Share Route should use new group access permissions (check user has rights to edit, update group_item_access); can hopefully use new item_put code to do this</text:p>
          </table:table-cell>
          <table:table-cell table:style-name="ce102"/>
          <table:table-cell table:style-name="ce107" table:formula="of:=SUM(IF([.Q276]&lt;&gt;0;[.L276]/[.Q276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Thread</text:p>
          </table:table-cell>
          <table:table-cell table:style-name="ce16" office:value-type="string">
            <text:p>V1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77:.I277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77]+[.G277]-[.D277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7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Should use item_get instead / Get rid of thread_get and use item_versioned's thread.py class</text:p>
          </table:table-cell>
          <table:table-cell table:style-name="ce102"/>
          <table:table-cell table:style-name="ce107" table:formula="of:=SUM(IF([.Q277]&lt;&gt;0;[.L277]/[.Q277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User</text:p>
          </table:table-cell>
          <table:table-cell table:style-name="ce16" office:value-type="string">
            <text:p>V1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78:.I278])" office:value-type="float" office:value="0">
            <text:p>0.0</text:p>
          </table:table-cell>
          <table:table-cell table:style-name="ce78" office:value-type="float" office:value="0">
            <text:p>0.00</text:p>
          </table:table-cell>
          <table:table-cell table:style-name="Default"/>
          <table:table-cell table:style-name="ce78"/>
          <table:table-cell table:style-name="ce18" table:formula="of:=SUM([.E278]+[.G278]-[.D278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7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Seems to be working</text:p>
          </table:table-cell>
          <table:table-cell table:style-name="ce102"/>
          <table:table-cell table:style-name="ce107" table:formula="of:=SUM(IF([.Q278]&lt;&gt;0;[.L278]/[.Q278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Group Access Get</text:p>
          </table:table-cell>
          <table:table-cell table:style-name="ce16" office:value-type="string">
            <text:p>V2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79:.I279])" office:value-type="float" office:value="0">
            <text:p>0.0</text:p>
          </table:table-cell>
          <table:table-cell table:style-name="ce78"/>
          <table:table-cell table:style-name="ce78" office:value-type="float" office:value="0">
            <text:p>0.00</text:p>
          </table:table-cell>
          <table:table-cell table:style-name="ce78"/>
          <table:table-cell table:style-name="ce18" table:formula="of:=SUM([.E279]+[.H279]-[.D279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7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turn list of groups and access_level for user at requested revisions</text:p>
          </table:table-cell>
          <table:table-cell table:style-name="ce102"/>
          <table:table-cell table:style-name="ce107" table:formula="of:=SUM(IF([.Q279]&lt;&gt;0;[.L279]/[.Q27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New Item Policy Get</text:p>
          </table:table-cell>
          <table:table-cell table:style-name="ce16" office:value-type="string">
            <text:p>V2</text:p>
          </table:table-cell>
          <table:table-cell table:style-name="ce33" office:value-type="float" office:value="0">
            <text:p>0.00</text:p>
          </table:table-cell>
          <table:table-cell table:style-name="ce23"/>
          <table:table-cell table:style-name="ce56" table:formula="of:=SUM([.G280:.I280])" office:value-type="float" office:value="0">
            <text:p>0.0</text:p>
          </table:table-cell>
          <table:table-cell table:style-name="ce78"/>
          <table:table-cell table:style-name="ce78" office:value-type="float" office:value="0">
            <text:p>0.00</text:p>
          </table:table-cell>
          <table:table-cell table:style-name="ce78"/>
          <table:table-cell table:style-name="ce18" table:formula="of:=SUM([.E280]+[.H280]-[.D280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8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turn new item policy list for user at requesed revision for branch</text:p>
          </table:table-cell>
          <table:table-cell table:style-name="ce102"/>
          <table:table-cell table:style-name="ce107" table:formula="of:=SUM(IF([.Q280]&lt;&gt;0;[.L280]/[.Q280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Watcher Emails </text:p>
          </table:table-cell>
          <table:table-cell table:style-name="ce16" office:value-type="string">
            <text:p>V1</text:p>
          </table:table-cell>
          <table:table-cell table:style-name="ce35" office:value-type="float" office:value="0">
            <text:p>0.00</text:p>
          </table:table-cell>
          <table:table-cell table:style-name="ce28"/>
          <table:table-cell table:style-name="ce55" table:formula="of:=SUM([.G281:.I281])" office:value-type="float" office:value="4">
            <text:p>4.0</text:p>
          </table:table-cell>
          <table:table-cell table:style-name="ce78" office:value-type="float" office:value="4">
            <text:p>4.00</text:p>
          </table:table-cell>
          <table:table-cell table:style-name="Default"/>
          <table:table-cell table:style-name="ce78"/>
          <table:table-cell table:style-name="ce18" table:formula="of:=SUM([.E281]+[.G281]-[.D281])" office:value-type="float" office:value="4">
            <text:p>4.00</text:p>
          </table:table-cell>
          <table:table-cell table:style-name="ce18"/>
          <table:table-cell/>
          <table:table-cell/>
          <table:table-cell table:style-name="ce92" table:formula="of:=SUM([.R28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Send watch item emails / Use new database schema</text:p>
          </table:table-cell>
          <table:table-cell table:style-name="ce102"/>
          <table:table-cell table:style-name="ce107" table:formula="of:=SUM(IF([.Q281]&lt;&gt;0;[.L281]/[.Q281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table:number-columns-repeated="2"/>
          <table:table-cell table:style-name="ce35"/>
          <table:table-cell table:style-name="ce28"/>
          <table:table-cell table:style-name="ce68"/>
          <table:table-cell table:style-name="ce78" table:number-columns-repeated="3"/>
          <table:table-cell table:style-name="ce18" table:number-columns-repeated="2"/>
          <table:table-cell/>
          <table:table-cell/>
          <table:table-cell table:style-name="ce92" table:formula="of:=SUM([.R28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282]&lt;&gt;0;[.L282]/[.Q282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8" office:value-type="string">
            <text:p>Route Daemon (routed)</text:p>
          </table:table-cell>
          <table:table-cell table:style-name="ce16" office:value-type="string">
            <text:p>V1</text:p>
          </table:table-cell>
          <table:table-cell table:style-name="ce36" office:value-type="string">
            <text:p>x</text:p>
          </table:table-cell>
          <table:table-cell table:style-name="ce41"/>
          <table:table-cell table:style-name="ce69" office:value-type="string">
            <text:p>x</text:p>
          </table:table-cell>
          <table:table-cell table:style-name="ce79"/>
          <table:table-cell/>
          <table:table-cell table:style-name="ce82"/>
          <table:table-cell table:style-name="ce18" table:formula="of:=SUM([.E283]+[.F283]-[.D283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8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tgraph and route_finder need to use new database model / Complicated SQL / Need to fetch attributes link values, which is new code / Takes a while to load routed and to test changes (routed takes 30+ sec. to boot, probably now because of separate attribute link_value fetches)</text:p>
          </table:table-cell>
          <table:table-cell table:style-name="ce102"/>
          <table:table-cell table:style-name="ce107" table:formula="of:=SUM(IF([.Q283]&lt;&gt;0;[.L283]/[.Q283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Route Using Public Map</text:p>
          </table:table-cell>
          <table:table-cell table:style-name="ce16" office:value-type="string">
            <text:p>V1</text:p>
          </table:table-cell>
          <table:table-cell table:style-name="ce37" office:value-type="float" office:value="0">
            <text:p>0.00</text:p>
          </table:table-cell>
          <table:table-cell table:style-name="ce41"/>
          <table:table-cell table:style-name="ce55" table:formula="of:=SUM([.G284:.I284])" office:value-type="float" office:value="8">
            <text:p>8.0</text:p>
          </table:table-cell>
          <table:table-cell table:style-name="ce79" office:value-type="float" office:value="8">
            <text:p>8.00</text:p>
          </table:table-cell>
          <table:table-cell table:style-name="Default"/>
          <table:table-cell table:style-name="ce79"/>
          <table:table-cell table:style-name="ce18" table:formula="of:=SUM([.E284]+[.G284]-[.D284])" office:value-type="float" office:value="8">
            <text:p>8.00</text:p>
          </table:table-cell>
          <table:table-cell table:style-name="ce18"/>
          <table:table-cell/>
          <table:table-cell/>
          <table:table-cell table:style-name="ce92" table:formula="of:=SUM([.R28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Code cleanup / I wrote lots of FIXMEs but that was when I was understanding the problem; I think most are done or obsolete or no-ops, but I still want to check them all / Buffering a little time in case something is wrong and I have to fix the schema update scripts / It can take all night long to run the update scripts, so it takes a while to test changes / I'm not as keen on archiving the existing tables, since it seems to leave cruft (e.g., it you archive a table, some fcns. in the public schema still point to it) / Note sure what the solution is: probably can just clean it up later, I can't think of a good solution that's easy and not risky</text:p>
          </table:table-cell>
          <table:table-cell table:style-name="ce102"/>
          <table:table-cell table:style-name="ce107" table:formula="of:=SUM(IF([.Q284]&lt;&gt;0;[.L284]/[.Q284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Route Using Any Branch</text:p>
          </table:table-cell>
          <table:table-cell table:style-name="ce16" office:value-type="string">
            <text:p>V2</text:p>
          </table:table-cell>
          <table:table-cell table:style-name="ce37" office:value-type="float" office:value="0">
            <text:p>0.00</text:p>
          </table:table-cell>
          <table:table-cell table:style-name="ce41"/>
          <table:table-cell table:style-name="ce55" table:formula="of:=SUM([.G285:.I285])" office:value-type="float" office:value="8">
            <text:p>8.0</text:p>
          </table:table-cell>
          <table:table-cell table:style-name="ce79"/>
          <table:table-cell table:style-name="ce79" office:value-type="float" office:value="8">
            <text:p>8.00</text:p>
          </table:table-cell>
          <table:table-cell table:style-name="ce79"/>
          <table:table-cell table:style-name="ce18" table:formula="of:=SUM([.E285]+[.H285]-[.D285])" office:value-type="float" office:value="8">
            <text:p>8.00</text:p>
          </table:table-cell>
          <table:table-cell table:style-name="ce18"/>
          <table:table-cell/>
          <table:table-cell/>
          <table:table-cell table:style-name="ce92" table:formula="of:=SUM([.R28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Code cleanup / I wrote lots of FIXMEs but that was when I was understanding the problem; I think most are done or obsolete or no-ops, but I still want to check them all / Buffering a little time in case something is wrong and I have to fix the schema update scripts / It can take all night long to run the update scripts, so it takes a while to test changes / I'm not as keen on archiving the existing tables, since it seems to leave cruft (e.g., it you archive a table, some fcns. in the public schema still point to it) / Note sure what the solution is: probably can just clean it up later, I can't think of a good solution that's easy and not risky</text:p>
          </table:table-cell>
          <table:table-cell table:style-name="ce102"/>
          <table:table-cell table:style-name="ce107" table:formula="of:=SUM(IF([.Q285]&lt;&gt;0;[.L285]/[.Q285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8" table:number-columns-repeated="2"/>
          <table:table-cell table:style-name="ce38"/>
          <table:table-cell table:style-name="ce41"/>
          <table:table-cell table:style-name="ce70"/>
          <table:table-cell table:style-name="ce79" table:number-columns-repeated="3"/>
          <table:table-cell table:style-name="ce18" table:number-columns-repeated="2"/>
          <table:table-cell/>
          <table:table-cell/>
          <table:table-cell table:style-name="ce92" table:formula="of:=SUM([.R28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286]&lt;&gt;0;[.L286]/[.Q286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8" office:value-type="string">
            <text:p>TileCache</text:p>
          </table:table-cell>
          <table:table-cell table:style-name="ce16" office:value-type="string">
            <text:p>V1</text:p>
          </table:table-cell>
          <table:table-cell table:style-name="ce38" office:value-type="float" office:value="0">
            <text:p>0.00</text:p>
          </table:table-cell>
          <table:table-cell table:style-name="ce41"/>
          <table:table-cell table:style-name="ce69" table:formula="of:=SUM([.G287:.I287])" office:value-type="float" office:value="0">
            <text:p>0.0</text:p>
          </table:table-cell>
          <table:table-cell table:style-name="ce79" office:value-type="float" office:value="0">
            <text:p>0.00</text:p>
          </table:table-cell>
          <table:table-cell table:style-name="Default"/>
          <table:table-cell table:style-name="ce79"/>
          <table:table-cell table:style-name="ce18" table:formula="of:=SUM([.E287]+[.G287]-[.D287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8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Seems to be working / I updated SQL to fetch most recent revision of items from Public Branch for Anonymous User</text:p>
          </table:table-cell>
          <table:table-cell table:style-name="ce102"/>
          <table:table-cell table:style-name="ce107" table:formula="of:=SUM(IF([.Q287]&lt;&gt;0;[.L287]/[.Q287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8" table:number-columns-repeated="2"/>
          <table:table-cell table:style-name="ce38"/>
          <table:table-cell table:style-name="ce41"/>
          <table:table-cell table:style-name="ce70"/>
          <table:table-cell table:style-name="ce79"/>
          <table:table-cell table:style-name="Default"/>
          <table:table-cell table:style-name="ce79"/>
          <table:table-cell table:style-name="ce18" table:number-columns-repeated="2"/>
          <table:table-cell/>
          <table:table-cell/>
          <table:table-cell table:style-name="ce92" table:formula="of:=SUM([.R28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288]&lt;&gt;0;[.L288]/[.Q288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8" office:value-type="string">
            <text:p>MapServer</text:p>
          </table:table-cell>
          <table:table-cell table:style-name="ce16" office:value-type="string">
            <text:p>V1</text:p>
          </table:table-cell>
          <table:table-cell table:style-name="ce38" office:value-type="float" office:value="0">
            <text:p>0.00</text:p>
          </table:table-cell>
          <table:table-cell table:style-name="ce41"/>
          <table:table-cell table:style-name="ce69" table:formula="of:=SUM([.G289:.I289])" office:value-type="float" office:value="6">
            <text:p>6.0</text:p>
          </table:table-cell>
          <table:table-cell table:style-name="ce79" office:value-type="float" office:value="6">
            <text:p>6.00</text:p>
          </table:table-cell>
          <table:table-cell table:style-name="Default"/>
          <table:table-cell table:style-name="ce79"/>
          <table:table-cell table:style-name="ce18" table:formula="of:=SUM([.E289]+[.G289]-[.D289])" office:value-type="float" office:value="6">
            <text:p>6.00</text:p>
          </table:table-cell>
          <table:table-cell table:style-name="ce18"/>
          <table:table-cell/>
          <table:table-cell/>
          <table:table-cell table:style-name="ce92" table:formula="of:=SUM([.R28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Seems to be working</text:p>
          </table:table-cell>
          <table:table-cell table:style-name="ce102"/>
          <table:table-cell table:style-name="ce107" table:formula="of:=SUM(IF([.Q289]&lt;&gt;0;[.L289]/[.Q28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8" table:number-columns-repeated="2"/>
          <table:table-cell table:style-name="ce38"/>
          <table:table-cell table:style-name="ce41"/>
          <table:table-cell table:style-name="ce70"/>
          <table:table-cell table:style-name="ce79"/>
          <table:table-cell table:style-name="Default"/>
          <table:table-cell table:style-name="ce79"/>
          <table:table-cell table:style-name="ce18" table:number-columns-repeated="2"/>
          <table:table-cell/>
          <table:table-cell/>
          <table:table-cell table:style-name="ce92" table:formula="of:=SUM([.R29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290]&lt;&gt;0;[.L290]/[.Q290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8" office:value-type="string">
            <text:p>Scripts</text:p>
          </table:table-cell>
          <table:table-cell table:style-name="ce16" office:value-type="string">
            <text:p>V1</text:p>
          </table:table-cell>
          <table:table-cell table:style-name="ce20" office:value-type="string">
            <text:p>x</text:p>
          </table:table-cell>
          <table:table-cell table:style-name="ce24"/>
          <table:table-cell table:style-name="ce54" office:value-type="string">
            <text:p>x</text:p>
          </table:table-cell>
          <table:table-cell/>
          <table:table-cell table:style-name="Default"/>
          <table:table-cell table:style-name="ce77"/>
          <table:table-cell table:style-name="ce18" table:formula="of:=SUM([.E291]+[.F291]-[.D291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9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291]&lt;&gt;0;[.L291]/[.Q291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SQL</text:p>
          </table:table-cell>
          <table:table-cell table:style-name="ce16" office:value-type="string">
            <text:p>V1</text:p>
          </table:table-cell>
          <table:table-cell table:style-name="ce37" office:value-type="float" office:value="0">
            <text:p>0.00</text:p>
          </table:table-cell>
          <table:table-cell table:style-name="ce41"/>
          <table:table-cell table:style-name="ce55" table:formula="of:=SUM([.G292:.I292])" office:value-type="float" office:value="16">
            <text:p>16.0</text:p>
          </table:table-cell>
          <table:table-cell table:style-name="ce79" office:value-type="float" office:value="16">
            <text:p>16.00</text:p>
          </table:table-cell>
          <table:table-cell table:style-name="Default"/>
          <table:table-cell table:style-name="ce79"/>
          <table:table-cell table:style-name="ce18" table:formula="of:=SUM([.E292]+[.G292]-[.D292])" office:value-type="float" office:value="16">
            <text:p>16.00</text:p>
          </table:table-cell>
          <table:table-cell table:style-name="ce18"/>
          <table:table-cell table:style-name="ce79" office:value-type="float" office:value="16">
            <text:p>16.00</text:p>
          </table:table-cell>
          <table:table-cell/>
          <table:table-cell table:style-name="ce92" table:formula="of:=SUM([.R29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Code cleanup / I wrote lots of FIXMEs but that was when I was understanding the problem; I think most are done or obsolete or no-ops, but I still want to check them all / Buffering a little time in case something is wrong and I have to fix the schema update scripts / It can take all night long to run the update scripts, so it takes a while to test changes / I'm not as keen on archiving the existing tables, since it seems to leave cruft (e.g., it you archive a table, some fcns. in the public schema still point to it) / Note sure what the solution is: probably can just clean it up later, I can't think of a good solution that's easy and not risky</text:p>
          </table:table-cell>
          <table:table-cell table:style-name="ce102"/>
          <table:table-cell table:style-name="ce107" table:formula="of:=SUM(IF([.Q292]&lt;&gt;0;[.L292]/[.Q292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Auditor</text:p>
          </table:table-cell>
          <table:table-cell table:style-name="ce16" office:value-type="string">
            <text:p>V1</text:p>
          </table:table-cell>
          <table:table-cell table:style-name="ce37" office:value-type="float" office:value="0">
            <text:p>0.00</text:p>
          </table:table-cell>
          <table:table-cell table:style-name="ce41"/>
          <table:table-cell table:style-name="ce55" table:formula="of:=SUM([.G293:.I293])" office:value-type="float" office:value="8">
            <text:p>8.0</text:p>
          </table:table-cell>
          <table:table-cell table:style-name="ce79" office:value-type="float" office:value="8">
            <text:p>8.00</text:p>
          </table:table-cell>
          <table:table-cell table:style-name="Default"/>
          <table:table-cell table:style-name="ce79"/>
          <table:table-cell table:style-name="ce18" table:formula="of:=SUM([.E293]+[.G293]-[.D293])" office:value-type="float" office:value="8">
            <text:p>8.00</text:p>
          </table:table-cell>
          <table:table-cell table:style-name="ce18"/>
          <table:table-cell/>
          <table:table-cell/>
          <table:table-cell table:style-name="ce92" table:formula="of:=SUM([.R29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300 lines of SQL needs to be updated</text:p>
          </table:table-cell>
          <table:table-cell table:style-name="ce102"/>
          <table:table-cell table:style-name="ce107" table:formula="of:=SUM(IF([.Q293]&lt;&gt;0;[.L293]/[.Q293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Cron</text:p>
          </table:table-cell>
          <table:table-cell table:style-name="ce16" office:value-type="string">
            <text:p>V1</text:p>
          </table:table-cell>
          <table:table-cell table:style-name="ce37" office:value-type="float" office:value="0">
            <text:p>0.00</text:p>
          </table:table-cell>
          <table:table-cell table:style-name="ce41"/>
          <table:table-cell table:style-name="ce55" table:formula="of:=SUM([.G294:.I294])" office:value-type="float" office:value="4">
            <text:p>4.0</text:p>
          </table:table-cell>
          <table:table-cell table:style-name="ce79" office:value-type="float" office:value="4">
            <text:p>4.00</text:p>
          </table:table-cell>
          <table:table-cell table:style-name="Default"/>
          <table:table-cell table:style-name="ce79"/>
          <table:table-cell table:style-name="ce18" table:formula="of:=SUM([.E294]+[.G294]-[.D294])" office:value-type="float" office:value="4">
            <text:p>4.00</text:p>
          </table:table-cell>
          <table:table-cell table:style-name="ce18"/>
          <table:table-cell/>
          <table:table-cell/>
          <table:table-cell table:style-name="ce92" table:formula="of:=SUM([.R29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Mirroring public repository has a problem w/ permissions/ssh running from landonb's account</text:p>
          </table:table-cell>
          <table:table-cell table:style-name="ce102"/>
          <table:table-cell table:style-name="ce107" table:formula="of:=SUM(IF([.Q294]&lt;&gt;0;[.L294]/[.Q294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Usage</text:p>
          </table:table-cell>
          <table:table-cell table:style-name="ce16" office:value-type="string">
            <text:p>V1</text:p>
          </table:table-cell>
          <table:table-cell table:style-name="ce37" office:value-type="float" office:value="0">
            <text:p>0.00</text:p>
          </table:table-cell>
          <table:table-cell table:style-name="ce41"/>
          <table:table-cell table:style-name="ce55" table:formula="of:=SUM([.G295:.I295])" office:value-type="float" office:value="0">
            <text:p>0.0</text:p>
          </table:table-cell>
          <table:table-cell table:style-name="ce79" office:value-type="float" office:value="0">
            <text:p>0.00</text:p>
          </table:table-cell>
          <table:table-cell table:style-name="Default"/>
          <table:table-cell table:style-name="ce79"/>
          <table:table-cell table:style-name="ce18" table:formula="of:=SUM([.E295]+[.G295]-[.D295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9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The SQL used to make the gnuplots needs to be updated / Looks fairly straight-forward / Should also test / I'm not sure if a cron job runs this or what</text:p>
          </table:table-cell>
          <table:table-cell table:style-name="ce102"/>
          <table:table-cell table:style-name="ce107" table:formula="of:=SUM(IF([.Q295]&lt;&gt;0;[.L295]/[.Q295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Watcher Emails </text:p>
          </table:table-cell>
          <table:table-cell table:style-name="ce16" office:value-type="string">
            <text:p>V1</text:p>
          </table:table-cell>
          <table:table-cell table:style-name="ce37" office:value-type="float" office:value="0">
            <text:p>0.00</text:p>
          </table:table-cell>
          <table:table-cell table:style-name="ce41"/>
          <table:table-cell table:style-name="ce55" table:formula="of:=SUM([.G296:.I296])" office:value-type="float" office:value="4">
            <text:p>4.0</text:p>
          </table:table-cell>
          <table:table-cell table:style-name="ce79" office:value-type="float" office:value="4">
            <text:p>4.00</text:p>
          </table:table-cell>
          <table:table-cell table:style-name="Default"/>
          <table:table-cell table:style-name="ce79"/>
          <table:table-cell table:style-name="ce18" table:formula="of:=SUM([.E296]+[.G296]-[.D296])" office:value-type="float" office:value="4">
            <text:p>4.00</text:p>
          </table:table-cell>
          <table:table-cell table:style-name="ce18"/>
          <table:table-cell/>
          <table:table-cell/>
          <table:table-cell table:style-name="ce92" table:formula="of:=SUM([.R29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Test cron job / Test calling new item class</text:p>
          </table:table-cell>
          <table:table-cell table:style-name="ce102"/>
          <table:table-cell table:style-name="ce107" table:formula="of:=SUM(IF([.Q296]&lt;&gt;0;[.L296]/[.Q296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Misc</text:p>
          </table:table-cell>
          <table:table-cell table:style-name="ce16" office:value-type="string">
            <text:p>V1</text:p>
          </table:table-cell>
          <table:table-cell table:style-name="ce37" office:value-type="float" office:value="0">
            <text:p>0.00</text:p>
          </table:table-cell>
          <table:table-cell table:style-name="ce41"/>
          <table:table-cell table:style-name="ce55" table:formula="of:=SUM([.G297:.I297])" office:value-type="float" office:value="0">
            <text:p>0.0</text:p>
          </table:table-cell>
          <table:table-cell table:style-name="ce79" office:value-type="float" office:value="0">
            <text:p>0.00</text:p>
          </table:table-cell>
          <table:table-cell table:style-name="Default"/>
          <table:table-cell table:style-name="ce79"/>
          <table:table-cell table:style-name="ce18" table:formula="of:=SUM([.E297]+[.G297]-[.D297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29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Go through remaining script in the directory and see what else needs updating</text:p>
          </table:table-cell>
          <table:table-cell table:style-name="ce102"/>
          <table:table-cell table:style-name="ce107" table:formula="of:=SUM(IF([.Q297]&lt;&gt;0;[.L297]/[.Q297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Branches</text:p>
          </table:table-cell>
          <table:table-cell table:style-name="ce16" office:value-type="string">
            <text:p>V2</text:p>
          </table:table-cell>
          <table:table-cell table:style-name="ce21" office:value-type="string">
            <text:p>x</text:p>
          </table:table-cell>
          <table:table-cell table:style-name="ce23"/>
          <table:table-cell table:style-name="ce55" office:value-type="string">
            <text:p>x</text:p>
          </table:table-cell>
          <table:table-cell table:style-name="ce78"/>
          <table:table-cell/>
          <table:table-cell table:style-name="ce82"/>
          <table:table-cell table:style-name="ce18" table:formula="of:=SUM([.E298]+[.F298]-[.D298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29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ython and SQL changes / Needs to work with new item class / Needs to work with new group access control / For each existing item being saved, check that user has rights via group_item_access.access_level / For each new item being saved, check user has rights via new_item_policy, and set new items permissions accordingly, then appy client-supplied permissions, checking permissions once again (so two steps: create item, then save item like it's an existing item)</text:p>
          </table:table-cell>
          <table:table-cell table:style-name="ce102"/>
          <table:table-cell table:style-name="ce107" table:formula="of:=SUM(IF([.Q298]&lt;&gt;0;[.L298]/[.Q298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Create Branch</text:p>
          </table:table-cell>
          <table:table-cell table:style-name="ce16" office:value-type="string">
            <text:p>V2</text:p>
          </table:table-cell>
          <table:table-cell table:style-name="ce33" office:value-type="float" office:value="0">
            <text:p>0.00</text:p>
          </table:table-cell>
          <table:table-cell table:style-name="ce27"/>
          <table:table-cell table:style-name="ce56" table:formula="of:=SUM([.G299:.I299])" office:value-type="float" office:value="2">
            <text:p>2.0</text:p>
          </table:table-cell>
          <table:table-cell table:style-name="ce78"/>
          <table:table-cell table:style-name="ce78" office:value-type="float" office:value="2">
            <text:p>2.00</text:p>
          </table:table-cell>
          <table:table-cell table:style-name="ce78"/>
          <table:table-cell table:style-name="ce18" table:formula="of:=SUM([.E299]+[.H299]-[.D299])" office:value-type="float" office:value="2">
            <text:p>2.00</text:p>
          </table:table-cell>
          <table:table-cell table:style-name="ce18"/>
          <table:table-cell/>
          <table:table-cell/>
          <table:table-cell table:style-name="ce92" table:formula="of:=SUM([.R29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299]&lt;&gt;0;[.L299]/[.Q29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Copy Branch</text:p>
          </table:table-cell>
          <table:table-cell table:style-name="ce16" office:value-type="string">
            <text:p>V2</text:p>
          </table:table-cell>
          <table:table-cell table:style-name="ce33" office:value-type="float" office:value="0">
            <text:p>0.00</text:p>
          </table:table-cell>
          <table:table-cell table:style-name="ce27"/>
          <table:table-cell table:style-name="ce56" table:formula="of:=SUM([.G300:.I300])" office:value-type="float" office:value="2">
            <text:p>2.0</text:p>
          </table:table-cell>
          <table:table-cell table:style-name="ce78"/>
          <table:table-cell table:style-name="ce78" office:value-type="float" office:value="2">
            <text:p>2.00</text:p>
          </table:table-cell>
          <table:table-cell table:style-name="ce78"/>
          <table:table-cell table:style-name="ce18" table:formula="of:=SUM([.E300]+[.H300]-[.D300])" office:value-type="float" office:value="2">
            <text:p>2.00</text:p>
          </table:table-cell>
          <table:table-cell table:style-name="ce18"/>
          <table:table-cell/>
          <table:table-cell/>
          <table:table-cell table:style-name="ce92" table:formula="of:=SUM([.R30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300]&lt;&gt;0;[.L300]/[.Q300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Merge Branches</text:p>
          </table:table-cell>
          <table:table-cell table:style-name="ce16" office:value-type="string">
            <text:p>V2</text:p>
          </table:table-cell>
          <table:table-cell table:style-name="ce33" office:value-type="float" office:value="0">
            <text:p>0.00</text:p>
          </table:table-cell>
          <table:table-cell table:style-name="ce27"/>
          <table:table-cell table:style-name="ce56" table:formula="of:=SUM([.G301:.I301])" office:value-type="float" office:value="4">
            <text:p>4.0</text:p>
          </table:table-cell>
          <table:table-cell table:style-name="ce78"/>
          <table:table-cell table:style-name="ce78" office:value-type="float" office:value="4">
            <text:p>4.00</text:p>
          </table:table-cell>
          <table:table-cell table:style-name="ce78"/>
          <table:table-cell table:style-name="ce18" table:formula="of:=SUM([.E301]+[.H301]-[.D301])" office:value-type="float" office:value="4">
            <text:p>4.00</text:p>
          </table:table-cell>
          <table:table-cell table:style-name="ce18"/>
          <table:table-cell/>
          <table:table-cell/>
          <table:table-cell table:style-name="ce92" table:formula="of:=SUM([.R30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301]&lt;&gt;0;[.L301]/[.Q301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Import Branch</text:p>
          </table:table-cell>
          <table:table-cell table:style-name="ce16" office:value-type="string">
            <text:p>V2</text:p>
          </table:table-cell>
          <table:table-cell table:style-name="ce33" office:value-type="float" office:value="0">
            <text:p>0.00</text:p>
          </table:table-cell>
          <table:table-cell table:style-name="ce27"/>
          <table:table-cell table:style-name="ce56" table:formula="of:=SUM([.G302:.I302])" office:value-type="float" office:value="3">
            <text:p>3.0</text:p>
          </table:table-cell>
          <table:table-cell table:style-name="ce78"/>
          <table:table-cell table:style-name="ce78" office:value-type="float" office:value="3">
            <text:p>3.00</text:p>
          </table:table-cell>
          <table:table-cell table:style-name="ce78"/>
          <table:table-cell table:style-name="ce18" table:formula="of:=SUM([.E302]+[.H302]-[.D302])" office:value-type="float" office:value="3">
            <text:p>3.00</text:p>
          </table:table-cell>
          <table:table-cell table:style-name="ce18"/>
          <table:table-cell/>
          <table:table-cell/>
          <table:table-cell table:style-name="ce92" table:formula="of:=SUM([.R30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302]&lt;&gt;0;[.L302]/[.Q302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Export Branch</text:p>
          </table:table-cell>
          <table:table-cell table:style-name="ce16" office:value-type="string">
            <text:p>V2</text:p>
          </table:table-cell>
          <table:table-cell table:style-name="ce33" office:value-type="float" office:value="0">
            <text:p>0.00</text:p>
          </table:table-cell>
          <table:table-cell table:style-name="ce27"/>
          <table:table-cell table:style-name="ce56" table:formula="of:=SUM([.G303:.I303])" office:value-type="float" office:value="3">
            <text:p>3.0</text:p>
          </table:table-cell>
          <table:table-cell table:style-name="ce78"/>
          <table:table-cell table:style-name="ce78" office:value-type="float" office:value="3">
            <text:p>3.00</text:p>
          </table:table-cell>
          <table:table-cell table:style-name="ce78"/>
          <table:table-cell table:style-name="ce18" table:formula="of:=SUM([.E303]+[.H303]-[.D303])" office:value-type="float" office:value="3">
            <text:p>3.00</text:p>
          </table:table-cell>
          <table:table-cell table:style-name="ce18"/>
          <table:table-cell/>
          <table:table-cell/>
          <table:table-cell table:style-name="ce92" table:formula="of:=SUM([.R30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303]&lt;&gt;0;[.L303]/[.Q303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Groups</text:p>
          </table:table-cell>
          <table:table-cell table:style-name="ce16" office:value-type="string">
            <text:p>V2</text:p>
          </table:table-cell>
          <table:table-cell table:style-name="ce21" office:value-type="string">
            <text:p>x</text:p>
          </table:table-cell>
          <table:table-cell table:style-name="ce23"/>
          <table:table-cell table:style-name="ce55" office:value-type="string">
            <text:p>x</text:p>
          </table:table-cell>
          <table:table-cell table:style-name="ce78"/>
          <table:table-cell/>
          <table:table-cell table:style-name="ce82"/>
          <table:table-cell table:style-name="ce18" table:formula="of:=SUM([.E304]+[.F304]-[.D304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30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ython and SQL changes / Needs to work with new item class / Needs to work with new group access control / For each existing item being saved, check that user has rights via group_item_access.access_level / For each new item being saved, check user has rights via new_item_policy, and set new items permissions accordingly, then appy client-supplied permissions, checking permissions once again (so two steps: create item, then save item like it's an existing item)</text:p>
          </table:table-cell>
          <table:table-cell table:style-name="ce102"/>
          <table:table-cell table:style-name="ce107" table:formula="of:=SUM(IF([.Q304]&lt;&gt;0;[.L304]/[.Q304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Create Group</text:p>
          </table:table-cell>
          <table:table-cell table:style-name="ce16" office:value-type="string">
            <text:p>V2</text:p>
          </table:table-cell>
          <table:table-cell table:style-name="ce33" office:value-type="float" office:value="0">
            <text:p>0.00</text:p>
          </table:table-cell>
          <table:table-cell table:style-name="ce27"/>
          <table:table-cell table:style-name="ce56" table:formula="of:=SUM([.G305:.I305])" office:value-type="float" office:value="0">
            <text:p>0.0</text:p>
          </table:table-cell>
          <table:table-cell table:style-name="ce78"/>
          <table:table-cell table:style-name="ce78" office:value-type="float" office:value="0">
            <text:p>0.00</text:p>
          </table:table-cell>
          <table:table-cell table:style-name="ce78"/>
          <table:table-cell table:style-name="ce18" table:formula="of:=SUM([.E305]+[.H305]-[.D305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0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305]&lt;&gt;0;[.L305]/[.Q305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Update Memberships</text:p>
          </table:table-cell>
          <table:table-cell table:style-name="ce16" office:value-type="string">
            <text:p>V2</text:p>
          </table:table-cell>
          <table:table-cell table:style-name="ce33" office:value-type="float" office:value="0">
            <text:p>0.00</text:p>
          </table:table-cell>
          <table:table-cell table:style-name="ce27"/>
          <table:table-cell table:style-name="ce56" table:formula="of:=SUM([.G306:.I306])" office:value-type="float" office:value="0">
            <text:p>0.0</text:p>
          </table:table-cell>
          <table:table-cell table:style-name="ce78"/>
          <table:table-cell table:style-name="ce78" office:value-type="float" office:value="0">
            <text:p>0.00</text:p>
          </table:table-cell>
          <table:table-cell table:style-name="ce78"/>
          <table:table-cell table:style-name="ce18" table:formula="of:=SUM([.E306]+[.H306]-[.D306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0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Read from new group_revision table according to user and group memberships</text:p>
          </table:table-cell>
          <table:table-cell table:style-name="ce102"/>
          <table:table-cell table:style-name="ce107" table:formula="of:=SUM(IF([.Q306]&lt;&gt;0;[.L306]/[.Q306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number-columns-repeated="2"/>
          <table:table-cell table:style-name="ce39" table:number-columns-repeated="2"/>
          <table:table-cell/>
          <table:table-cell table:style-name="ce76" table:number-columns-repeated="3"/>
          <table:table-cell table:style-name="ce18" table:number-columns-repeated="2"/>
          <table:table-cell/>
          <table:table-cell/>
          <table:table-cell table:style-name="ce92" table:formula="of:=SUM([.R30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07]&lt;&gt;0;[.L307]/[.Q307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8" office:value-type="string">
            <text:p>GIS Export [Automated, e.g., nightly]</text:p>
          </table:table-cell>
          <table:table-cell table:style-name="ce16" office:value-type="string">
            <text:p>V2</text:p>
          </table:table-cell>
          <table:table-cell table:style-name="ce38" office:value-type="float" office:value="0">
            <text:p>0.00</text:p>
          </table:table-cell>
          <table:table-cell table:style-name="ce41"/>
          <table:table-cell table:style-name="ce69" table:formula="of:=SUM([.G308:.I308])" office:value-type="float" office:value="8">
            <text:p>8.0</text:p>
          </table:table-cell>
          <table:table-cell table:style-name="ce79"/>
          <table:table-cell table:style-name="ce79" office:value-type="float" office:value="8">
            <text:p>8.00</text:p>
          </table:table-cell>
          <table:table-cell table:style-name="ce79"/>
          <table:table-cell table:style-name="ce18" table:formula="of:=SUM([.E308]+[.H308]-[.D308])" office:value-type="float" office:value="8">
            <text:p>8.00</text:p>
          </table:table-cell>
          <table:table-cell table:style-name="ce18"/>
          <table:table-cell/>
          <table:table-cell/>
          <table:table-cell table:style-name="ce92" table:formula="of:=SUM([.R30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Seems to be working</text:p>
          </table:table-cell>
          <table:table-cell table:style-name="ce102"/>
          <table:table-cell table:style-name="ce107" table:formula="of:=SUM(IF([.Q308]&lt;&gt;0;[.L308]/[.Q308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8"/>
          <table:table-cell table:style-name="ce16"/>
          <table:table-cell table:style-name="ce38"/>
          <table:table-cell table:style-name="ce41"/>
          <table:table-cell table:style-name="ce70"/>
          <table:table-cell table:style-name="ce79" table:number-columns-repeated="3"/>
          <table:table-cell table:style-name="ce18" table:number-columns-repeated="2"/>
          <table:table-cell/>
          <table:table-cell/>
          <table:table-cell table:style-name="ce92" table:formula="of:=SUM([.R30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09]&lt;&gt;0;[.L309]/[.Q30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8" office:value-type="string">
            <text:p>Route Analytics</text:p>
          </table:table-cell>
          <table:table-cell table:style-name="ce16" office:value-type="string">
            <text:p>V2</text:p>
          </table:table-cell>
          <table:table-cell table:style-name="ce38" office:value-type="float" office:value="0">
            <text:p>0.00</text:p>
          </table:table-cell>
          <table:table-cell table:style-name="ce41"/>
          <table:table-cell table:style-name="ce69" table:formula="of:=SUM([.G310:.I310])" office:value-type="float" office:value="24">
            <text:p>24.0</text:p>
          </table:table-cell>
          <table:table-cell table:style-name="ce79"/>
          <table:table-cell table:style-name="ce79" office:value-type="float" office:value="24">
            <text:p>24.00</text:p>
          </table:table-cell>
          <table:table-cell table:style-name="ce79"/>
          <table:table-cell table:style-name="ce18" table:formula="of:=SUM([.E310]+[.H310]-[.D310])" office:value-type="float" office:value="24">
            <text:p>24.00</text:p>
          </table:table-cell>
          <table:table-cell table:style-name="ce18"/>
          <table:table-cell/>
          <table:table-cell/>
          <table:table-cell table:style-name="ce92" table:formula="of:=SUM([.R31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Seems to be working</text:p>
          </table:table-cell>
          <table:table-cell table:style-name="ce102"/>
          <table:table-cell table:style-name="ce107" table:formula="of:=SUM(IF([.Q310]&lt;&gt;0;[.L310]/[.Q310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8"/>
          <table:table-cell table:style-name="ce16"/>
          <table:table-cell table:style-name="ce38"/>
          <table:table-cell table:style-name="ce41"/>
          <table:table-cell table:style-name="ce70"/>
          <table:table-cell table:style-name="ce79" table:number-columns-repeated="3"/>
          <table:table-cell table:style-name="ce18" table:number-columns-repeated="2"/>
          <table:table-cell/>
          <table:table-cell/>
          <table:table-cell table:style-name="ce92" table:formula="of:=SUM([.R31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11]&lt;&gt;0;[.L311]/[.Q311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8" office:value-type="string">
            <text:p>MetCouncil + Cyclopath Conflation</text:p>
          </table:table-cell>
          <table:table-cell table:style-name="ce16" office:value-type="string">
            <text:p>V2</text:p>
          </table:table-cell>
          <table:table-cell table:style-name="ce38" office:value-type="float" office:value="0">
            <text:p>0.00</text:p>
          </table:table-cell>
          <table:table-cell table:style-name="ce41"/>
          <table:table-cell table:style-name="ce69" office:value-type="string">
            <text:p>x</text:p>
          </table:table-cell>
          <table:table-cell table:style-name="ce79"/>
          <table:table-cell/>
          <table:table-cell table:style-name="ce82"/>
          <table:table-cell table:style-name="ce18" table:formula="of:=SUM([.E312]+[.F312]-[.D312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31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Seems to be working</text:p>
          </table:table-cell>
          <table:table-cell table:style-name="ce102"/>
          <table:table-cell table:style-name="ce107" table:formula="of:=SUM(IF([.Q312]&lt;&gt;0;[.L312]/[.Q312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Audit OpenJump Data</text:p>
          </table:table-cell>
          <table:table-cell table:style-name="ce16" office:value-type="string">
            <text:p>V2</text:p>
          </table:table-cell>
          <table:table-cell table:style-name="ce37" office:value-type="float" office:value="0">
            <text:p>0.00</text:p>
          </table:table-cell>
          <table:table-cell table:style-name="ce23"/>
          <table:table-cell table:style-name="ce55" table:formula="of:=SUM([.G313:.I313])" office:value-type="float" office:value="4">
            <text:p>4.0</text:p>
          </table:table-cell>
          <table:table-cell table:style-name="ce78"/>
          <table:table-cell table:style-name="ce79" office:value-type="float" office:value="4">
            <text:p>4.00</text:p>
          </table:table-cell>
          <table:table-cell table:style-name="ce79"/>
          <table:table-cell table:style-name="ce18" table:formula="of:=SUM([.E313]+[.H313]-[.D313])" office:value-type="float" office:value="4">
            <text:p>4.00</text:p>
          </table:table-cell>
          <table:table-cell table:style-name="ce18"/>
          <table:table-cell/>
          <table:table-cell/>
          <table:table-cell table:style-name="ce92" table:formula="of:=SUM([.R31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ython and SQL changes / Needs to work with new item class / Needs to work with new group access control / For each existing item being saved, check that user has rights via group_item_access.access_level / For each new item being saved, check user has rights via new_item_policy, and set new items permissions accordingly, then appy client-supplied permissions, checking permissions once again (so two steps: create item, then save item like it's an existing item)</text:p>
          </table:table-cell>
          <table:table-cell table:style-name="ce102"/>
          <table:table-cell table:style-name="ce107" table:formula="of:=SUM(IF([.Q313]&lt;&gt;0;[.L313]/[.Q313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SQL Import Scripts</text:p>
          </table:table-cell>
          <table:table-cell table:style-name="ce16" office:value-type="string">
            <text:p>V2</text:p>
          </table:table-cell>
          <table:table-cell table:style-name="ce37" office:value-type="float" office:value="0">
            <text:p>0.00</text:p>
          </table:table-cell>
          <table:table-cell table:style-name="ce23"/>
          <table:table-cell table:style-name="ce55" table:formula="of:=SUM([.G314:.I314])" office:value-type="float" office:value="8">
            <text:p>8.0</text:p>
          </table:table-cell>
          <table:table-cell table:style-name="ce78"/>
          <table:table-cell table:style-name="ce79" office:value-type="float" office:value="8">
            <text:p>8.00</text:p>
          </table:table-cell>
          <table:table-cell table:style-name="ce79"/>
          <table:table-cell table:style-name="ce18" table:formula="of:=SUM([.E314]+[.H314]-[.D314])" office:value-type="float" office:value="8">
            <text:p>8.00</text:p>
          </table:table-cell>
          <table:table-cell table:style-name="ce18"/>
          <table:table-cell/>
          <table:table-cell/>
          <table:table-cell table:style-name="ce92" table:formula="of:=SUM([.R31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ython and SQL changes / Needs to work with new item class / Needs to work with new group access control / For each existing item being saved, check that user has rights via group_item_access.access_level / For each new item being saved, check user has rights via new_item_policy, and set new items permissions accordingly, then appy client-supplied permissions, checking permissions once again (so two steps: create item, then save item like it's an existing item)</text:p>
          </table:table-cell>
          <table:table-cell table:style-name="ce102"/>
          <table:table-cell table:style-name="ce107" table:formula="of:=SUM(IF([.Q314]&lt;&gt;0;[.L314]/[.Q314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Audit Imported Data</text:p>
          </table:table-cell>
          <table:table-cell table:style-name="ce16" office:value-type="string">
            <text:p>V2</text:p>
          </table:table-cell>
          <table:table-cell table:style-name="ce37" office:value-type="float" office:value="0">
            <text:p>0.00</text:p>
          </table:table-cell>
          <table:table-cell table:style-name="ce23"/>
          <table:table-cell table:style-name="ce55" table:formula="of:=SUM([.G315:.I315])" office:value-type="float" office:value="4">
            <text:p>4.0</text:p>
          </table:table-cell>
          <table:table-cell table:style-name="ce78"/>
          <table:table-cell table:style-name="ce79" office:value-type="float" office:value="4">
            <text:p>4.00</text:p>
          </table:table-cell>
          <table:table-cell table:style-name="ce79"/>
          <table:table-cell table:style-name="ce18" table:formula="of:=SUM([.E315]+[.H315]-[.D315])" office:value-type="float" office:value="4">
            <text:p>4.00</text:p>
          </table:table-cell>
          <table:table-cell table:style-name="ce18"/>
          <table:table-cell/>
          <table:table-cell/>
          <table:table-cell table:style-name="ce92" table:formula="of:=SUM([.R31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Python and SQL changes / Needs to work with new item class / Needs to work with new group access control / For each existing item being saved, check that user has rights via group_item_access.access_level / For each new item being saved, check user has rights via new_item_policy, and set new items permissions accordingly, then appy client-supplied permissions, checking permissions once again (so two steps: create item, then save item like it's an existing item)</text:p>
          </table:table-cell>
          <table:table-cell table:style-name="ce102"/>
          <table:table-cell table:style-name="ce107" table:formula="of:=SUM(IF([.Q315]&lt;&gt;0;[.L315]/[.Q315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number-columns-repeated="2"/>
          <table:table-cell table:style-name="ce39" table:number-columns-repeated="2"/>
          <table:table-cell/>
          <table:table-cell table:style-name="ce76" table:number-columns-repeated="3"/>
          <table:table-cell table:style-name="ce18" table:number-columns-repeated="2"/>
          <table:table-cell/>
          <table:table-cell/>
          <table:table-cell table:style-name="ce92" table:formula="of:=SUM([.R31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16]&lt;&gt;0;[.L316]/[.Q316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office:value-type="string">
            <text:p>Testing</text:p>
          </table:table-cell>
          <table:table-cell table:style-name="ce16" office:value-type="string">
            <text:p>V2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54" office:value-type="string">
            <text:p>x</text:p>
          </table:table-cell>
          <table:table-cell table:style-name="ce77"/>
          <table:table-cell/>
          <table:table-cell table:style-name="ce77"/>
          <table:table-cell table:style-name="ce18" table:formula="of:=SUM([.E317]+[.F317]-[.D317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31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17]&lt;&gt;0;[.L317]/[.Q317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Functional Testing</text:p>
          </table:table-cell>
          <table:table-cell table:style-name="ce16" office:value-type="string">
            <text:p>V2</text:p>
          </table:table-cell>
          <table:table-cell table:style-name="ce37" office:value-type="float" office:value="0">
            <text:p>0.00</text:p>
          </table:table-cell>
          <table:table-cell table:style-name="ce37"/>
          <table:table-cell table:style-name="ce55" table:formula="of:=SUM([.G318:.I318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18]+[.H318]-[.D318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1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18]&lt;&gt;0;[.L318]/[.Q318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User Testing</text:p>
          </table:table-cell>
          <table:table-cell table:style-name="ce16" office:value-type="string">
            <text:p>V2</text:p>
          </table:table-cell>
          <table:table-cell table:style-name="ce37" office:value-type="float" office:value="0">
            <text:p>0.00</text:p>
          </table:table-cell>
          <table:table-cell table:style-name="ce37"/>
          <table:table-cell table:style-name="ce55" table:formula="of:=SUM([.G319:.I319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19]+[.H319]-[.D319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1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19]&lt;&gt;0;[.L319]/[.Q31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number-columns-repeated="2"/>
          <table:table-cell table:style-name="ce40" table:number-columns-repeated="2"/>
          <table:table-cell table:style-name="ce72"/>
          <table:table-cell table:style-name="ce80" table:number-columns-repeated="3"/>
          <table:table-cell table:style-name="ce18" table:number-columns-repeated="2"/>
          <table:table-cell/>
          <table:table-cell/>
          <table:table-cell table:style-name="ce92" table:formula="of:=SUM([.R32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20]&lt;&gt;0;[.L320]/[.Q320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office:value-type="string">
            <text:p>Code Review</text:p>
          </table:table-cell>
          <table:table-cell table:style-name="ce16" office:value-type="string">
            <text:p>V2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54" office:value-type="string">
            <text:p>x</text:p>
          </table:table-cell>
          <table:table-cell table:style-name="ce77"/>
          <table:table-cell/>
          <table:table-cell table:style-name="ce77"/>
          <table:table-cell table:style-name="ce18" table:formula="of:=SUM([.E321]+[.F321]-[.D321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32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21]&lt;&gt;0;[.L321]/[.Q321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Flashclient Classes</text:p>
          </table:table-cell>
          <table:table-cell table:style-name="ce16" office:value-type="string">
            <text:p>V2</text:p>
          </table:table-cell>
          <table:table-cell table:style-name="ce24" office:value-type="string">
            <text:p>x</text:p>
          </table:table-cell>
          <table:table-cell table:style-name="ce24"/>
          <table:table-cell table:style-name="ce59" office:value-type="string">
            <text:p>x</text:p>
          </table:table-cell>
          <table:table-cell table:style-name="ce77"/>
          <table:table-cell/>
          <table:table-cell table:style-name="ce77"/>
          <table:table-cell table:style-name="ce18" table:formula="of:=SUM([.E322]+[.F322]-[.D322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32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22]&lt;&gt;0;[.L322]/[.Q322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Items</text:p>
          </table:table-cell>
          <table:table-cell table:style-name="ce16" office:value-type="string">
            <text:p>V2</text:p>
          </table:table-cell>
          <table:table-cell table:style-name="ce41" table:formula="of:=SUM([.D324];[.D329];[.D332];[.D340];[.D342];[.D343];[.D344])" office:value-type="float" office:value="0">
            <text:p>0.00</text:p>
          </table:table-cell>
          <table:table-cell table:style-name="ce41"/>
          <table:table-cell table:style-name="ce56" table:formula="of:=SUM([.G323:.I323])" office:value-type="float" office:value="0">
            <text:p>0.0</text:p>
          </table:table-cell>
          <table:table-cell table:style-name="ce79"/>
          <table:table-cell table:style-name="ce79" table:formula="of:=SUM([.H324];[.F329];[.H332];[.H340];[.H342];[.H343];[.F344])" office:value-type="float" office:value="0">
            <text:p>0.00</text:p>
          </table:table-cell>
          <table:table-cell table:style-name="ce79"/>
          <table:table-cell table:style-name="ce18" table:formula="of:=SUM([.E323]+[.H323]-[.D323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2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23]&lt;&gt;0;[.L323]/[.Q323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Map Canvas and Update</text:p>
          </table:table-cell>
          <table:table-cell table:style-name="ce16" office:value-type="string">
            <text:p>V2</text:p>
          </table:table-cell>
          <table:table-cell table:style-name="ce41" table:formula="of:=SUM([.D325];[.D330];[.D333];[.D342];[.D343];[.D344];[.D345])" office:value-type="float" office:value="0">
            <text:p>0.00</text:p>
          </table:table-cell>
          <table:table-cell table:style-name="ce41"/>
          <table:table-cell table:style-name="ce56" table:formula="of:=SUM([.G324:.I324])" office:value-type="float" office:value="0">
            <text:p>0.0</text:p>
          </table:table-cell>
          <table:table-cell table:style-name="ce79"/>
          <table:table-cell table:style-name="ce79" table:formula="of:=SUM([.H325];[.H330];[.H333];[.H342];[.H343];[.F344];[.F345])" office:value-type="float" office:value="0">
            <text:p>0.00</text:p>
          </table:table-cell>
          <table:table-cell table:style-name="ce79"/>
          <table:table-cell table:style-name="ce18" table:formula="of:=SUM([.E324]+[.H324]-[.D324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2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24]&lt;&gt;0;[.L324]/[.Q324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10" office:value-type="string">
            <text:p>Command and Tool</text:p>
          </table:table-cell>
          <table:table-cell table:style-name="ce16" office:value-type="string">
            <text:p>V2</text:p>
          </table:table-cell>
          <table:table-cell table:style-name="ce41" table:formula="of:=SUM([.D326];[.D331];[.D338];[.D343];[.D344];[.D345];[.D346])" office:value-type="float" office:value="0">
            <text:p>0.00</text:p>
          </table:table-cell>
          <table:table-cell table:style-name="ce41"/>
          <table:table-cell table:style-name="ce56" table:formula="of:=SUM([.G325:.I325])" office:value-type="float" office:value="0">
            <text:p>0.0</text:p>
          </table:table-cell>
          <table:table-cell table:style-name="ce79"/>
          <table:table-cell table:style-name="ce79" table:formula="of:=SUM([.H326];[.H331];[.H338];[.H343];[.F344];[.F345];[.H346])" office:value-type="float" office:value="0">
            <text:p>0.00</text:p>
          </table:table-cell>
          <table:table-cell table:style-name="ce79"/>
          <table:table-cell table:style-name="ce18" table:formula="of:=SUM([.E325]+[.H325]-[.D325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2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25]&lt;&gt;0;[.L325]/[.Q325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10" office:value-type="string">
            <text:p>dpanels and mxml</text:p>
          </table:table-cell>
          <table:table-cell table:style-name="ce16" office:value-type="string">
            <text:p>V2</text:p>
          </table:table-cell>
          <table:table-cell table:style-name="ce41" table:formula="of:=SUM([.D327];[.D332];[.D340];[.D344];[.D345];[.D346];[.D347])" office:value-type="float" office:value="0">
            <text:p>0.00</text:p>
          </table:table-cell>
          <table:table-cell table:style-name="ce41"/>
          <table:table-cell table:style-name="ce56" table:formula="of:=SUM([.G326:.I326])" office:value-type="float" office:value="0">
            <text:p>0.0</text:p>
          </table:table-cell>
          <table:table-cell table:style-name="ce79"/>
          <table:table-cell table:style-name="ce79" table:formula="of:=SUM([.H327];[.H332];[.H340];[.F344];[.F345];[.H346];[.H347])" office:value-type="float" office:value="0">
            <text:p>0.00</text:p>
          </table:table-cell>
          <table:table-cell table:style-name="ce79"/>
          <table:table-cell table:style-name="ce18" table:formula="of:=SUM([.E326]+[.H326]-[.D326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2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26]&lt;&gt;0;[.L326]/[.Q326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10" office:value-type="string">
            <text:p>Network and GWIS</text:p>
          </table:table-cell>
          <table:table-cell table:style-name="ce16" office:value-type="string">
            <text:p>V2</text:p>
          </table:table-cell>
          <table:table-cell table:style-name="ce41" table:formula="of:=SUM([.D329];[.D333];[.D342];[.D345];[.D346];[.D347];[.D348])" office:value-type="float" office:value="0">
            <text:p>0.00</text:p>
          </table:table-cell>
          <table:table-cell table:style-name="ce41"/>
          <table:table-cell table:style-name="ce56" table:formula="of:=SUM([.G327:.I327])" office:value-type="float" office:value="0">
            <text:p>0.0</text:p>
          </table:table-cell>
          <table:table-cell table:style-name="ce79"/>
          <table:table-cell table:style-name="ce79" table:formula="of:=SUM([.F329];[.H333];[.H342];[.F345];[.H346];[.H347];[.H348])" office:value-type="float" office:value="0">
            <text:p>0.00</text:p>
          </table:table-cell>
          <table:table-cell table:style-name="ce79"/>
          <table:table-cell table:style-name="ce18" table:formula="of:=SUM([.E327]+[.H327]-[.D327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2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27]&lt;&gt;0;[.L327]/[.Q327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10" office:value-type="string">
            <text:p>Package Structure and Style</text:p>
          </table:table-cell>
          <table:table-cell table:style-name="ce16" office:value-type="string">
            <text:p>V2</text:p>
          </table:table-cell>
          <table:table-cell table:style-name="ce41" table:formula="of:=SUM([.D330];[.D338];[.D343];[.D346];[.D347];[.D348];[.D349])" office:value-type="float" office:value="0">
            <text:p>0.00</text:p>
          </table:table-cell>
          <table:table-cell table:style-name="ce41"/>
          <table:table-cell table:style-name="ce56" table:formula="of:=SUM([.G328:.I328])" office:value-type="float" office:value="0">
            <text:p>0.0</text:p>
          </table:table-cell>
          <table:table-cell table:style-name="ce79"/>
          <table:table-cell table:style-name="ce79" table:formula="of:=SUM([.H330];[.H338];[.H343];[.H346];[.H347];[.H348];[.F349])" office:value-type="float" office:value="0">
            <text:p>0.00</text:p>
          </table:table-cell>
          <table:table-cell table:style-name="ce79"/>
          <table:table-cell table:style-name="ce18" table:formula="of:=SUM([.E328]+[.H328]-[.D328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2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28]&lt;&gt;0;[.L328]/[.Q328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Pyserver</text:p>
          </table:table-cell>
          <table:table-cell table:style-name="ce16" office:value-type="string">
            <text:p>V2</text:p>
          </table:table-cell>
          <table:table-cell table:style-name="ce24" office:value-type="string">
            <text:p>x</text:p>
          </table:table-cell>
          <table:table-cell table:style-name="ce24"/>
          <table:table-cell table:style-name="ce59" office:value-type="string">
            <text:p>x</text:p>
          </table:table-cell>
          <table:table-cell table:style-name="ce77"/>
          <table:table-cell/>
          <table:table-cell table:style-name="ce77"/>
          <table:table-cell table:style-name="ce18" table:formula="of:=SUM([.E329]+[.F329]-[.D329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32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29]&lt;&gt;0;[.L329]/[.Q32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GWIS and command</text:p>
          </table:table-cell>
          <table:table-cell table:style-name="ce16" office:value-type="string">
            <text:p>V2</text:p>
          </table:table-cell>
          <table:table-cell table:style-name="ce41" table:formula="of:=SUM([.D331];[.D339];[.D343];[.D347];[.D348];[.D349];[.D350])" office:value-type="float" office:value="0">
            <text:p>0.00</text:p>
          </table:table-cell>
          <table:table-cell table:style-name="ce41"/>
          <table:table-cell table:style-name="ce56" table:formula="of:=SUM([.G330:.I330])" office:value-type="float" office:value="0">
            <text:p>0.0</text:p>
          </table:table-cell>
          <table:table-cell table:style-name="ce79"/>
          <table:table-cell table:style-name="ce79" table:formula="of:=SUM([.H331];[.F339];[.H343];[.H347];[.H348];[.F349];[.H350])" office:value-type="float" office:value="0">
            <text:p>0.00</text:p>
          </table:table-cell>
          <table:table-cell table:style-name="ce79"/>
          <table:table-cell table:style-name="ce18" table:formula="of:=SUM([.E330]+[.H330]-[.D330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3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30]&lt;&gt;0;[.L330]/[.Q330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10" office:value-type="string">
            <text:p>Item</text:p>
          </table:table-cell>
          <table:table-cell table:style-name="ce16" office:value-type="string">
            <text:p>V2</text:p>
          </table:table-cell>
          <table:table-cell table:style-name="ce41" table:formula="of:=SUM([.D332];[.D340];[.D344];[.D348];[.D349];[.D350];[.D351])" office:value-type="float" office:value="0">
            <text:p>0.00</text:p>
          </table:table-cell>
          <table:table-cell table:style-name="ce41"/>
          <table:table-cell table:style-name="ce56" table:formula="of:=SUM([.G331:.I331])" office:value-type="float" office:value="0">
            <text:p>0.0</text:p>
          </table:table-cell>
          <table:table-cell table:style-name="ce79"/>
          <table:table-cell table:style-name="ce79" table:formula="of:=SUM([.H332];[.H340];[.F344];[.H348];[.F349];[.H350];[.H351])" office:value-type="float" office:value="0">
            <text:p>0.00</text:p>
          </table:table-cell>
          <table:table-cell table:style-name="ce79"/>
          <table:table-cell table:style-name="ce18" table:formula="of:=SUM([.E331]+[.H331]-[.D331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3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31]&lt;&gt;0;[.L331]/[.Q331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10" office:value-type="string">
            <text:p>Package Structure and Style</text:p>
          </table:table-cell>
          <table:table-cell table:style-name="ce16" office:value-type="string">
            <text:p>V2</text:p>
          </table:table-cell>
          <table:table-cell table:style-name="ce41" table:formula="of:=SUM([.D333];[.D342];[.D345];[.D349];[.D350];[.D351];[.D352])" office:value-type="float" office:value="0">
            <text:p>0.00</text:p>
          </table:table-cell>
          <table:table-cell table:style-name="ce41"/>
          <table:table-cell table:style-name="ce56" table:formula="of:=SUM([.G332:.I332])" office:value-type="float" office:value="0">
            <text:p>0.0</text:p>
          </table:table-cell>
          <table:table-cell table:style-name="ce79"/>
          <table:table-cell table:style-name="ce79" table:formula="of:=SUM([.H333];[.H342];[.F345];[.F349];[.H350];[.H351];[.F352])" office:value-type="float" office:value="0">
            <text:p>0.00</text:p>
          </table:table-cell>
          <table:table-cell table:style-name="ce79"/>
          <table:table-cell table:style-name="ce18" table:formula="of:=SUM([.E332]+[.H332]-[.D332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3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32]&lt;&gt;0;[.L332]/[.Q332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9" office:value-type="string">
            <text:p>Database</text:p>
          </table:table-cell>
          <table:table-cell table:style-name="ce16" office:value-type="string">
            <text:p>V2</text:p>
          </table:table-cell>
          <table:table-cell table:style-name="ce37" office:value-type="float" office:value="0">
            <text:p>0.00</text:p>
          </table:table-cell>
          <table:table-cell table:style-name="ce37"/>
          <table:table-cell table:style-name="ce59" office:value-type="string">
            <text:p>x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33]+[.H333]-[.D333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3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33]&lt;&gt;0;[.L333]/[.Q333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10" office:value-type="string">
            <text:p>New Schema [Design]</text:p>
          </table:table-cell>
          <table:table-cell table:style-name="ce16" office:value-type="string">
            <text:p>V2</text:p>
          </table:table-cell>
          <table:table-cell table:style-name="ce41" table:formula="of:=SUM([.D335];[.D341];[.D345];[.D349];[.D350];[.D351];[.D352])" office:value-type="float" office:value="0">
            <text:p>0.00</text:p>
          </table:table-cell>
          <table:table-cell table:style-name="ce41"/>
          <table:table-cell table:style-name="ce56" table:formula="of:=SUM([.G334:.I334])" office:value-type="float" office:value="0">
            <text:p>0.0</text:p>
          </table:table-cell>
          <table:table-cell table:style-name="ce79"/>
          <table:table-cell table:style-name="ce79" table:formula="of:=SUM([.H335];[.H341];[.F345];[.F349];[.H350];[.H351];[.F352])" office:value-type="float" office:value="0">
            <text:p>0.00</text:p>
          </table:table-cell>
          <table:table-cell table:style-name="ce79"/>
          <table:table-cell table:style-name="ce18" table:formula="of:=SUM([.E334]+[.H334]-[.D334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3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34]&lt;&gt;0;[.L334]/[.Q334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Upgrade Scripts [SQL]</text:p>
          </table:table-cell>
          <table:table-cell table:style-name="ce16" office:value-type="string">
            <text:p>V2</text:p>
          </table:table-cell>
          <table:table-cell table:style-name="ce41" table:formula="of:=SUM([.D338];[.D343];[.D346];[.D350];[.D351];[.D352];[.D353])" office:value-type="float" office:value="0">
            <text:p>0.00</text:p>
          </table:table-cell>
          <table:table-cell table:style-name="ce41"/>
          <table:table-cell table:style-name="ce56" table:formula="of:=SUM([.G335:.I335])" office:value-type="float" office:value="0">
            <text:p>0.0</text:p>
          </table:table-cell>
          <table:table-cell table:style-name="ce79"/>
          <table:table-cell table:style-name="ce79" table:formula="of:=SUM([.H338];[.H343];[.H346];[.H350];[.H351];[.F352];[.H353])" office:value-type="float" office:value="0">
            <text:p>0.00</text:p>
          </table:table-cell>
          <table:table-cell table:style-name="ce79"/>
          <table:table-cell table:style-name="ce18" table:formula="of:=SUM([.E335]+[.H335]-[.D335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3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35]&lt;&gt;0;[.L335]/[.Q335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9" office:value-type="string">
            <text:p>Scripts</text:p>
          </table:table-cell>
          <table:table-cell table:style-name="ce16" office:value-type="string">
            <text:p>V2</text:p>
          </table:table-cell>
          <table:table-cell table:style-name="ce37" office:value-type="float" office:value="0">
            <text:p>0.00</text:p>
          </table:table-cell>
          <table:table-cell table:style-name="ce37"/>
          <table:table-cell table:style-name="ce55" table:formula="of:=SUM([.G336:.I336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36]+[.H336]-[.D336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3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36]&lt;&gt;0;[.L336]/[.Q336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Routed</text:p>
          </table:table-cell>
          <table:table-cell table:style-name="ce16" office:value-type="string">
            <text:p>V2</text:p>
          </table:table-cell>
          <table:table-cell table:style-name="ce37" office:value-type="float" office:value="0">
            <text:p>0.00</text:p>
          </table:table-cell>
          <table:table-cell table:style-name="ce37"/>
          <table:table-cell table:style-name="ce55" table:formula="of:=SUM([.G337:.I337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37]+[.H337]-[.D337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3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37]&lt;&gt;0;[.L337]/[.Q337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number-columns-repeated="2"/>
          <table:table-cell table:style-name="ce40"/>
          <table:table-cell table:style-name="ce40"/>
          <table:table-cell table:style-name="ce72"/>
          <table:table-cell table:style-name="ce80"/>
          <table:table-cell table:style-name="ce80"/>
          <table:table-cell table:style-name="ce80"/>
          <table:table-cell table:style-name="ce18" table:number-columns-repeated="2"/>
          <table:table-cell/>
          <table:table-cell/>
          <table:table-cell table:style-name="ce92" table:formula="of:=SUM([.R33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38]&lt;&gt;0;[.L338]/[.Q338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office:value-type="string">
            <text:p>Deployment</text:p>
          </table:table-cell>
          <table:table-cell table:style-name="ce16" office:value-type="string">
            <text:p>V2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54" office:value-type="string">
            <text:p>x</text:p>
          </table:table-cell>
          <table:table-cell table:style-name="ce77"/>
          <table:table-cell/>
          <table:table-cell table:style-name="ce77"/>
          <table:table-cell table:style-name="ce18" table:formula="of:=SUM([.E339]+[.F339]-[.D339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33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39]&lt;&gt;0;[.L339]/[.Q33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Upgrade Software</text:p>
          </table:table-cell>
          <table:table-cell table:style-name="ce16" office:value-type="string">
            <text:p>V2</text:p>
          </table:table-cell>
          <table:table-cell table:style-name="ce37" office:value-type="float" office:value="0">
            <text:p>0.00</text:p>
          </table:table-cell>
          <table:table-cell table:style-name="ce37"/>
          <table:table-cell table:style-name="ce55" table:formula="of:=SUM([.G340:.I340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40]+[.H340]-[.D340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4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40]&lt;&gt;0;[.L340]/[.Q340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9" office:value-type="string">
            <text:p>Upgrade Datebase</text:p>
          </table:table-cell>
          <table:table-cell table:style-name="ce16" office:value-type="string">
            <text:p>V2</text:p>
          </table:table-cell>
          <table:table-cell table:style-name="ce37" office:value-type="float" office:value="0">
            <text:p>0.00</text:p>
          </table:table-cell>
          <table:table-cell table:style-name="ce37"/>
          <table:table-cell table:style-name="ce55" table:formula="of:=SUM([.G341:.I341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41]+[.H341]-[.D341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4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41]&lt;&gt;0;[.L341]/[.Q341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9" office:value-type="string">
            <text:p>Test Itamae</text:p>
          </table:table-cell>
          <table:table-cell table:style-name="ce16" office:value-type="string">
            <text:p>V2</text:p>
          </table:table-cell>
          <table:table-cell table:style-name="ce37" office:value-type="float" office:value="0">
            <text:p>0.00</text:p>
          </table:table-cell>
          <table:table-cell table:style-name="ce37"/>
          <table:table-cell table:style-name="ce55" table:formula="of:=SUM([.G342:.I342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42]+[.H342]-[.D342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4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42]&lt;&gt;0;[.L342]/[.Q342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number-columns-repeated="2"/>
          <table:table-cell table:style-name="ce40"/>
          <table:table-cell table:style-name="ce40"/>
          <table:table-cell table:style-name="ce72"/>
          <table:table-cell table:style-name="ce80"/>
          <table:table-cell table:style-name="ce80"/>
          <table:table-cell table:style-name="ce80"/>
          <table:table-cell table:style-name="ce18" table:number-columns-repeated="2"/>
          <table:table-cell/>
          <table:table-cell/>
          <table:table-cell table:style-name="ce92" table:formula="of:=SUM([.R34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43]&lt;&gt;0;[.L343]/[.Q343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office:value-type="string">
            <text:p>Promotion</text:p>
          </table:table-cell>
          <table:table-cell table:style-name="ce16" office:value-type="string">
            <text:p>V2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54" office:value-type="string">
            <text:p>x</text:p>
          </table:table-cell>
          <table:table-cell table:style-name="ce77"/>
          <table:table-cell/>
          <table:table-cell table:style-name="ce77"/>
          <table:table-cell table:style-name="ce18" table:formula="of:=SUM([.E344]+[.F344]-[.D344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34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44]&lt;&gt;0;[.L344]/[.Q344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9" office:value-type="string">
            <text:p>Developer Education</text:p>
          </table:table-cell>
          <table:table-cell table:style-name="ce16" office:value-type="string">
            <text:p>V2</text:p>
          </table:table-cell>
          <table:table-cell table:style-name="ce24" office:value-type="string">
            <text:p>x</text:p>
          </table:table-cell>
          <table:table-cell table:style-name="ce24"/>
          <table:table-cell table:style-name="ce59" office:value-type="string">
            <text:p>x</text:p>
          </table:table-cell>
          <table:table-cell table:style-name="ce77"/>
          <table:table-cell/>
          <table:table-cell table:style-name="ce77"/>
          <table:table-cell table:style-name="ce18" table:formula="of:=SUM([.E345]+[.F345]-[.D345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34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45]&lt;&gt;0;[.L345]/[.Q345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Vim IDE</text:p>
          </table:table-cell>
          <table:table-cell table:style-name="ce16" office:value-type="string">
            <text:p>V2</text:p>
          </table:table-cell>
          <table:table-cell table:style-name="ce41" office:value-type="float" office:value="0">
            <text:p>0.00</text:p>
          </table:table-cell>
          <table:table-cell table:style-name="ce41"/>
          <table:table-cell table:style-name="ce56" table:formula="of:=SUM([.G346:.I346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46]+[.H346]-[.D346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4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 office:value-type="string">
            <text:p>incl. Bash scripts</text:p>
          </table:table-cell>
          <table:table-cell table:style-name="ce102"/>
          <table:table-cell table:style-name="ce107" table:formula="of:=SUM(IF([.Q346]&lt;&gt;0;[.L346]/[.Q346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10" office:value-type="string">
            <text:p>Database model</text:p>
          </table:table-cell>
          <table:table-cell table:style-name="ce16" office:value-type="string">
            <text:p>V2</text:p>
          </table:table-cell>
          <table:table-cell table:style-name="ce41" office:value-type="float" office:value="0">
            <text:p>0.00</text:p>
          </table:table-cell>
          <table:table-cell table:style-name="ce41"/>
          <table:table-cell table:style-name="ce56" table:formula="of:=SUM([.G347:.I347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47]+[.H347]-[.D347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4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47]&lt;&gt;0;[.L347]/[.Q347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10" office:value-type="string">
            <text:p>New Project Layouts</text:p>
          </table:table-cell>
          <table:table-cell table:style-name="ce16" office:value-type="string">
            <text:p>V2</text:p>
          </table:table-cell>
          <table:table-cell table:style-name="ce41" office:value-type="float" office:value="0">
            <text:p>0.00</text:p>
          </table:table-cell>
          <table:table-cell table:style-name="ce41"/>
          <table:table-cell table:style-name="ce56" table:formula="of:=SUM([.G348:.I348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48]+[.H348]-[.D348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4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48]&lt;&gt;0;[.L348]/[.Q348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9" office:value-type="string">
            <text:p>Community Education</text:p>
          </table:table-cell>
          <table:table-cell table:style-name="ce16" office:value-type="string">
            <text:p>V2</text:p>
          </table:table-cell>
          <table:table-cell table:style-name="ce24" office:value-type="string">
            <text:p>x</text:p>
          </table:table-cell>
          <table:table-cell table:style-name="ce24"/>
          <table:table-cell table:style-name="ce59" office:value-type="string">
            <text:p>x</text:p>
          </table:table-cell>
          <table:table-cell table:style-name="ce77"/>
          <table:table-cell/>
          <table:table-cell table:style-name="ce77"/>
          <table:table-cell table:style-name="ce18" table:formula="of:=SUM([.E349]+[.F349]-[.D349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34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96"/>
          <table:table-cell table:style-name="ce100"/>
          <table:table-cell table:style-name="ce102"/>
          <table:table-cell table:style-name="ce107" table:formula="of:=SUM(IF([.Q349]&lt;&gt;0;[.L349]/[.Q349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0" office:value-type="string">
            <text:p>Social Media</text:p>
          </table:table-cell>
          <table:table-cell table:style-name="ce16" office:value-type="string">
            <text:p>V2</text:p>
          </table:table-cell>
          <table:table-cell table:style-name="ce41" office:value-type="float" office:value="0">
            <text:p>0.00</text:p>
          </table:table-cell>
          <table:table-cell table:style-name="ce41"/>
          <table:table-cell table:style-name="ce56" table:formula="of:=SUM([.G350:.I350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50]+[.H350]-[.D350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5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50]&lt;&gt;0;[.L350]/[.Q350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10" office:value-type="string">
            <text:p>Bike Shop Flyers</text:p>
          </table:table-cell>
          <table:table-cell table:style-name="ce16" office:value-type="string">
            <text:p>V2</text:p>
          </table:table-cell>
          <table:table-cell table:style-name="ce41" office:value-type="float" office:value="0">
            <text:p>0.00</text:p>
          </table:table-cell>
          <table:table-cell table:style-name="ce41"/>
          <table:table-cell table:style-name="ce56" table:formula="of:=SUM([.G351:.I351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51]+[.H351]-[.D351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5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51]&lt;&gt;0;[.L351]/[.Q351];1))" office:value-type="percentage" office:value="1">
            <text:p>100%</text:p>
          </table:table-cell>
          <table:table-cell table:number-columns-repeated="999"/>
          <table:table-cell/>
          <table:table-cell table:number-columns-repeated="6"/>
        </table:table-row>
        <table:table-row table:style-name="ro1">
          <table:table-cell table:style-name="ce1"/>
          <table:table-cell table:style-name="ce10" office:value-type="string">
            <text:p>MetC User Forum</text:p>
          </table:table-cell>
          <table:table-cell table:style-name="ce16" office:value-type="string">
            <text:p>V2</text:p>
          </table:table-cell>
          <table:table-cell table:style-name="ce25" office:value-type="string">
            <text:p>x</text:p>
          </table:table-cell>
          <table:table-cell table:style-name="ce25"/>
          <table:table-cell table:style-name="ce60" office:value-type="string">
            <text:p>x</text:p>
          </table:table-cell>
          <table:table-cell table:style-name="ce77"/>
          <table:table-cell/>
          <table:table-cell table:style-name="ce77"/>
          <table:table-cell table:style-name="ce18" table:formula="of:=SUM([.E352]+[.F352]-[.D352])" office:value-type="float" office:value="0">
            <text:p>#VALUE!</text:p>
          </table:table-cell>
          <table:table-cell table:style-name="ce18"/>
          <table:table-cell/>
          <table:table-cell/>
          <table:table-cell table:style-name="ce92" table:formula="of:=SUM([.R35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/>
          <table:table-cell table:style-name="ce100"/>
          <table:table-cell table:style-name="ce102"/>
          <table:table-cell table:style-name="ce107" table:formula="of:=SUM(IF([.Q352]&lt;&gt;0;[.L352]/[.Q352];1))" office:value-type="percentage" office:value="1">
            <text:p>100%</text:p>
          </table:table-cell>
          <table:table-cell table:number-columns-repeated="1006"/>
        </table:table-row>
        <table:table-row table:style-name="ro1">
          <table:table-cell table:style-name="ce4"/>
          <table:table-cell table:style-name="ce11" office:value-type="string">
            <text:p>Presentation Preparation</text:p>
          </table:table-cell>
          <table:table-cell table:style-name="ce16" office:value-type="string">
            <text:p>V2</text:p>
          </table:table-cell>
          <table:table-cell table:style-name="ce42" office:value-type="float" office:value="0">
            <text:p>0.00</text:p>
          </table:table-cell>
          <table:table-cell table:style-name="ce42"/>
          <table:table-cell table:style-name="ce58" table:formula="of:=SUM([.G353:.I353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53]+[.H353]-[.D353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5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4"/>
          <table:table-cell table:style-name="ce100"/>
          <table:table-cell table:style-name="ce102"/>
          <table:table-cell table:style-name="ce107" table:formula="of:=SUM(IF([.Q353]&lt;&gt;0;[.L353]/[.Q353];1))" office:value-type="percentage" office:value="1">
            <text:p>100%</text:p>
          </table:table-cell>
          <table:table-cell/>
          <table:table-cell table:style-name="ce4"/>
          <table:table-cell table:style-name="ce9" table:number-columns-repeated="997"/>
          <table:table-cell/>
          <table:table-cell table:number-columns-repeated="6"/>
        </table:table-row>
        <table:table-row table:style-name="ro1">
          <table:table-cell table:style-name="ce4"/>
          <table:table-cell table:style-name="ce11" office:value-type="string">
            <text:p>Presentation Presentation</text:p>
          </table:table-cell>
          <table:table-cell table:style-name="ce16" office:value-type="string">
            <text:p>V2</text:p>
          </table:table-cell>
          <table:table-cell table:style-name="ce42" office:value-type="float" office:value="0">
            <text:p>0.00</text:p>
          </table:table-cell>
          <table:table-cell table:style-name="ce42"/>
          <table:table-cell table:style-name="ce58" table:formula="of:=SUM([.G354:.I354])" office:value-type="float" office:value="0">
            <text:p>0.0</text:p>
          </table:table-cell>
          <table:table-cell table:style-name="ce79"/>
          <table:table-cell table:style-name="ce79" office:value-type="float" office:value="0">
            <text:p>0.00</text:p>
          </table:table-cell>
          <table:table-cell table:style-name="ce79"/>
          <table:table-cell table:style-name="ce18" table:formula="of:=SUM([.E354]+[.H354]-[.D354])" office:value-type="float" office:value="0">
            <text:p>0.00</text:p>
          </table:table-cell>
          <table:table-cell table:style-name="ce18"/>
          <table:table-cell/>
          <table:table-cell/>
          <table:table-cell table:style-name="ce92" table:formula="of:=SUM([.R35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  <table:table-cell table:style-name="ce4"/>
          <table:table-cell table:style-name="ce100"/>
          <table:table-cell table:style-name="ce102"/>
          <table:table-cell table:style-name="ce107" table:formula="of:=SUM(IF([.Q354]&lt;&gt;0;[.L354]/[.Q354];1))" office:value-type="percentage" office:value="1">
            <text:p>100%</text:p>
          </table:table-cell>
          <table:table-cell/>
          <table:table-cell table:style-name="ce4"/>
          <table:table-cell table:style-name="ce9" table:number-columns-repeated="997"/>
          <table:table-cell table:number-columns-repeated="7"/>
        </table:table-row>
        <table:table-row table:style-name="ro1" table:number-rows-repeated="7">
          <table:table-cell table:style-name="ce1"/>
          <table:table-cell table:number-columns-repeated="6"/>
          <table:table-cell table:style-name="ce80" table:number-columns-repeated="2"/>
          <table:table-cell table:style-name="ce39" table:number-columns-repeated="2"/>
          <table:table-cell table:number-columns-repeated="2"/>
          <table:table-cell table:style-name="ce91"/>
          <table:table-cell table:style-name="ce96"/>
          <table:table-cell table:style-name="ce100"/>
          <table:table-cell table:style-name="ce102"/>
          <table:table-cell table:style-name="ce104"/>
          <table:table-cell table:number-columns-repeated="1006"/>
        </table:table-row>
        <table:table-row table:style-name="ro1" table:number-rows-repeated="65183">
          <table:table-cell table:style-name="ce1"/>
          <table:table-cell table:number-columns-repeated="6"/>
          <table:table-cell table:style-name="ce76" table:number-columns-repeated="2"/>
          <table:table-cell table:style-name="ce39" table:number-columns-repeated="2"/>
          <table:table-cell table:number-columns-repeated="2"/>
          <table:table-cell table:style-name="ce91"/>
          <table:table-cell table:style-name="ce96"/>
          <table:table-cell table:style-name="ce100"/>
          <table:table-cell table:style-name="ce102"/>
          <table:table-cell table:style-name="ce104"/>
          <table:table-cell table:number-columns-repeated="1006"/>
        </table:table-row>
        <table:table-row table:style-name="ro1" table:number-rows-repeated="9830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atch" table:style-name="ta1" table:print="false">
        <office:forms form:automatic-focus="false" form:apply-design-mode="false"/>
        <table:table-column table:style-name="co5" table:number-columns-repeated="2" table:default-cell-style-name="Default"/>
        <table:table-column table:style-name="co5" table:default-cell-style-name="ce111"/>
        <table:table-column table:style-name="co5" table:default-cell-style-name="Default"/>
        <table:table-row table:style-name="ro2" table:number-rows-repeated="3"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2"/>
          <table:table-cell office:value-type="percentage" office:value="-1">
            <text:p>-100%</text:p>
          </table:table-cell>
          <table:table-cell table:style-name="Progress-010" table:formula="of:=SUM([.C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-1">
            <text:p>-100%</text:p>
          </table:table-cell>
        </table:table-row>
        <table:table-row table:style-name="ro2">
          <table:table-cell table:number-columns-repeated="2"/>
          <table:table-cell table:style-name="ce112" office:value-type="percentage" office:value="0">
            <text:p>0%</text:p>
          </table:table-cell>
          <table:table-cell table:style-name="Progress-000" table:formula="of:=SUM([.C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">
            <text:p>0%</text:p>
          </table:table-cell>
        </table:table-row>
        <table:table-row table:style-name="ro2">
          <table:table-cell table:number-columns-repeated="2"/>
          <table:table-cell table:style-name="ce112" office:value-type="percentage" office:value="0.05">
            <text:p>5%</text:p>
          </table:table-cell>
          <table:table-cell table:style-name="Progress-010" table:formula="of:=SUM([.C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05">
            <text:p>5%</text:p>
          </table:table-cell>
        </table:table-row>
        <table:table-row table:style-name="ro2">
          <table:table-cell table:number-columns-repeated="2"/>
          <table:table-cell table:style-name="ce112" office:value-type="percentage" office:value="0.1">
            <text:p>10%</text:p>
          </table:table-cell>
          <table:table-cell table:style-name="Progress-010" table:formula="of:=SUM([.C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1">
            <text:p>10%</text:p>
          </table:table-cell>
        </table:table-row>
        <table:table-row table:style-name="ro2">
          <table:table-cell table:number-columns-repeated="2"/>
          <table:table-cell table:style-name="ce112" office:value-type="percentage" office:value="0.15">
            <text:p>15%</text:p>
          </table:table-cell>
          <table:table-cell table:style-name="Progress-020" table:formula="of:=SUM([.C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15">
            <text:p>15%</text:p>
          </table:table-cell>
        </table:table-row>
        <table:table-row table:style-name="ro2">
          <table:table-cell table:number-columns-repeated="2"/>
          <table:table-cell table:style-name="ce112" office:value-type="percentage" office:value="0.2">
            <text:p>20%</text:p>
          </table:table-cell>
          <table:table-cell table:style-name="Progress-020" table:formula="of:=SUM([.C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2">
            <text:p>20%</text:p>
          </table:table-cell>
        </table:table-row>
        <table:table-row table:style-name="ro2">
          <table:table-cell table:number-columns-repeated="2"/>
          <table:table-cell table:style-name="ce112" office:value-type="percentage" office:value="0.25">
            <text:p>25%</text:p>
          </table:table-cell>
          <table:table-cell table:style-name="Progress-030" table:formula="of:=SUM([.C1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25">
            <text:p>25%</text:p>
          </table:table-cell>
        </table:table-row>
        <table:table-row table:style-name="ro2">
          <table:table-cell table:number-columns-repeated="2"/>
          <table:table-cell table:style-name="ce112" office:value-type="percentage" office:value="0.3">
            <text:p>30%</text:p>
          </table:table-cell>
          <table:table-cell table:style-name="Progress-030" table:formula="of:=SUM([.C1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3">
            <text:p>30%</text:p>
          </table:table-cell>
        </table:table-row>
        <table:table-row table:style-name="ro2">
          <table:table-cell table:number-columns-repeated="2"/>
          <table:table-cell table:style-name="ce112" office:value-type="percentage" office:value="0.35">
            <text:p>35%</text:p>
          </table:table-cell>
          <table:table-cell table:style-name="Progress-040" table:formula="of:=SUM([.C1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35">
            <text:p>35%</text:p>
          </table:table-cell>
        </table:table-row>
        <table:table-row table:style-name="ro2">
          <table:table-cell table:number-columns-repeated="2"/>
          <table:table-cell table:style-name="ce112" office:value-type="percentage" office:value="0.45">
            <text:p>45%</text:p>
          </table:table-cell>
          <table:table-cell table:style-name="Progress-050" table:formula="of:=SUM([.C1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45">
            <text:p>45%</text:p>
          </table:table-cell>
        </table:table-row>
        <table:table-row table:style-name="ro2">
          <table:table-cell table:number-columns-repeated="2"/>
          <table:table-cell table:style-name="ce112" office:value-type="percentage" office:value="0.5">
            <text:p>50%</text:p>
          </table:table-cell>
          <table:table-cell table:style-name="Progress-050" table:formula="of:=SUM([.C1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5">
            <text:p>50%</text:p>
          </table:table-cell>
        </table:table-row>
        <table:table-row table:style-name="ro2">
          <table:table-cell table:number-columns-repeated="2"/>
          <table:table-cell office:value-type="percentage" office:value="0.55">
            <text:p>55%</text:p>
          </table:table-cell>
          <table:table-cell table:style-name="Progress-050" table:formula="of:=SUM([.C1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55">
            <text:p>55%</text:p>
          </table:table-cell>
        </table:table-row>
        <table:table-row table:style-name="ro2">
          <table:table-cell table:number-columns-repeated="2"/>
          <table:table-cell office:value-type="percentage" office:value="0.6">
            <text:p>60%</text:p>
          </table:table-cell>
          <table:table-cell table:style-name="Progress-060" table:formula="of:=SUM([.C16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6">
            <text:p>60%</text:p>
          </table:table-cell>
        </table:table-row>
        <table:table-row table:style-name="ro2">
          <table:table-cell table:number-columns-repeated="2"/>
          <table:table-cell office:value-type="percentage" office:value="0.65">
            <text:p>65%</text:p>
          </table:table-cell>
          <table:table-cell table:style-name="Progress-060" table:formula="of:=SUM([.C17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65">
            <text:p>65%</text:p>
          </table:table-cell>
        </table:table-row>
        <table:table-row table:style-name="ro2">
          <table:table-cell table:number-columns-repeated="2"/>
          <table:table-cell office:value-type="percentage" office:value="0.7">
            <text:p>70%</text:p>
          </table:table-cell>
          <table:table-cell table:style-name="Progress-070" table:formula="of:=SUM([.C18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7">
            <text:p>70%</text:p>
          </table:table-cell>
        </table:table-row>
        <table:table-row table:style-name="ro2">
          <table:table-cell table:number-columns-repeated="2"/>
          <table:table-cell office:value-type="percentage" office:value="0.75">
            <text:p>75%</text:p>
          </table:table-cell>
          <table:table-cell table:style-name="Progress-070" table:formula="of:=SUM([.C19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75">
            <text:p>75%</text:p>
          </table:table-cell>
        </table:table-row>
        <table:table-row table:style-name="ro2">
          <table:table-cell table:number-columns-repeated="2"/>
          <table:table-cell office:value-type="percentage" office:value="0.8">
            <text:p>80%</text:p>
          </table:table-cell>
          <table:table-cell table:style-name="Progress-080" table:formula="of:=SUM([.C20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8">
            <text:p>80%</text:p>
          </table:table-cell>
        </table:table-row>
        <table:table-row table:style-name="ro2">
          <table:table-cell table:number-columns-repeated="2"/>
          <table:table-cell office:value-type="percentage" office:value="0.85">
            <text:p>85%</text:p>
          </table:table-cell>
          <table:table-cell table:style-name="Progress-080" table:formula="of:=SUM([.C21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85">
            <text:p>85%</text:p>
          </table:table-cell>
        </table:table-row>
        <table:table-row table:style-name="ro2">
          <table:table-cell table:number-columns-repeated="2"/>
          <table:table-cell office:value-type="percentage" office:value="0.9">
            <text:p>90%</text:p>
          </table:table-cell>
          <table:table-cell table:style-name="Progress-090" table:formula="of:=SUM([.C22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9">
            <text:p>90%</text:p>
          </table:table-cell>
        </table:table-row>
        <table:table-row table:style-name="ro2">
          <table:table-cell table:number-columns-repeated="2"/>
          <table:table-cell office:value-type="percentage" office:value="0.95">
            <text:p>95%</text:p>
          </table:table-cell>
          <table:table-cell table:style-name="Progress-090" table:formula="of:=SUM([.C23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0.95">
            <text:p>95%</text:p>
          </table:table-cell>
        </table:table-row>
        <table:table-row table:style-name="ro2">
          <table:table-cell table:number-columns-repeated="2"/>
          <table:table-cell office:value-type="percentage" office:value="1">
            <text:p>100%</text:p>
          </table:table-cell>
          <table:table-cell table:style-name="Progress-100" table:formula="of:=SUM([.C24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">
            <text:p>100%</text:p>
          </table:table-cell>
        </table:table-row>
        <table:table-row table:style-name="ro2">
          <table:table-cell table:number-columns-repeated="2"/>
          <table:table-cell office:value-type="percentage" office:value="1.01">
            <text:p>101%</text:p>
          </table:table-cell>
          <table:table-cell table:style-name="Progress-100" table:formula="of:=SUM([.C25]+ORG.OPENOFFICE.STYLE(         IF(ORG.OPENOFFICE.CURRENT()=0;&quot;Progress-000&quot;;(           IF(ORG.OPENOFFICE.CURRENT()&lt;=0.11;&quot;Progress-010&quot;;(           IF(ORG.OPENOFFICE.CURRENT()&lt;=0.22;&quot;Progress-020&quot;;(           IF(ORG.OPENOFFICE.CURRENT()&lt;=0.33;&quot;Progress-030&quot;;(           IF(ORG.OPENOFFICE.CURRENT()&lt;=0.44;&quot;Progress-040&quot;;(           IF(ORG.OPENOFFICE.CURRENT()&lt;=0.55;&quot;Progress-050&quot;;(           IF(ORG.OPENOFFICE.CURRENT()&lt;=0.66;&quot;Progress-060&quot;;(           IF(ORG.OPENOFFICE.CURRENT()&lt;=0.77;&quot;Progress-070&quot;;(           IF(ORG.OPENOFFICE.CURRENT()&lt;=0.88;&quot;Progress-080&quot;;(           IF(ORG.OPENOFFICE.CURRENT()&lt;1;&quot;Progress-090&quot;;(           IF(ORG.OPENOFFICE.CURRENT()&gt;=1;&quot;Progress-100&quot;;(             &quot;Default&quot;))))))))))))))))))))))))" office:value-type="percentage" office:value="1.01">
            <text:p>101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Regular" style:font-family-generic="swiss"/>
    <style:font-face style:name="DejaVu Sans" svg:font-family="'DejaVu Sans'" style:font-adornments="Book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8000"/>
    </style:style>
    <style:style style:name="Untitled3" style:family="table-cell" style:parent-style-name="Default">
      <style:table-cell-properties fo:background-color="#eb613d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00b8ff"/>
    </style:style>
    <style:style style:name="Progress-000" style:family="table-cell" style:parent-style-name="Default" style:data-style-name="N10">
      <style:table-cell-properties fo:background-color="#ff0000"/>
    </style:style>
    <style:style style:name="Progress-010" style:family="table-cell" style:parent-style-name="Progress-000">
      <style:table-cell-properties fo:background-color="#e71700"/>
    </style:style>
    <style:style style:name="Progress-020" style:family="table-cell" style:parent-style-name="Progress-010">
      <style:table-cell-properties fo:background-color="#d02e00"/>
    </style:style>
    <style:style style:name="Progress-030" style:family="table-cell" style:parent-style-name="Progress-020">
      <style:table-cell-properties fo:background-color="#b94500"/>
    </style:style>
    <style:style style:name="Progress-040" style:family="table-cell" style:parent-style-name="Progress-030">
      <style:table-cell-properties fo:background-color="#a25c00"/>
    </style:style>
    <style:style style:name="Progress-050" style:family="table-cell" style:parent-style-name="Progress-040">
      <style:table-cell-properties fo:background-color="#8b7300"/>
    </style:style>
    <style:style style:name="Progress-060" style:family="table-cell" style:parent-style-name="Progress-050">
      <style:table-cell-properties fo:background-color="#738b00"/>
    </style:style>
    <style:style style:name="Progress-070" style:family="table-cell" style:parent-style-name="Progress-060">
      <style:table-cell-properties fo:background-color="#5ca200"/>
    </style:style>
    <style:style style:name="Progress-080" style:family="table-cell" style:parent-style-name="Progress-070">
      <style:table-cell-properties fo:background-color="#45b900"/>
    </style:style>
    <style:style style:name="Progress-090" style:family="table-cell" style:parent-style-name="Progress-080">
      <style:table-cell-properties fo:background-color="#2ed000"/>
    </style:style>
    <style:style style:name="Progress-100" style:family="table-cell" style:parent-style-name="Progress-090">
      <style:table-cell-properties fo:background-color="#00ff0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13:1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0:14:13.43</meta:creation-date>
    <dc:date>2011-04-27T13:19:51</dc:date>
    <meta:editing-duration>P6DT12H18M20S</meta:editing-duration>
    <meta:editing-cycles>80</meta:editing-cycles>
    <meta:generator>OpenOffice.org/3.3$Unix OpenOffice.org_project/330m20$Build-9567</meta:generator>
    <dc:creator>Pee Dubya</dc:creator>
    <meta:document-statistic meta:table-count="2" meta:cell-count="3934" meta:object-count="0"/>
  </office:meta>
</office:document-meta>
</file>